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2" style:family="paragraph" style:parent-style-name="Standard">
      <style:paragraph-properties fo:line-height="50%"/>
      <style:text-properties style:font-name="Consolas" fo:font-size="10pt" officeooo:paragraph-rsid="002056ca" style:font-name-asian="Consolas1" style:font-size-asian="10pt" style:font-name-complex="Consolas1" style:font-size-complex="10pt"/>
    </style:style>
    <style:style style:name="P3" style:family="paragraph" style:parent-style-name="Standard">
      <style:paragraph-properties fo:line-height="100%"/>
      <style:text-properties fo:color="#000000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50%"/>
      <style:text-properties fo:color="#000000"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color="#000000" fo:font-size="10pt" fo:font-weight="normal" officeooo:rsid="001e876e" officeooo:paragraph-rsid="001e876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7" style:family="paragraph" style:parent-style-name="Standard"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9" style:family="paragraph" style:parent-style-name="Standard">
      <style:paragraph-properties fo:margin-left="0cm" fo:margin-right="0cm" fo:margin-top="0.494cm" fo:margin-bottom="0.423cm" loext:contextual-spacing="false" fo:line-height="108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Standard">
      <style:paragraph-properties fo:margin-left="0cm" fo:margin-right="0cm" fo:margin-top="0.494cm" fo:margin-bottom="0.423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Standard"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.494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5" style:family="paragraph" style:parent-style-name="Standard"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6" style:family="paragraph" style:parent-style-name="Standard">
      <style:paragraph-properties fo:margin-left="9.991cm" fo:margin-right="0cm" fo:margin-top="0.494cm" fo:margin-bottom="0cm" loext:contextual-spacing="false" fo:line-height="100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Standard"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8" style:family="paragraph" style:parent-style-name="Standard"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49cm" style:auto-text-indent="false" fo:break-before="auto" fo:break-after="auto" fo:padding="0cm" fo:border="none" fo:keep-with-next="auto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7cm" style:auto-text-indent="false" fo:break-before="auto" fo:break-after="auto" fo:padding="0cm" fo:border="none" fo:keep-with-next="auto"/>
      <style:text-properties fo:color="#000000" fo:font-size="10pt" fo:font-weight="normal" officeooo:paragraph-rsid="001e876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200290" officeooo:paragraph-rsid="0020029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1e876e" officeooo:paragraph-rsid="001e876e" style:font-size-asian="12pt" style:font-weight-asian="bold" style:font-size-complex="12pt"/>
    </style:style>
    <style:style style:name="P23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1e876e" officeooo:paragraph-rsid="001e876e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1.27cm" fo:margin-right="0.3cm" fo:text-indent="0cm" style:auto-text-indent="false"/>
      <style:text-properties fo:font-size="12pt" style:text-underline-style="solid" style:text-underline-width="auto" style:text-underline-color="font-color" fo:font-weight="bold" officeooo:rsid="00200290" officeooo:paragraph-rsid="0020029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left="1.27cm" fo:margin-right="0.3cm" fo:text-indent="0cm" style:auto-text-indent="false"/>
      <style:text-properties fo:font-size="10pt" style:text-underline-style="none" fo:font-weight="normal" officeooo:rsid="001e876e" officeooo:paragraph-rsid="001e876e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margin-left="1.27cm" fo:margin-right="0.3cm" fo:text-indent="0cm" style:auto-text-indent="false"/>
      <style:text-properties fo:font-size="10pt" style:text-underline-style="none" fo:font-weight="normal" officeooo:rsid="00200290" officeooo:paragraph-rsid="00200290" style:font-size-asian="8.75pt" style:font-weight-asian="normal" style:font-size-complex="10pt" style:font-weight-complex="normal"/>
    </style:style>
    <style:style style:name="P27" style:family="paragraph" style:parent-style-name="Standard" style:master-page-name="Standard">
      <style:paragraph-properties fo:margin-left="0cm" fo:margin-right="0cm" fo:margin-top="0cm" fo:margin-bottom="0.28cm" loext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8" style:family="paragraph" style:parent-style-name="Standard" style:list-style-name="WWNum1">
      <style:paragraph-properties fo:margin-left="2.54cm" fo:margin-right="0.3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size="10pt" style:font-size-asian="10pt" style:font-size-complex="10pt"/>
    </style:style>
    <style:style style:name="P29" style:family="paragraph" style:parent-style-name="Standard" style:list-style-name="WWNum1">
      <style:paragraph-properties fo:margin-left="2.54cm" fo:margin-right="0.3cm" fo:margin-top="0cm" fo:margin-bottom="0cm" loext:contextual-spacing="false" fo:line-height="115%" fo:text-align="start" style:justify-single-word="false" fo:orphans="2" fo:widows="2" fo:text-indent="-0.635cm" style:auto-text-indent="false" fo:padding="0cm" fo:border="none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.3cm" fo:margin-right="0.3cm" fo:margin-top="0cm" fo:margin-bottom="0.247cm" loext:contextual-spacing="false" fo:line-height="115%" fo:text-align="start" style:justify-single-word="false" fo:keep-together="auto" fo:orphans="2" fo:widows="2" fo:text-indent="1cm" style:auto-text-indent="false" fo:break-before="auto" fo:break-after="auto" fo:padding="0cm" fo:border="none" fo:keep-with-next="auto"/>
      <style:text-properties fo:color="#000000" fo:font-size="12pt" fo:language="ru" fo:country="RU" fo:font-weight="normal" officeooo:paragraph-rsid="00229f1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.101cm" fo:margin-bottom="0.353cm" loext:contextual-spacing="false" fo:line-height="150%"/>
      <style:text-properties style:font-name="Consolas" fo:font-size="10pt" style:font-name-asian="Consolas1" style:font-size-asian="10pt" style:font-name-complex="Consolas1" style:font-size-complex="10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officeooo:rsid="001e4a97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e4a97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000000" fo:font-size="12pt" fo:font-weight="bold" officeooo:rsid="001e4a97" style:font-size-asian="12pt" style:font-weight-asian="bold" style:font-size-complex="12pt"/>
    </style:style>
    <style:style style:name="T7" style:family="text">
      <style:text-properties officeooo:rsid="001e4a97"/>
    </style:style>
    <style:style style:name="T8" style:family="text">
      <style:text-properties officeooo:rsid="001e87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осковский Авиационный Институт</text:p>
      <text:p text:style-name="P7">(Национальный Исследовательский Университет)</text:p>
      <text:p text:style-name="P6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6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9"/>
      <text:p text:style-name="P9"/>
      <text:p text:style-name="P6"><text:span text:style-name="T2">Лабораторная работа № </text:span><text:span text:style-name="T3">5-7</text:span><text:span text:style-name="T2"> по курсу</text:span></text:p>
      <text:p text:style-name="P8">«Операционные системы»</text:p>
      <text:p text:style-name="P11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2"/>
      <text:p text:style-name="P14"><text:span text:style-name="T1">Группа: М80-20</text:span>6<text:span text:style-name="T1">Б-20</text:span></text:p>
      <text:p text:style-name="P14"><text:span text:style-name="T1">Студент: </text:span><text:span text:style-name="T4">Мошенский А.А.</text:span></text:p>
      <text:p text:style-name="P13">Преподаватель: Миронов Е.С.</text:p>
      <text:p text:style-name="P13">Оценка: ____________________ </text:p>
      <text:p text:style-name="P14"><text:span text:style-name="T1">Дата: </text:span><text:span text:style-name="T4">28.12.2023</text:span></text:p>
      <text:p text:style-name="P10"/>
      <text:p text:style-name="P12"/>
      <text:p text:style-name="P15"/>
      <text:p text:style-name="P15"><text:span text:style-name="T1">Москва, 202</text:span>3</text:p>
      <text:p text:style-name="P15"><text:soft-page-break/></text:p>
      <text:p text:style-name="P17">Постановка задачи</text:p>
      <text:p text:style-name="Standard"><text:span text:style-name="T5">Вариант </text:span><text:span text:style-name="T6">48</text:span><text:span text:style-name="T5">.</text:span></text:p>
      <text:p text:style-name="P5">Топология - узлы находятся в идеально сбалансированном бинарном дереве. Каждый следующий узел должен добавляться в самое наименьшее поддерево</text:p>
      <text:p text:style-name="P5">Набор команд - формат команды сохранения значения: exec id name value</text:p>
      <text:p text:style-name="P5">id – целочисленный идентификатор вычислительного узла, на который отправляется команда</text:p>
      <text:p text:style-name="P5">name – ключ, по которому будет сохранено значение (строка формата [A-Za-z0-9]+)</text:p>
      <text:p text:style-name="P5">value – целочисленное значение</text:p>
      <text:p text:style-name="P5">Формат команды загрузки значения: exec id name</text:p>
      <text:p text:style-name="P5">Тип проверки доступности узлов - формат команды: heartbit time</text:p>
      <text:p text:style-name="P5">Каждый узел начинает сообщать раз в time миллисекунд о том, что он работоспособен. Если от узла нет сигнала в течении 4*time миллисекунд, то должна выводится пользователю строка: «Heartbit: node id is unavailable now», где id – идентификатор недоступного вычислительного узла.</text:p>
      <text:p text:style-name="P17"><text:s text:c="2"/>Общий метод и алгоритм решения</text:p>
      <text:p text:style-name="P19">Использованные системные вызовы:</text:p>
      <text:list xml:id="list1197832404" text:style-name="WWNum1">
        <text:list-item>
          <text:p text:style-name="P28">create id [parent] — <text:span text:style-name="T7">создание узла</text:span></text:p>
        </text:list-item>
        <text:list-item>
          <text:p text:style-name="P28">exec id name value - <text:span text:style-name="T7">ф</text:span>ормат команды сохранения значения</text:p>
        </text:list-item>
        <text:list-item>
          <text:p text:style-name="P29">heartbit time - <text:span text:style-name="T8">к</text:span>аждый узел начинает сообщать раз в time миллисекунд о том, что он работоспособен</text:p>
        </text:list-item>
      </text:list>
      <text:p text:style-name="P20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</text:p>
      <text:p text:style-name="P17">Код программы</text:p>
      <text:p text:style-name="P22">control_node.c</text:p>
      <text:p text:style-name="P25">#include &lt;zmq.h&gt;</text:p>
      <text:p text:style-name="P25">#include &lt;string.h&gt;</text:p>
      <text:p text:style-name="P25">#include &lt;stdio.h&gt;</text:p>
      <text:p text:style-name="P25">#include &lt;unistd.h&gt;</text:p>
      <text:p text:style-name="P25">#include &lt;stdlib.h&gt;</text:p>
      <text:p text:style-name="P25"><text:soft-page-break/>#include &lt;pthread.h&gt;</text:p>
      <text:p text:style-name="P25">#include &lt;signal.h&gt;</text:p>
      <text:p text:style-name="P25">#include &lt;uuid/uuid.h&gt;</text:p>
      <text:p text:style-name="P25">#include &lt;time.h&gt;</text:p>
      <text:p text:style-name="P25">#include &lt;wait.h&gt;</text:p>
      <text:p text:style-name="P25">#include "structures/balanced_tree.h"</text:p>
      <text:p text:style-name="P25">#include "structures/mq_node.h"</text:p>
      <text:p text:style-name="P25">#include "errors/error_handler.h"</text:p>
      <text:p text:style-name="P25">#include "hashmap/include//hashmap.h"</text:p>
      <text:p text:style-name="P25">#include "structures/rm_list.h"</text:p>
      <text:p text:style-name="P25"/>
      <text:p text:style-name="P25">#define MILLISECONDS_SLEEP 50</text:p>
      <text:p text:style-name="P25">#define SECONDS_SLEEP 0</text:p>
      <text:p text:style-name="P25"/>
      <text:p text:style-name="P25">void print_help() {</text:p>
      <text:p text:style-name="P25"><text:s text:c="4"/>printf("USAGE:\n"</text:p>
      <text:p text:style-name="P25"><text:s text:c="11"/>"\tcreate ID - create node with id=ID\n"</text:p>
      <text:p text:style-name="P25"><text:s text:c="11"/>"\tremove ID - remove node with id=ID\n"</text:p>
      <text:p text:style-name="P25"><text:s text:c="11"/>"\texec ID NAME [VALUE] - get value or set VALUE by the key NAME\n"</text:p>
      <text:p text:style-name="P25"><text:s text:c="11"/>"\theartbeat TIME - each node begins to report once every TIME milliseconds that it is operational. If "</text:p>
      <text:p text:style-name="P25"><text:s text:c="11"/>"there is no signal from the node for 4*TIME milliseconds, then a line about the node's unavailability is displayed. "</text:p>
      <text:p text:style-name="P25"><text:s text:c="11"/>"If TIME=0 then heartbeat is disabled\n");</text:p>
      <text:p text:style-name="P25">}</text:p>
      <text:p text:style-name="P25"/>
      <text:p text:style-name="P25">void gen_address(char* rep_address, char* req_address);</text:p>
      <text:p text:style-name="P25">char* gen_uuid();</text:p>
      <text:p text:style-name="P25">char* int_to_str(int a);</text:p>
      <text:p text:style-name="P25">char* str_copy(char *s);</text:p>
      <text:p text:style-name="P25">void answer_count_push(char *uuid);</text:p>
      <text:p text:style-name="P25"/>
      <text:p text:style-name="P25">void cmd_create(int id); // create id</text:p>
      <text:p text:style-name="P25">void cmd_remove(int id); // remove id</text:p>
      <text:p text:style-name="P25"><text:soft-page-break/>void cmd_exec(bool is_set, int id, char* name, int value); // exec id name value</text:p>
      <text:p text:style-name="P25">bool cmd_heartbeat(int time); // heartbeat time</text:p>
      <text:p text:style-name="P25"/>
      <text:p text:style-name="P25">void rec_create(int id, int code, char* answer, int count_answers);</text:p>
      <text:p text:style-name="P25">void rec_exec(int id, int code, char* answer, int count_answers);</text:p>
      <text:p text:style-name="P25">void rec_remove(char* command, int id, int code, char* answer, int count_answers);</text:p>
      <text:p text:style-name="P25"/>
      <text:p text:style-name="P25">void push_create(int id, int parent_id, char* main_address, char* ping_address);</text:p>
      <text:p text:style-name="P25">void push_next_remove(remove_struct rms);</text:p>
      <text:p text:style-name="P25"/>
      <text:p text:style-name="P25">void *receive_worker(void* args);</text:p>
      <text:p text:style-name="P25">void *heartbeat_worker(void* args);</text:p>
      <text:p text:style-name="P25"/>
      <text:p text:style-name="P25">int address_shift;</text:p>
      <text:p text:style-name="P25">b_tree TREE;</text:p>
      <text:p text:style-name="P25">mq_node CONTROL_NODE;</text:p>
      <text:p text:style-name="P25">b_tree_node C_NODE;</text:p>
      <text:p text:style-name="P25"/>
      <text:p text:style-name="P25">int heartbeat_time = 0;</text:p>
      <text:p text:style-name="P25"/>
      <text:p text:style-name="P25">HASHMAP(char, int) answer_count_map;</text:p>
      <text:p text:style-name="P25">HASHMAP(char, int) nodes_ping_map;</text:p>
      <text:p text:style-name="P25">rm_list remove_list;</text:p>
      <text:p text:style-name="P25">\</text:p>
      <text:p text:style-name="P25">const struct timespec SLEEP_TIME = {SECONDS_SLEEP, MILLISECONDS_SLEEP*1000000L}; // sec nanosec</text:p>
      <text:p text:style-name="P25"/>
      <text:p text:style-name="P25">int main (void)</text:p>
      <text:p text:style-name="P25">{</text:p>
      <text:p text:style-name="P25"><text:s text:c="4"/>btree_init(&amp;TREE);</text:p>
      <text:p text:style-name="P25"><text:s text:c="4"/>C_NODE.id = -1;</text:p>
      <text:p text:style-name="P25"><text:s text:c="4"/>C_NODE.pid = getpid();</text:p>
      <text:p text:style-name="P25"><text:s text:c="4"/>btree_add(&amp;TREE, C_NODE);</text:p>
      <text:p text:style-name="P25"><text:soft-page-break/><text:s text:c="4"/>hashmap_init(&amp;answer_count_map, hashmap_hash_string, strcmp); //для подсчета ответов</text:p>
      <text:p text:style-name="P25"><text:s text:c="4"/>hashmap_init(&amp;nodes_ping_map, hashmap_hash_string, strcmp); //для отслеживания пингов</text:p>
      <text:p text:style-name="P25"><text:s text:c="4"/>list_init(&amp;remove_list);</text:p>
      <text:p text:style-name="P25"/>
      <text:p text:style-name="P25"><text:s text:c="4"/>address_shift = 5000; <text:s/>//</text:p>
      <text:p text:style-name="P25"><text:s text:c="4"/>char *main_address = malloc(sizeof(char)*32);</text:p>
      <text:p text:style-name="P25"><text:s text:c="4"/>gen_address(main_address, NULL);</text:p>
      <text:p text:style-name="P25"><text:s text:c="4"/>char *ping_address = malloc(sizeof(char)*32);</text:p>
      <text:p text:style-name="P25"><text:s text:c="4"/>gen_address(ping_address, NULL);</text:p>
      <text:p text:style-name="P25"><text:s text:c="4"/>mqn_init(&amp;CONTROL_NODE); //Инициализирует и привязывает структуру CONTROL_NODE через библиотеку для сетевого обмена сообщениями</text:p>
      <text:p text:style-name="P25"><text:s text:c="4"/>mqn_bind(&amp;CONTROL_NODE, main_address, ping_address);</text:p>
      <text:p text:style-name="P25"/>
      <text:p text:style-name="P25"><text:s text:c="4"/>pthread_t receive_thread; //обработка получения сообщений</text:p>
      <text:p text:style-name="P25"><text:s text:c="4"/>pthread_t heartbeat_thread; //отправка пингов</text:p>
      <text:p text:style-name="P25"/>
      <text:p text:style-name="P25"><text:s text:c="4"/>error_handler(!pthread_create(&amp;receive_thread, NULL, receive_worker, NULL), "create thread error");</text:p>
      <text:p text:style-name="P25"><text:s text:c="4"/>error_handler(!pthread_detach(receive_thread), "detach thread error");</text:p>
      <text:p text:style-name="P25"/>
      <text:p text:style-name="P25"><text:s text:c="4"/>int arg1, arg3;</text:p>
      <text:p text:style-name="P25"><text:s text:c="4"/>char *arg2 = NULL;</text:p>
      <text:p text:style-name="P25"><text:s text:c="4"/>char cmd[10] = "";</text:p>
      <text:p text:style-name="P25"><text:s text:c="4"/>print_help();</text:p>
      <text:p text:style-name="P25"><text:s text:c="4"/>while (true) {</text:p>
      <text:p text:style-name="P25"><text:s text:c="8"/>if (strlen(cmd) == 0)</text:p>
      <text:p text:style-name="P25"><text:s text:c="12"/>if (scanf("%s", cmd) == EOF) break;</text:p>
      <text:p text:style-name="P25"><text:s text:c="8"/>if (!strcmp(cmd, "create")) {</text:p>
      <text:p text:style-name="P25"><text:s text:c="12"/>if (scanf("%d", &amp;arg1) == EOF) break;</text:p>
      <text:p text:style-name="P25"><text:s text:c="12"/>cmd_create(arg1);</text:p>
      <text:p text:style-name="P25"><text:s text:c="8"/>} else if (!strcmp(cmd, "remove")) {</text:p>
      <text:p text:style-name="P25"><text:s text:c="12"/>if (scanf("%d", &amp;arg1) == EOF) break;</text:p>
      <text:p text:style-name="P25"><text:s text:c="12"/>cmd_remove(arg1);</text:p>
      <text:p text:style-name="P25"><text:soft-page-break/><text:s text:c="8"/>} else if (!strcmp(cmd, "exec")) {</text:p>
      <text:p text:style-name="P25"><text:s text:c="12"/>if (scanf("%d %ms", &amp;arg1, &amp;arg2) == EOF) break;</text:p>
      <text:p text:style-name="P25"><text:s text:c="12"/>int c = getchar();</text:p>
      <text:p text:style-name="P25"><text:s text:c="12"/>if (c == ' ') {</text:p>
      <text:p text:style-name="P25"><text:s text:c="16"/>if (scanf("%d", &amp;arg3) == EOF) break;</text:p>
      <text:p text:style-name="P25"><text:s text:c="16"/>cmd_exec(true, arg1, arg2, arg3);</text:p>
      <text:p text:style-name="P25"><text:s text:c="12"/>} else</text:p>
      <text:p text:style-name="P25"><text:s text:c="16"/>cmd_exec(false, arg1, arg2, arg3);</text:p>
      <text:p text:style-name="P25"><text:s text:c="8"/>} else if (!strcmp(cmd, "heartbeat")) {</text:p>
      <text:p text:style-name="P25"><text:s text:c="12"/>if (scanf("%d", &amp;arg1) == EOF) break;</text:p>
      <text:p text:style-name="P25"><text:s text:c="12"/>bool res_cmd = cmd_heartbeat(arg1);</text:p>
      <text:p text:style-name="P25"><text:s text:c="12"/>if (res_cmd) {</text:p>
      <text:p text:style-name="P25"><text:s text:c="16"/>error_handler(!pthread_create(&amp;heartbeat_thread, NULL, heartbeat_worker, NULL), "create thread error");</text:p>
      <text:p text:style-name="P25"><text:s text:c="16"/>error_handler(!pthread_detach(heartbeat_thread), "detach thread error");</text:p>
      <text:p text:style-name="P25"><text:s text:c="12"/>}</text:p>
      <text:p text:style-name="P25"><text:s text:c="8"/>}</text:p>
      <text:p text:style-name="P25"><text:s text:c="8"/>else {</text:p>
      <text:p text:style-name="P25"><text:s text:c="12"/>printf("unknown command - %s\n", cmd);</text:p>
      <text:p text:style-name="P25"><text:s text:c="12"/>int c;</text:p>
      <text:p text:style-name="P25"><text:s text:c="12"/>do {</text:p>
      <text:p text:style-name="P25"><text:s text:c="16"/>c = getchar();</text:p>
      <text:p text:style-name="P25"><text:s text:c="16"/>if (c == EOF) break;</text:p>
      <text:p text:style-name="P25"><text:s text:c="12"/>} while (c != '\n');</text:p>
      <text:p text:style-name="P25"><text:s text:c="12"/>print_help();</text:p>
      <text:p text:style-name="P25"><text:s text:c="8"/>}</text:p>
      <text:p text:style-name="P25"><text:s text:c="8"/>cmd[0] = '\0';</text:p>
      <text:p text:style-name="P25"><text:s text:c="4"/>}</text:p>
      <text:p text:style-name="P25"><text:s text:c="4"/>free(arg2);</text:p>
      <text:p text:style-name="P25"><text:s text:c="4"/>for (int i = 1; i &lt; TREE.size; ++i) {</text:p>
      <text:p text:style-name="P25"><text:s text:c="8"/>kill(TREE.buf[i].pid, SIGKILL);</text:p>
      <text:p text:style-name="P25"><text:s text:c="8"/>waitpid(TREE.buf[i].pid, NULL, 0);</text:p>
      <text:p text:style-name="P25"><text:s text:c="4"/>}</text:p>
      <text:p text:style-name="P25"><text:soft-page-break/><text:s text:c="4"/>return 0;</text:p>
      <text:p text:style-name="P25">}</text:p>
      <text:p text:style-name="P25"/>
      <text:p text:style-name="P25">void gen_address(char *rep_address, char *req_address) { //генерирует адреса для сервера и клиента в сокетном взаимодействии по протоколу TCP</text:p>
      <text:p text:style-name="P25"><text:s text:c="4"/>char *buff = int_to_str(address_shift++);</text:p>
      <text:p text:style-name="P25"><text:s text:c="4"/>rep_address[0] = '\0';</text:p>
      <text:p text:style-name="P25"><text:s text:c="4"/>strcat(rep_address, "tcp://*:");</text:p>
      <text:p text:style-name="P25"><text:s text:c="4"/>strcat(rep_address, buff); //генерируется адрес для сервера в формате "tcp://*:port", где порт - это значение, преобразованное из числа address_shift</text:p>
      <text:p text:style-name="P25"><text:s text:c="4"/>if (req_address != NULL) { //предоставлен адрес для клиента</text:p>
      <text:p text:style-name="P25"><text:s text:c="8"/>req_address[0] = '\0';</text:p>
      <text:p text:style-name="P25"><text:s text:c="8"/>strcat(req_address, "tcp://localhost:");</text:p>
      <text:p text:style-name="P25"><text:s text:c="8"/>strcat(req_address, buff); //генерируется адрес для клиента в формате "tcp://localhost:port"</text:p>
      <text:p text:style-name="P25"><text:s text:c="4"/>}</text:p>
      <text:p text:style-name="P25"><text:s text:c="4"/>free(buff);</text:p>
      <text:p text:style-name="P25">}</text:p>
      <text:p text:style-name="P25"/>
      <text:p text:style-name="P25">char* gen_uuid() { <text:s/>//генерирует уникальный идентификатор (UUID) и возвращает его в виде строки</text:p>
      <text:p text:style-name="P25"><text:s text:c="4"/>char *uuid = malloc(sizeof(char)*37);</text:p>
      <text:p text:style-name="P25"><text:s text:c="4"/>uuid_t uu;</text:p>
      <text:p text:style-name="P25"><text:s text:c="4"/>uuid_generate_random(uu);</text:p>
      <text:p text:style-name="P25"><text:s text:c="4"/>uuid_unparse(uu, uuid);</text:p>
      <text:p text:style-name="P25"><text:s text:c="4"/>return uuid;</text:p>
      <text:p text:style-name="P25">}</text:p>
      <text:p text:style-name="P25">char* int_to_str(int a) { </text:p>
      <text:p text:style-name="P25"><text:s text:c="4"/>char* res = malloc(sizeof(char)*12);</text:p>
      <text:p text:style-name="P25"><text:s text:c="4"/>sprintf(res, "%d", a);</text:p>
      <text:p text:style-name="P25"><text:s text:c="4"/>return res;</text:p>
      <text:p text:style-name="P25">}</text:p>
      <text:p text:style-name="P25">char* str_copy(char *s) {</text:p>
      <text:p text:style-name="P25"><text:s text:c="4"/>if (s == NULL)</text:p>
      <text:p text:style-name="P25"><text:s text:c="8"/>return NULL;</text:p>
      <text:p text:style-name="P25"><text:soft-page-break/><text:s text:c="4"/>int len_s = strlen(s);</text:p>
      <text:p text:style-name="P25"><text:s text:c="4"/>char* res = malloc((len_s+1)*sizeof(char));</text:p>
      <text:p text:style-name="P25"><text:s text:c="4"/>memcpy(res, s, len_s*sizeof(char));</text:p>
      <text:p text:style-name="P25"><text:s text:c="4"/>res[len_s] = '\0';</text:p>
      <text:p text:style-name="P25"><text:s text:c="4"/>return res;</text:p>
      <text:p text:style-name="P25">}</text:p>
      <text:p text:style-name="P25"/>
      <text:p text:style-name="P25">void answer_count_push(char *uuid) {</text:p>
      <text:p text:style-name="P25"><text:s text:c="4"/>int *val = malloc(sizeof(int));</text:p>
      <text:p text:style-name="P25"><text:s text:c="4"/>char *key = malloc(sizeof(char)*(strlen(uuid)+1));</text:p>
      <text:p text:style-name="P25"><text:s text:c="4"/>memcpy(key, uuid, strlen(uuid));</text:p>
      <text:p text:style-name="P25"><text:s text:c="4"/>key[strlen(uuid)] = '\0';</text:p>
      <text:p text:style-name="P25"><text:s text:c="4"/>*val = (TREE.size+1)/2;</text:p>
      <text:p text:style-name="P25"><text:s text:c="4"/>hashmap_put(&amp;answer_count_map, key, val);</text:p>
      <text:p text:style-name="P25">}</text:p>
      <text:p text:style-name="P25"/>
      <text:p text:style-name="P25">void cmd_create(int id) { //добавление узла в бинарное дерево</text:p>
      <text:p text:style-name="P25"><text:s text:c="4"/>if (btree_find(&amp;TREE, id).pid != -1) { // если такой узел уже есть</text:p>
      <text:p text:style-name="P25"><text:s text:c="8"/>printf("Error: Already exists\n");</text:p>
      <text:p text:style-name="P25"><text:s text:c="8"/>return;</text:p>
      <text:p text:style-name="P25"><text:s text:c="4"/>}</text:p>
      <text:p text:style-name="P25"/>
      <text:p text:style-name="P25"><text:s text:c="4"/>char *rep_main_address = malloc(sizeof(char)*32);</text:p>
      <text:p text:style-name="P25"><text:s text:c="4"/>char *req_main_address = malloc(sizeof(char)*32);</text:p>
      <text:p text:style-name="P25"><text:s text:c="4"/>gen_address(rep_main_address, req_main_address);</text:p>
      <text:p text:style-name="P25"><text:s text:c="4"/>char *rep_ping_address = malloc(sizeof(char)*32);</text:p>
      <text:p text:style-name="P25"><text:s text:c="4"/>char *req_ping_address = malloc(sizeof(char)*32);</text:p>
      <text:p text:style-name="P25"><text:s text:c="4"/>gen_address(rep_ping_address, req_ping_address);</text:p>
      <text:p text:style-name="P25"/>
      <text:p text:style-name="P25"><text:s text:c="4"/>int pid = fork();</text:p>
      <text:p text:style-name="P25"><text:s text:c="4"/>error_handler(pid &gt;= 0, "node create error\n");</text:p>
      <text:p text:style-name="P25"><text:s text:c="4"/>if (pid == 0) { //в дочернем выполняем compute_node</text:p>
      <text:p text:style-name="P25"><text:s text:c="8"/>char *str_id = int_to_str(id);</text:p>
      <text:p text:style-name="P25"><text:soft-page-break/><text:s text:c="8"/>execl("./compute_node", "./compute_node", str_id, rep_main_address, rep_ping_address, (char *) NULL);</text:p>
      <text:p text:style-name="P25"><text:s text:c="8"/>perror("node create error\n");</text:p>
      <text:p text:style-name="P25"><text:s text:c="8"/>exit(errno);</text:p>
      <text:p text:style-name="P25"><text:s text:c="4"/>} else { //в родительском добавляем новый узел в бинарное дерево</text:p>
      <text:p text:style-name="P25"><text:s text:c="8"/>b_tree_node node = {id, pid, req_main_address, req_ping_address};</text:p>
      <text:p text:style-name="P25"><text:s text:c="8"/>btree_add(&amp;TREE, node);</text:p>
      <text:p text:style-name="P25"><text:s text:c="8"/>b_tree_node new_node_parent = btree_last_elem_parent(&amp;TREE);</text:p>
      <text:p text:style-name="P25"><text:s text:c="8"/>push_create(id, new_node_parent.id, req_main_address, req_ping_address);</text:p>
      <text:p text:style-name="P25"><text:s text:c="4"/>}</text:p>
      <text:p text:style-name="P25">}</text:p>
      <text:p text:style-name="P25"/>
      <text:p text:style-name="P25">void cmd_remove(int id) { //удаление узла из бинарного дерева</text:p>
      <text:p text:style-name="P25"><text:s text:c="4"/>b_tree_node removed_node = btree_find(&amp;TREE, id); //находим узел</text:p>
      <text:p text:style-name="P25"><text:s text:c="4"/>if (removed_node.pid == -1) { // если такого узла нет</text:p>
      <text:p text:style-name="P25"><text:s text:c="8"/>printf("Error: Not found\n");</text:p>
      <text:p text:style-name="P25"><text:s text:c="8"/>return;</text:p>
      <text:p text:style-name="P25"><text:s text:c="4"/>} else if (removed_node.pid == C_NODE.pid) { // если удаляемый узел - это управляющий</text:p>
      <text:p text:style-name="P25"><text:s text:c="8"/>printf("Error: The control removed_node cannot be deleted\n");</text:p>
      <text:p text:style-name="P25"><text:s text:c="8"/>return;</text:p>
      <text:p text:style-name="P25"><text:s text:c="4"/>}</text:p>
      <text:p text:style-name="P25"/>
      <text:p text:style-name="P25"><text:s text:c="4"/>b_tree_node last_node = btree_last_elem(&amp;TREE);</text:p>
      <text:p text:style-name="P25"><text:s text:c="4"/>b_tree_node left_child_of_removed_node = btree_get_left(&amp;TREE, id);</text:p>
      <text:p text:style-name="P25"><text:s text:c="4"/>b_tree_node right_child_of_removed_node = btree_get_right(&amp;TREE, id);</text:p>
      <text:p text:style-name="P25"><text:s text:c="4"/>b_tree_node parent_of_removed_node = btree_get_parent(&amp;TREE, id);</text:p>
      <text:p text:style-name="P25"/>
      <text:p text:style-name="P25"><text:s text:c="4"/>remove_struct rms;</text:p>
      <text:p text:style-name="P25"><text:s text:c="4"/>rms.remove_node_id = removed_node.id;</text:p>
      <text:p text:style-name="P25"><text:s text:c="4"/>if (last_node.id == removed_node.id) {</text:p>
      <text:p text:style-name="P25"><text:s text:c="8"/>// если удаляемый узел - это последний, то используем сразу команду remove, затем disconnect его от родителя</text:p>
      <text:p text:style-name="P25"><text:s text:c="8"/>char *str_id = int_to_str(removed_node.id);</text:p>
      <text:p text:style-name="P25"><text:soft-page-break/><text:s text:c="8"/>char* cmd[6] = {str_copy("remove"), str_id, NULL,</text:p>
      <text:p text:style-name="P25"><text:s text:c="24"/>str_copy("disconnect"), str_copy(str_id), NULL};</text:p>
      <text:p text:style-name="P25"><text:s text:c="8"/>rms._len_commands = 6;</text:p>
      <text:p text:style-name="P25"><text:s text:c="8"/>int len_cmd = sizeof(char*)*rms._len_commands;</text:p>
      <text:p text:style-name="P25"/>
      <text:p text:style-name="P25"><text:s text:c="8"/>rms.commands = malloc(len_cmd);</text:p>
      <text:p text:style-name="P25"><text:s text:c="8"/>rms.number_commands = 2;</text:p>
      <text:p text:style-name="P25"><text:s text:c="8"/>rms.now_command = 0;</text:p>
      <text:p text:style-name="P25"><text:s text:c="8"/>memcpy(rms.commands, cmd, len_cmd);</text:p>
      <text:p text:style-name="P25"><text:s text:c="4"/>}</text:p>
      <text:p text:style-name="P25"><text:s text:c="4"/>else {</text:p>
      <text:p text:style-name="P25"><text:s text:c="8"/>// иначе: проверяем, доступен ли последний узел, затем отсоединяем его, удаляем удаляемый узел,</text:p>
      <text:p text:style-name="P25"><text:s text:c="8"/>// отcоединяем его родителя от него, подключаем родителя удаляемого узла к последнему, последний подключаем к сыновьям удаленного узла</text:p>
      <text:p text:style-name="P25"><text:s text:c="8"/>char *remove_str_id = int_to_str(removed_node.id);</text:p>
      <text:p text:style-name="P25"><text:s text:c="8"/>char *last_str_id = int_to_str(last_node.id);</text:p>
      <text:p text:style-name="P25"><text:s text:c="8"/>char *remove_parent_str_id = int_to_str(parent_of_removed_node.id);</text:p>
      <text:p text:style-name="P25"><text:s text:c="8"/>char *remove_left_child_id = int_to_str(left_child_of_removed_node.id);</text:p>
      <text:p text:style-name="P25"><text:s text:c="8"/>char *remove_right_child_id = int_to_str(right_child_of_removed_node.id);</text:p>
      <text:p text:style-name="P25"><text:s text:c="8"/>char* cmd[31] = {str_copy("ping"), remove_str_id, NULL,</text:p>
      <text:p text:style-name="P25"><text:s text:c="25"/>str_copy("disconnect"), last_str_id, NULL,</text:p>
      <text:p text:style-name="P25"><text:s text:c="25"/>str_copy("remove"), str_copy(remove_str_id), NULL,</text:p>
      <text:p text:style-name="P25"><text:s text:c="25"/>str_copy("disconnect"), str_copy(remove_str_id), NULL,</text:p>
      <text:p text:style-name="P25"><text:s text:c="25"/>str_copy("connect"), str_copy(last_str_id), remove_parent_str_id, str_copy(last_node.main_address),</text:p>
      <text:p text:style-name="P25"><text:s text:c="25"/>str_copy(last_node.ping_address), NULL,</text:p>
      <text:p text:style-name="P25"><text:s text:c="25"/>str_copy("connect"), remove_left_child_id, str_copy(last_str_id), str_copy(left_child_of_removed_node.main_address),</text:p>
      <text:p text:style-name="P25"><text:s text:c="25"/>str_copy(left_child_of_removed_node.ping_address), NULL,</text:p>
      <text:p text:style-name="P25"><text:s text:c="25"/>str_copy("connect"), remove_right_child_id, str_copy(last_str_id), str_copy(right_child_of_removed_node.main_address),</text:p>
      <text:p text:style-name="P25"><text:s text:c="25"/>str_copy(right_child_of_removed_node.ping_address), NULL};</text:p>
      <text:p text:style-name="P25"><text:s text:c="8"/>rms._len_commands = 31;</text:p>
      <text:p text:style-name="P25"><text:s text:c="8"/>rms.number_commands = 5;</text:p>
      <text:p text:style-name="P25"><text:soft-page-break/><text:s text:c="8"/>if (left_child_of_removed_node.id != last_node.id &amp;&amp; left_child_of_removed_node.id != -1)</text:p>
      <text:p text:style-name="P25"><text:s text:c="12"/>rms.number_commands++;</text:p>
      <text:p text:style-name="P25"><text:s text:c="8"/>if (right_child_of_removed_node.id != last_node.id &amp;&amp; right_child_of_removed_node.id != -1)</text:p>
      <text:p text:style-name="P25"><text:s text:c="12"/>rms.number_commands++;</text:p>
      <text:p text:style-name="P25"><text:s text:c="8"/>int len_cmd = sizeof(char*)*rms._len_commands;</text:p>
      <text:p text:style-name="P25"/>
      <text:p text:style-name="P25"><text:s text:c="8"/>rms.commands = malloc(len_cmd);</text:p>
      <text:p text:style-name="P25"><text:s text:c="8"/>rms.now_command = 0;</text:p>
      <text:p text:style-name="P25"><text:s text:c="8"/>memcpy(rms.commands, cmd, len_cmd);</text:p>
      <text:p text:style-name="P25"><text:s text:c="4"/>}</text:p>
      <text:p text:style-name="P25"><text:s text:c="4"/>list_iter li = list_iter_begin(&amp;remove_list);</text:p>
      <text:p text:style-name="P25"><text:s text:c="4"/>list_iter_insert_before(&amp;li, rms);</text:p>
      <text:p text:style-name="P25"><text:s text:c="4"/>push_next_remove(rms);</text:p>
      <text:p text:style-name="P25">}</text:p>
      <text:p text:style-name="P25"/>
      <text:p text:style-name="P25">void cmd_exec(bool is_set, int id, char* name, int value) {</text:p>
      <text:p text:style-name="P25"><text:s text:c="4"/>b_tree_node removed_node = btree_find(&amp;TREE, id);</text:p>
      <text:p text:style-name="P25"><text:s text:c="4"/>if (removed_node.pid == -1) { // если такого узла нет</text:p>
      <text:p text:style-name="P25"><text:s text:c="8"/>printf("Error: Not found\n");</text:p>
      <text:p text:style-name="P25"><text:s text:c="8"/>return;</text:p>
      <text:p text:style-name="P25"><text:s text:c="4"/>} else if (removed_node.pid == C_NODE.pid) { // если узел - это управляющий</text:p>
      <text:p text:style-name="P25"><text:s text:c="8"/>printf("Error: The control node cannot be computational\n");</text:p>
      <text:p text:style-name="P25"><text:s text:c="8"/>return;</text:p>
      <text:p text:style-name="P25"><text:s text:c="4"/>}</text:p>
      <text:p text:style-name="P25"/>
      <text:p text:style-name="P25"><text:s text:c="4"/>char *str_id = int_to_str(id);</text:p>
      <text:p text:style-name="P25"><text:s text:c="4"/>char *uuid = gen_uuid();</text:p>
      <text:p text:style-name="P25"><text:s text:c="4"/>answer_count_push(uuid);</text:p>
      <text:p text:style-name="P25"><text:s text:c="4"/>if (is_set) {</text:p>
      <text:p text:style-name="P25"><text:s text:c="8"/>char *str_value = int_to_str(value);</text:p>
      <text:p text:style-name="P25"><text:s text:c="8"/>char* push_message[6] = {uuid, "exec", str_id, name, str_value, NULL};</text:p>
      <text:p text:style-name="P25"><text:s text:c="8"/>mqn_push_all(&amp;CONTROL_NODE, push_message);</text:p>
      <text:p text:style-name="P25"><text:soft-page-break/><text:s text:c="8"/>free(str_value);</text:p>
      <text:p text:style-name="P25"><text:s text:c="4"/>} else {</text:p>
      <text:p text:style-name="P25"><text:s text:c="8"/>char* push_message[5] = {uuid, "exec", str_id, name, NULL};</text:p>
      <text:p text:style-name="P25"><text:s text:c="8"/>mqn_push_all(&amp;CONTROL_NODE, push_message);</text:p>
      <text:p text:style-name="P25"><text:s text:c="4"/>}</text:p>
      <text:p text:style-name="P25"><text:s text:c="4"/>free(uuid);</text:p>
      <text:p text:style-name="P25"><text:s text:c="4"/>free(str_id);</text:p>
      <text:p text:style-name="P25">}</text:p>
      <text:p text:style-name="P25">bool cmd_heartbeat(int time) { //проверка времени</text:p>
      <text:p text:style-name="P25"><text:s text:c="4"/>if (time &lt; 0) {</text:p>
      <text:p text:style-name="P25"><text:s text:c="8"/>printf("Error: time must be equal or greater than zero\n");</text:p>
      <text:p text:style-name="P25"><text:s text:c="8"/>return false;</text:p>
      <text:p text:style-name="P25"><text:s text:c="4"/>}</text:p>
      <text:p text:style-name="P25"><text:s text:c="4"/>if (time == 0) {</text:p>
      <text:p text:style-name="P25"><text:s text:c="8"/>printf("Heartbeat stopped\n");</text:p>
      <text:p text:style-name="P25"><text:s text:c="8"/>heartbeat_time = time;</text:p>
      <text:p text:style-name="P25"><text:s text:c="8"/>return false;</text:p>
      <text:p text:style-name="P25"><text:s text:c="4"/>}</text:p>
      <text:p text:style-name="P25"><text:s text:c="4"/>printf("OK\n");</text:p>
      <text:p text:style-name="P25"><text:s text:c="4"/>if (heartbeat_time != 0) {</text:p>
      <text:p text:style-name="P25"><text:s text:c="8"/>heartbeat_time = time;</text:p>
      <text:p text:style-name="P25"><text:s text:c="8"/>return false;</text:p>
      <text:p text:style-name="P25"><text:s text:c="4"/>}</text:p>
      <text:p text:style-name="P25"><text:s text:c="4"/>heartbeat_time = time;</text:p>
      <text:p text:style-name="P25"><text:s text:c="4"/>return true;</text:p>
      <text:p text:style-name="P25">}</text:p>
      <text:p text:style-name="P25"/>
      <text:p text:style-name="P25">void rec_create(int id, int code, char* answer, int count_answers) { //различные сценарии создания узла в дереве</text:p>
      <text:p text:style-name="P25"><text:s text:c="4"/>if (code == CODE_ERROR_NOT_FOUND) {</text:p>
      <text:p text:style-name="P25"><text:s text:c="8"/>if (count_answers == 0)</text:p>
      <text:p text:style-name="P25"><text:s text:c="12"/>printf("Error:%d: Node not found\n", id);</text:p>
      <text:p text:style-name="P25"><text:s text:c="8"/>return;</text:p>
      <text:p text:style-name="P25"><text:soft-page-break/><text:s text:c="4"/>}</text:p>
      <text:p text:style-name="P25"><text:s text:c="4"/>b_tree_node created_node = btree_find(&amp;TREE, id);</text:p>
      <text:p text:style-name="P25"><text:s text:c="4"/>if (code == CODE_ERROR_CUSTOM) {</text:p>
      <text:p text:style-name="P25"><text:s text:c="8"/>printf("Error: %s\n", answer);</text:p>
      <text:p text:style-name="P25"><text:s text:c="8"/>btree_remove(&amp;TREE, id);</text:p>
      <text:p text:style-name="P25"><text:s text:c="8"/>kill(created_node.pid, SIGKILL);</text:p>
      <text:p text:style-name="P25"><text:s text:c="4"/>} else if (code == CODE_OK) {</text:p>
      <text:p text:style-name="P25"><text:s text:c="8"/>int *v = malloc(sizeof(int));</text:p>
      <text:p text:style-name="P25"><text:s text:c="8"/>char* str_id = int_to_str(id);</text:p>
      <text:p text:style-name="P25"><text:s text:c="8"/>*v = 0;</text:p>
      <text:p text:style-name="P25"><text:s text:c="8"/>hashmap_put(&amp;nodes_ping_map, str_id, v);</text:p>
      <text:p text:style-name="P25"><text:s text:c="8"/>printf("Ok: %d\n", created_node.pid);</text:p>
      <text:p text:style-name="P25"><text:s text:c="4"/>}</text:p>
      <text:p text:style-name="P25">}</text:p>
      <text:p text:style-name="P25"/>
      <text:p text:style-name="P25">void rec_remove(char* command, int id, int code, char* answer, int count_answers) { //удаляет элементы из списка removelist</text:p>
      <text:p text:style-name="P25"><text:s text:c="4"/>if (code == CODE_ERROR_NOT_FOUND &amp;&amp; count_answers &gt; 0)</text:p>
      <text:p text:style-name="P25"><text:s text:c="8"/>return;</text:p>
      <text:p text:style-name="P25"><text:s text:c="4"/>char *str_id = int_to_str(id);</text:p>
      <text:p text:style-name="P25"><text:s text:c="4"/>list_iter li = list_iter_begin(&amp;remove_list);</text:p>
      <text:p text:style-name="P25"><text:s text:c="4"/>remove_struct rs;</text:p>
      <text:p text:style-name="P25"><text:s text:c="4"/>for (; !list_iter_equal(li, list_iter_end(&amp;remove_list)); list_iter_move_next(&amp;li)) {</text:p>
      <text:p text:style-name="P25"><text:s text:c="8"/>rs = list_iter_get(&amp;li);</text:p>
      <text:p text:style-name="P25"><text:s text:c="8"/>int cmd_it = 0;</text:p>
      <text:p text:style-name="P25"><text:s text:c="8"/>int str_it = 0;</text:p>
      <text:p text:style-name="P25"><text:s text:c="8"/>while (cmd_it &lt; rs.now_command) {</text:p>
      <text:p text:style-name="P25"><text:s text:c="12"/>if (rs.commands[str_it] == NULL)</text:p>
      <text:p text:style-name="P25"><text:s text:c="16"/>cmd_it++;</text:p>
      <text:p text:style-name="P25"><text:s text:c="12"/>str_it++;</text:p>
      <text:p text:style-name="P25"><text:s text:c="8"/>}</text:p>
      <text:p text:style-name="P25"><text:s text:c="8"/>if (!strcmp(command, rs.commands[str_it]) &amp;&amp; !strcmp(str_id, rs.commands[str_it+1]))</text:p>
      <text:p text:style-name="P25"><text:s text:c="12"/>break;</text:p>
      <text:p text:style-name="P25"><text:soft-page-break/><text:s text:c="4"/>}</text:p>
      <text:p text:style-name="P25"/>
      <text:p text:style-name="P25"><text:s text:c="4"/>if (list_iter_equal(li, list_iter_end(&amp;remove_list)))</text:p>
      <text:p text:style-name="P25"><text:s text:c="8"/>printf("Error: Not found in remove_list\n");</text:p>
      <text:p text:style-name="P25"><text:s text:c="4"/>rs.now_command++;</text:p>
      <text:p text:style-name="P25"><text:s text:c="4"/>list_iter_set(&amp;li, rs);</text:p>
      <text:p text:style-name="P25"><text:s text:c="4"/>if ((code == CODE_ERROR_NOT_FOUND &amp;&amp; count_answers == 0) || code == CODE_ERROR_CUSTOM) {</text:p>
      <text:p text:style-name="P25"><text:s text:c="8"/>list_iter_remove(&amp;li);</text:p>
      <text:p text:style-name="P25"><text:s text:c="8"/>for (int i = 0; i &lt; rs._len_commands; ++i) {</text:p>
      <text:p text:style-name="P25"><text:s text:c="12"/>free(rs.commands[i]);</text:p>
      <text:p text:style-name="P25"><text:s text:c="8"/>}</text:p>
      <text:p text:style-name="P25"><text:s text:c="8"/>free(rs.commands);</text:p>
      <text:p text:style-name="P25"><text:s text:c="8"/>printf("Error: Failed to %s %s: %s\n", command, str_id, answer);</text:p>
      <text:p text:style-name="P25"><text:s text:c="4"/>}</text:p>
      <text:p text:style-name="P25"><text:s text:c="4"/>else if (code == CODE_OK) {</text:p>
      <text:p text:style-name="P25"><text:s text:c="8"/>if (rs.now_command &gt;= rs.number_commands) {</text:p>
      <text:p text:style-name="P25"><text:s text:c="12"/>list_iter_remove(&amp;li);</text:p>
      <text:p text:style-name="P25"><text:s text:c="12"/>for (int i = 0; i &lt; rs._len_commands; ++i) {</text:p>
      <text:p text:style-name="P25"><text:s text:c="16"/>free(rs.commands[i]);</text:p>
      <text:p text:style-name="P25"><text:s text:c="12"/>}</text:p>
      <text:p text:style-name="P25"><text:s text:c="12"/>free(rs.commands);</text:p>
      <text:p text:style-name="P25"><text:s text:c="12"/>char* remove_node_str = int_to_str(rs.remove_node_id);</text:p>
      <text:p text:style-name="P25"><text:s text:c="12"/>waitpid(btree_find(&amp;TREE, rs.remove_node_id).pid, NULL, 0);</text:p>
      <text:p text:style-name="P25"><text:s text:c="12"/>if (hashmap_get(&amp;nodes_ping_map, remove_node_str) != NULL)</text:p>
      <text:p text:style-name="P25"><text:s text:c="16"/>hashmap_remove(&amp;nodes_ping_map, remove_node_str);</text:p>
      <text:p text:style-name="P25"><text:s text:c="12"/>btree_remove(&amp;TREE, rs.remove_node_id);</text:p>
      <text:p text:style-name="P25"><text:s text:c="12"/>printf("Ok\n");</text:p>
      <text:p text:style-name="P25"><text:s text:c="12"/>free(remove_node_str);</text:p>
      <text:p text:style-name="P25"><text:s text:c="8"/>} else</text:p>
      <text:p text:style-name="P25"><text:s text:c="12"/>push_next_remove(rs);</text:p>
      <text:p text:style-name="P25"><text:s text:c="4"/>}</text:p>
      <text:p text:style-name="P25"><text:s text:c="4"/>free(str_id);</text:p>
      <text:p text:style-name="P25"><text:soft-page-break/>}</text:p>
      <text:p text:style-name="P25">void rec_exec(int id, int code, char* answer, int count_answers) { //обработка результата выполнения команды</text:p>
      <text:p text:style-name="P25"><text:s text:c="4"/>if (code == CODE_ERROR_NOT_FOUND &amp;&amp; count_answers == 0 || code == CODE_ERROR_CUSTOM)</text:p>
      <text:p text:style-name="P25"><text:s text:c="8"/>printf("Error:%d: %s\n", id, answer);</text:p>
      <text:p text:style-name="P25"><text:s text:c="4"/>else if (code == CODE_OK)</text:p>
      <text:p text:style-name="P25"><text:s text:c="8"/>printf("Ok:%d: %s\n", id, answer);</text:p>
      <text:p text:style-name="P25">}</text:p>
      <text:p text:style-name="P25"/>
      <text:p text:style-name="P25">void push_create(int id, int parent_id, char* main_address, char* ping_address) {</text:p>
      <text:p text:style-name="P25"><text:s text:c="4"/>if (parent_id == C_NODE.id) {</text:p>
      <text:p text:style-name="P25"><text:s text:c="8"/>mqn_connect(&amp;CONTROL_NODE, id, main_address, ping_address);</text:p>
      <text:p text:style-name="P25"><text:s text:c="8"/>rec_create(id, CODE_OK, "OK", 0);</text:p>
      <text:p text:style-name="P25"><text:s text:c="8"/>return;</text:p>
      <text:p text:style-name="P25"><text:s text:c="4"/>}</text:p>
      <text:p text:style-name="P25"><text:s text:c="4"/>char *uuid = gen_uuid();</text:p>
      <text:p text:style-name="P25"><text:s text:c="4"/>char *str_parent_id = int_to_str(parent_id);</text:p>
      <text:p text:style-name="P25"><text:s text:c="4"/>char *str_rep_id = int_to_str(id);</text:p>
      <text:p text:style-name="P25"><text:s text:c="4"/>char* push_message[7] = {uuid, "create", str_rep_id, str_parent_id, main_address, ping_address, NULL};</text:p>
      <text:p text:style-name="P25"><text:s text:c="4"/>answer_count_push(uuid);</text:p>
      <text:p text:style-name="P25"><text:s text:c="4"/>mqn_push_all(&amp;CONTROL_NODE, push_message);</text:p>
      <text:p text:style-name="P25"><text:s text:c="4"/>free(uuid);</text:p>
      <text:p text:style-name="P25"><text:s text:c="4"/>free(str_parent_id);</text:p>
      <text:p text:style-name="P25"><text:s text:c="4"/>free(str_rep_id);</text:p>
      <text:p text:style-name="P25">}</text:p>
      <text:p text:style-name="P25"/>
      <text:p text:style-name="P25">void push_next_remove(remove_struct rms) { // отправляет следующую команду в цепочке удаления</text:p>
      <text:p text:style-name="P25"><text:s text:c="4"/>int cmd_it=0;</text:p>
      <text:p text:style-name="P25"><text:s text:c="4"/>int str_it=0;</text:p>
      <text:p text:style-name="P25"><text:s text:c="4"/>while (cmd_it &lt; rms.now_command) {</text:p>
      <text:p text:style-name="P25"><text:s text:c="8"/>if (rms.commands[str_it] == NULL)</text:p>
      <text:p text:style-name="P25"><text:s text:c="12"/>cmd_it++;</text:p>
      <text:p text:style-name="P25"><text:soft-page-break/><text:s text:c="8"/>str_it++;</text:p>
      <text:p text:style-name="P25"><text:s text:c="4"/>}</text:p>
      <text:p text:style-name="P25"><text:s text:c="4"/>char *cmd = rms.commands[str_it];</text:p>
      <text:p text:style-name="P25"><text:s text:c="4"/>char *uuid = gen_uuid();</text:p>
      <text:p text:style-name="P25"><text:s text:c="4"/>char* push_message[7] = {uuid, cmd, NULL, NULL, NULL, NULL, NULL};</text:p>
      <text:p text:style-name="P25"><text:s text:c="4"/>if (!strcmp(cmd, "remove"))</text:p>
      <text:p text:style-name="P25"><text:s text:c="8"/>push_message[2] = rms.commands[str_it+1];</text:p>
      <text:p text:style-name="P25"><text:s text:c="4"/>else if (!strcmp(cmd, "disconnect")) {</text:p>
      <text:p text:style-name="P25"><text:s text:c="8"/>int node_id = strtol(rms.commands[str_it+1], NULL, 10);</text:p>
      <text:p text:style-name="P25"><text:s text:c="8"/>if (CONTROL_NODE.left_child_id == node_id || CONTROL_NODE.right_child_id == node_id) {</text:p>
      <text:p text:style-name="P25"><text:s text:c="12"/>mqn_close(&amp;CONTROL_NODE, node_id);</text:p>
      <text:p text:style-name="P25"><text:s text:c="12"/>rec_remove(cmd, node_id, CODE_OK, "OK", 0);</text:p>
      <text:p text:style-name="P25"><text:s text:c="12"/>return;</text:p>
      <text:p text:style-name="P25"><text:s text:c="8"/>}</text:p>
      <text:p text:style-name="P25"><text:s text:c="8"/>push_message[2] = rms.commands[str_it+1];</text:p>
      <text:p text:style-name="P25"><text:s text:c="4"/>} else if (!strcmp(cmd, "connect")) {</text:p>
      <text:p text:style-name="P25"><text:s text:c="8"/>char* parent_id = rms.commands[str_it+2];</text:p>
      <text:p text:style-name="P25"><text:s text:c="8"/>int node_id = strtol(rms.commands[str_it+1], NULL, 10);</text:p>
      <text:p text:style-name="P25"><text:s text:c="8"/>if (strtol(parent_id, NULL, 10) == C_NODE.id) {</text:p>
      <text:p text:style-name="P25"><text:s text:c="12"/>mqn_connect(&amp;CONTROL_NODE, node_id, rms.commands[str_it+3], rms.commands[str_it+4]);</text:p>
      <text:p text:style-name="P25"><text:s text:c="12"/>rec_remove(cmd, node_id, CODE_OK, "OK", 0);</text:p>
      <text:p text:style-name="P25"><text:s text:c="12"/>return;</text:p>
      <text:p text:style-name="P25"><text:s text:c="8"/>}</text:p>
      <text:p text:style-name="P25"><text:s text:c="8"/>push_message[2] = rms.commands[str_it+1];</text:p>
      <text:p text:style-name="P25"><text:s text:c="8"/>push_message[3] = rms.commands[str_it+2];</text:p>
      <text:p text:style-name="P25"><text:s text:c="8"/>push_message[4] = rms.commands[str_it+3];</text:p>
      <text:p text:style-name="P25"><text:s text:c="8"/>push_message[5] = rms.commands[str_it+4];</text:p>
      <text:p text:style-name="P25"><text:s text:c="4"/>} else if (!strcmp(cmd, "ping")) {</text:p>
      <text:p text:style-name="P25"><text:s text:c="8"/>char* ping_id = rms.commands[str_it+1];</text:p>
      <text:p text:style-name="P25"><text:s text:c="8"/>if (C_NODE.id == strtol(ping_id, NULL, 10)) {</text:p>
      <text:p text:style-name="P25"><text:s text:c="12"/>rec_remove(cmd, C_NODE.id, CODE_OK, "OK", 0);</text:p>
      <text:p text:style-name="P25"><text:s text:c="12"/>return;</text:p>
      <text:p text:style-name="P25"><text:soft-page-break/><text:s text:c="8"/>}</text:p>
      <text:p text:style-name="P25"><text:s text:c="8"/>push_message[2] = ping_id;</text:p>
      <text:p text:style-name="P25"><text:s text:c="4"/>}</text:p>
      <text:p text:style-name="P25"><text:s text:c="4"/>answer_count_push(uuid);</text:p>
      <text:p text:style-name="P25"><text:s text:c="4"/>mqn_push_all(&amp;CONTROL_NODE, push_message);</text:p>
      <text:p text:style-name="P25"><text:s text:c="4"/>free(uuid);</text:p>
      <text:p text:style-name="P25">}</text:p>
      <text:p text:style-name="P25"/>
      <text:p text:style-name="P25">void receive_process(char* message[]) {</text:p>
      <text:p text:style-name="P25"><text:s text:c="4"/>char *uuid = message[0], *command = message[1], *id = message[2], *code = message[3], *answer = message[4];</text:p>
      <text:p text:style-name="P25"/>
      <text:p text:style-name="P25"><text:s text:c="4"/>int *count_answers = hashmap_get(&amp;answer_count_map, uuid);</text:p>
      <text:p text:style-name="P25"><text:s text:c="4"/>if (!count_answers)</text:p>
      <text:p text:style-name="P25"><text:s text:c="8"/>return;</text:p>
      <text:p text:style-name="P25"><text:s text:c="4"/>(*count_answers)--;</text:p>
      <text:p text:style-name="P25"/>
      <text:p text:style-name="P25"><text:s text:c="4"/>int int_id = strtol(id, NULL, 10);</text:p>
      <text:p text:style-name="P25"><text:s text:c="4"/>int int_code = strtol(code, NULL, 10);</text:p>
      <text:p text:style-name="P25"/>
      <text:p text:style-name="P25"><text:s text:c="4"/>if (!strcmp(command, "create"))</text:p>
      <text:p text:style-name="P25"><text:s text:c="8"/>rec_create(int_id, int_code, answer, *count_answers);</text:p>
      <text:p text:style-name="P25"><text:s text:c="4"/>else if (!strcmp(command, "remove") || !strcmp(command, "ping") || !strcmp(command, "connect") || !strcmp(command, "disconnect"))</text:p>
      <text:p text:style-name="P25"><text:s text:c="8"/>rec_remove(command, int_id, int_code, answer, *count_answers);</text:p>
      <text:p text:style-name="P25"><text:s text:c="4"/>else if (!strcmp(command, "exec"))</text:p>
      <text:p text:style-name="P25"><text:s text:c="8"/>rec_exec(int_id, int_code, answer, *count_answers);</text:p>
      <text:p text:style-name="P25"><text:s text:c="4"/>else</text:p>
      <text:p text:style-name="P25"><text:s text:c="8"/>printf("unknown command %s\n", command);</text:p>
      <text:p text:style-name="P25"><text:s text:c="4"/>if ((int_code == CODE_ERROR_NOT_FOUND &amp;&amp; *count_answers == 0) || int_code == CODE_ERROR_CUSTOM || int_code == CODE_OK)</text:p>
      <text:p text:style-name="P25"><text:s text:c="8"/>hashmap_remove(&amp;answer_count_map, uuid);</text:p>
      <text:p text:style-name="P25">}</text:p>
      <text:p text:style-name="P25"/>
      <text:p text:style-name="P25"><text:soft-page-break/>void receive_from_socket(void *socket) {</text:p>
      <text:p text:style-name="P25"><text:s text:c="4"/>char *message[5] = {NULL, NULL, NULL, NULL, NULL};</text:p>
      <text:p text:style-name="P25"><text:s text:c="4"/>while (socket) {</text:p>
      <text:p text:style-name="P25"><text:s text:c="8"/>int size = mqn_receive(socket, message);</text:p>
      <text:p text:style-name="P25"><text:s text:c="8"/>if (size &gt; 0)</text:p>
      <text:p text:style-name="P25"><text:s text:c="12"/>receive_process(message);</text:p>
      <text:p text:style-name="P25"><text:s text:c="8"/>else</text:p>
      <text:p text:style-name="P25"><text:s text:c="12"/>break;</text:p>
      <text:p text:style-name="P25"><text:s text:c="4"/>}</text:p>
      <text:p text:style-name="P25">}</text:p>
      <text:p text:style-name="P25">void *receive_worker(void* args) {</text:p>
      <text:p text:style-name="P25"><text:s text:c="4"/>while (true) {</text:p>
      <text:p text:style-name="P25"><text:s text:c="8"/>receive_from_socket(CONTROL_NODE.left_child_main_socket);</text:p>
      <text:p text:style-name="P25"><text:s text:c="8"/>receive_from_socket(CONTROL_NODE.right_child_main_socket);</text:p>
      <text:p text:style-name="P25"><text:s text:c="8"/>nanosleep(&amp;SLEEP_TIME, NULL);</text:p>
      <text:p text:style-name="P25"><text:s text:c="4"/>}</text:p>
      <text:p text:style-name="P25">}</text:p>
      <text:p text:style-name="P25"/>
      <text:p text:style-name="P25">void receive_pong_from_socket(void *socket) {</text:p>
      <text:p text:style-name="P25"><text:s text:c="4"/>char* rec_msg[2] = {NULL, NULL}; // pong node_id</text:p>
      <text:p text:style-name="P25"><text:s text:c="4"/>while (socket) {</text:p>
      <text:p text:style-name="P25"><text:s text:c="8"/>int size = mqn_receive(socket, rec_msg);</text:p>
      <text:p text:style-name="P25"><text:s text:c="8"/>if (size &gt; 0 &amp;&amp; !strcmp(rec_msg[0], "pong")) {</text:p>
      <text:p text:style-name="P25"><text:s text:c="12"/>int *val = hashmap_get(&amp;nodes_ping_map, rec_msg[1]);</text:p>
      <text:p text:style-name="P25"><text:s text:c="12"/>if (val)</text:p>
      <text:p text:style-name="P25"><text:s text:c="16"/>*val = 0;</text:p>
      <text:p text:style-name="P25"><text:s text:c="8"/>}</text:p>
      <text:p text:style-name="P25"><text:s text:c="8"/>else</text:p>
      <text:p text:style-name="P25"><text:s text:c="12"/>break;</text:p>
      <text:p text:style-name="P25"><text:s text:c="4"/>}</text:p>
      <text:p text:style-name="P25">}</text:p>
      <text:p text:style-name="P25">void *heartbeat_worker(void* args) {</text:p>
      <text:p text:style-name="P25"><text:s text:c="4"/>clock_t start;</text:p>
      <text:p text:style-name="P25"><text:soft-page-break/><text:s text:c="4"/>while (heartbeat_time &gt; 0) {</text:p>
      <text:p text:style-name="P25"><text:s text:c="8"/>char* push_msg[2] = {"ping", NULL};</text:p>
      <text:p text:style-name="P25"><text:s text:c="8"/>int *v;</text:p>
      <text:p text:style-name="P25"><text:s text:c="8"/>hashmap_foreach_data(v, &amp;nodes_ping_map) {</text:p>
      <text:p text:style-name="P25"><text:s text:c="12"/>++(*v);</text:p>
      <text:p text:style-name="P25"><text:s text:c="8"/>}</text:p>
      <text:p text:style-name="P25"><text:s text:c="8"/>if (CONTROL_NODE.left_child_ping_socket) mqn_push(CONTROL_NODE.left_child_ping_socket, push_msg);</text:p>
      <text:p text:style-name="P25"><text:s text:c="8"/>if (CONTROL_NODE.right_child_ping_socket) mqn_push(CONTROL_NODE.right_child_ping_socket,push_msg);</text:p>
      <text:p text:style-name="P25"><text:s text:c="8"/>start = clock();</text:p>
      <text:p text:style-name="P25"><text:s text:c="8"/>while (clock() - start &lt; heartbeat_time) {</text:p>
      <text:p text:style-name="P25"><text:s text:c="12"/>receive_pong_from_socket(CONTROL_NODE.left_child_ping_socket);</text:p>
      <text:p text:style-name="P25"><text:s text:c="12"/>receive_pong_from_socket(CONTROL_NODE.right_child_ping_socket);</text:p>
      <text:p text:style-name="P25"><text:s text:c="12"/>nanosleep(&amp;SLEEP_TIME, NULL);</text:p>
      <text:p text:style-name="P25"><text:s text:c="8"/>}</text:p>
      <text:p text:style-name="P25"><text:s text:c="8"/>const char *map_key;</text:p>
      <text:p text:style-name="P25"><text:s text:c="8"/>int *map_data;</text:p>
      <text:p text:style-name="P25"><text:s text:c="8"/>hashmap_foreach(map_key, map_data, &amp;nodes_ping_map) {</text:p>
      <text:p text:style-name="P25"><text:s text:c="12"/>if (*map_data == 4)</text:p>
      <text:p text:style-name="P25"><text:s text:c="16"/>printf("Heartbeat: node %s is unavailable now\n", map_key);</text:p>
      <text:p text:style-name="P25"><text:s text:c="8"/>}</text:p>
      <text:p text:style-name="P25"><text:s text:c="4"/>}</text:p>
      <text:p text:style-name="P25">}</text:p>
      <text:p text:style-name="P23">compute_node.c</text:p>
      <text:p text:style-name="P25">#include "zmq.h"</text:p>
      <text:p text:style-name="P25">#include &lt;string.h&gt;</text:p>
      <text:p text:style-name="P25">#include &lt;stdio.h&gt;</text:p>
      <text:p text:style-name="P25">#include &lt;stdlib.h&gt;</text:p>
      <text:p text:style-name="P25">#include &lt;time.h&gt;</text:p>
      <text:p text:style-name="P25">#include "structures/mq_node.h"</text:p>
      <text:p text:style-name="P25">#include "errors/error_handler.h"</text:p>
      <text:p text:style-name="P25">#include "hashmap/include/hashmap.h"</text:p>
      <text:p text:style-name="P25"/>
      <text:p text:style-name="P25"><text:soft-page-break/>#define MILLISECONDS_SLEEP 50</text:p>
      <text:p text:style-name="P25">#define SECONDS_SLEEP 0</text:p>
      <text:p text:style-name="P25"/>
      <text:p text:style-name="P25">#define DEBUG</text:p>
      <text:p text:style-name="P25"/>
      <text:p text:style-name="P25">void cmd_connect(char* message[], int size_message); // connect node_id parent_id main_address ping_address</text:p>
      <text:p text:style-name="P25">void cmd_remove(char* message[], int size_message); // remove node_id</text:p>
      <text:p text:style-name="P25">void cmd_exec(char* message[], int size_message); // exec node_id name value</text:p>
      <text:p text:style-name="P25">void cmd_ping(char* message[], int size_message); // ping node_id</text:p>
      <text:p text:style-name="P25">void cmd_disconnect(char* message[], int size_message); // disconnect main_address</text:p>
      <text:p text:style-name="P25"/>
      <text:p text:style-name="P25">char* NODE_ID;</text:p>
      <text:p text:style-name="P25">mq_node COMPUTE_NODE;</text:p>
      <text:p text:style-name="P25"/>
      <text:p text:style-name="P25">HASHMAP(char, int) CHI_MAP;</text:p>
      <text:p text:style-name="P25"/>
      <text:p text:style-name="P25">const struct timespec SLEEP_TIME = {SECONDS_SLEEP, MILLISECONDS_SLEEP*1000000L}; // sec nanosec</text:p>
      <text:p text:style-name="P25"/>
      <text:p text:style-name="P25">void clean_buffer(char** buffer) {</text:p>
      <text:p text:style-name="P25"><text:s text:c="4"/>for (int i = 0; buffer[i]; ++i) {</text:p>
      <text:p text:style-name="P25"><text:s text:c="8"/>free(buffer[i]);</text:p>
      <text:p text:style-name="P25"><text:s text:c="8"/>buffer[i] = NULL;</text:p>
      <text:p text:style-name="P25"><text:s text:c="4"/>}</text:p>
      <text:p text:style-name="P25">}</text:p>
      <text:p text:style-name="P25"/>
      <text:p text:style-name="P25">// prog id main_address ping_address</text:p>
      <text:p text:style-name="P25">int main(int argc, char** argv){</text:p>
      <text:p text:style-name="P25"><text:s text:c="4"/>if (argc != 4) {</text:p>
      <text:p text:style-name="P25"><text:s text:c="8"/>printf("compute node initial error: invalid number of arguments\n");</text:p>
      <text:p text:style-name="P25"><text:s text:c="8"/>exit(1);</text:p>
      <text:p text:style-name="P25"><text:s text:c="4"/>}</text:p>
      <text:p text:style-name="P25"><text:s text:c="4"/>NODE_ID = argv[1];</text:p>
      <text:p text:style-name="P25"><text:soft-page-break/><text:s text:c="4"/>char* main_address = argv[2];</text:p>
      <text:p text:style-name="P25"><text:s text:c="4"/>char* ping_address = argv[3];</text:p>
      <text:p text:style-name="P25"><text:s text:c="4"/>hashmap_init(&amp;CHI_MAP, hashmap_hash_string, strcmp);</text:p>
      <text:p text:style-name="P25"/>
      <text:p text:style-name="P25"><text:s text:c="4"/>mqn_init(&amp;COMPUTE_NODE);</text:p>
      <text:p text:style-name="P25"><text:s text:c="4"/>mqn_bind(&amp;COMPUTE_NODE, main_address, ping_address);</text:p>
      <text:p text:style-name="P25"><text:s text:c="4"/>char* buffer[7] = {NULL, NULL, NULL, NULL, NULL, NULL, NULL};</text:p>
      <text:p text:style-name="P25"><text:s text:c="4"/>int size;</text:p>
      <text:p text:style-name="P25"><text:s text:c="4"/>while (1) {</text:p>
      <text:p text:style-name="P25"><text:s text:c="8"/>size = mqn_receive(COMPUTE_NODE.main_socket, buffer);</text:p>
      <text:p text:style-name="P25"><text:s text:c="8"/>if (size &gt; 0) {</text:p>
      <text:p text:style-name="P25"><text:s text:c="12"/>char* command = buffer[1];</text:p>
      <text:p text:style-name="P25"><text:s text:c="12"/>if (!strncmp(command, "exec", 4))</text:p>
      <text:p text:style-name="P25"><text:s text:c="16"/>cmd_exec(buffer, size);</text:p>
      <text:p text:style-name="P25"><text:s text:c="12"/>else if (!strncmp(command, "ping", 4))</text:p>
      <text:p text:style-name="P25"><text:s text:c="16"/>cmd_ping(buffer, size);</text:p>
      <text:p text:style-name="P25"><text:s text:c="12"/>else if (!strncmp(command, "remove", 6))</text:p>
      <text:p text:style-name="P25"><text:s text:c="16"/>cmd_remove(buffer, size);</text:p>
      <text:p text:style-name="P25"><text:s text:c="12"/>else if (!strncmp(command, "connect", 7) || !strncmp(command, "create", 6))</text:p>
      <text:p text:style-name="P25"><text:s text:c="16"/>cmd_connect(buffer, size);</text:p>
      <text:p text:style-name="P25"><text:s text:c="12"/>else if (!strncmp(command, "disconnect", 10))</text:p>
      <text:p text:style-name="P25"><text:s text:c="16"/>cmd_disconnect(buffer, size);</text:p>
      <text:p text:style-name="P25"><text:s text:c="12"/>clean_buffer(buffer);</text:p>
      <text:p text:style-name="P25"><text:s text:c="8"/>}</text:p>
      <text:p text:style-name="P25"><text:s text:c="8"/>size = mqn_receive(COMPUTE_NODE.left_child_main_socket, buffer);</text:p>
      <text:p text:style-name="P25"><text:s text:c="8"/>if (size &gt; 0) {</text:p>
      <text:p text:style-name="P25"><text:s text:c="12"/>mqn_reply(&amp;COMPUTE_NODE, buffer);</text:p>
      <text:p text:style-name="P25"><text:s text:c="12"/>clean_buffer(buffer);</text:p>
      <text:p text:style-name="P25"><text:s text:c="8"/>}</text:p>
      <text:p text:style-name="P25"><text:s text:c="8"/>size = mqn_receive(COMPUTE_NODE.right_child_main_socket, buffer);</text:p>
      <text:p text:style-name="P25"><text:s text:c="8"/>if (size &gt; 0) {</text:p>
      <text:p text:style-name="P25"><text:s text:c="12"/>mqn_reply(&amp;COMPUTE_NODE, buffer);</text:p>
      <text:p text:style-name="P25"><text:s text:c="12"/>clean_buffer(buffer);</text:p>
      <text:p text:style-name="P25"><text:soft-page-break/><text:s text:c="8"/>}</text:p>
      <text:p text:style-name="P25"><text:s text:c="8"/>size = mqn_receive(COMPUTE_NODE.ping_socket, buffer);</text:p>
      <text:p text:style-name="P25"><text:s text:c="8"/>if (size &gt; 0) {</text:p>
      <text:p text:style-name="P25"><text:s text:c="12"/>char* pong_msg[3] = {"pong", NODE_ID, NULL};</text:p>
      <text:p text:style-name="P25"><text:s text:c="12"/>mqn_push(COMPUTE_NODE.ping_socket, pong_msg);</text:p>
      <text:p text:style-name="P25"><text:s text:c="12"/>if (COMPUTE_NODE.left_child_ping_socket) mqn_push(COMPUTE_NODE.left_child_ping_socket, buffer);</text:p>
      <text:p text:style-name="P25"><text:s text:c="12"/>if (COMPUTE_NODE.right_child_ping_socket) mqn_push(COMPUTE_NODE.right_child_ping_socket, buffer);</text:p>
      <text:p text:style-name="P25"><text:s text:c="12"/>clean_buffer(buffer);</text:p>
      <text:p text:style-name="P25"><text:s text:c="8"/>}</text:p>
      <text:p text:style-name="P25"><text:s text:c="8"/>size = mqn_receive(COMPUTE_NODE.left_child_ping_socket, buffer);</text:p>
      <text:p text:style-name="P25"><text:s text:c="8"/>if (size &gt; 0) {</text:p>
      <text:p text:style-name="P25"><text:s text:c="12"/>mqn_push(COMPUTE_NODE.ping_socket, buffer);</text:p>
      <text:p text:style-name="P25"><text:s text:c="12"/>clean_buffer(buffer);</text:p>
      <text:p text:style-name="P25"><text:s text:c="8"/>}</text:p>
      <text:p text:style-name="P25"><text:s text:c="8"/>size = mqn_receive(COMPUTE_NODE.right_child_ping_socket, buffer);</text:p>
      <text:p text:style-name="P25"><text:s text:c="8"/>if (size &gt; 0) {</text:p>
      <text:p text:style-name="P25"><text:s text:c="12"/>mqn_push(COMPUTE_NODE.ping_socket, buffer);</text:p>
      <text:p text:style-name="P25"><text:s text:c="12"/>clean_buffer(buffer);</text:p>
      <text:p text:style-name="P25"><text:s text:c="8"/>}</text:p>
      <text:p text:style-name="P25"><text:s text:c="8"/>nanosleep(&amp;SLEEP_TIME, NULL);</text:p>
      <text:p text:style-name="P25"><text:s text:c="4"/>}</text:p>
      <text:p text:style-name="P25"><text:s text:c="4"/>return 0;</text:p>
      <text:p text:style-name="P25">}</text:p>
      <text:p text:style-name="P25"/>
      <text:p text:style-name="P25">char* int_to_str(int a) {</text:p>
      <text:p text:style-name="P25"><text:s text:c="4"/>char* res = malloc(sizeof(char)*12);</text:p>
      <text:p text:style-name="P25"><text:s text:c="4"/>sprintf(res, "%d", a);</text:p>
      <text:p text:style-name="P25"><text:s text:c="4"/>return res;</text:p>
      <text:p text:style-name="P25">}</text:p>
      <text:p text:style-name="P25"/>
      <text:p text:style-name="P25">void reply_not_found(char* uuid, char* command, char* node_id) {</text:p>
      <text:p text:style-name="P25"><text:s text:c="4"/>char *code = int_to_str(CODE_ERROR_NOT_FOUND);</text:p>
      <text:p text:style-name="P25"><text:soft-page-break/><text:s text:c="4"/>char* mes[6] = {uuid, command, node_id, code, ERROR_NOT_FOUND, NULL};</text:p>
      <text:p text:style-name="P25"><text:s text:c="4"/>mqn_reply(&amp;COMPUTE_NODE, mes);</text:p>
      <text:p text:style-name="P25"><text:s text:c="4"/>free(code);</text:p>
      <text:p text:style-name="P25">}</text:p>
      <text:p text:style-name="P25"/>
      <text:p text:style-name="P25">void reply_ok(char* uuid, char* command, char* node_id) {</text:p>
      <text:p text:style-name="P25"><text:s text:c="4"/>char *code = int_to_str(CODE_OK);</text:p>
      <text:p text:style-name="P25"><text:s text:c="4"/>char* mes[6] = {uuid, command, node_id, code, "OK", NULL};</text:p>
      <text:p text:style-name="P25"><text:s text:c="4"/>mqn_reply(&amp;COMPUTE_NODE, mes);</text:p>
      <text:p text:style-name="P25"><text:s text:c="4"/>free(code);</text:p>
      <text:p text:style-name="P25">}</text:p>
      <text:p text:style-name="P25"/>
      <text:p text:style-name="P25">void push_next(char* message[]) {</text:p>
      <text:p text:style-name="P25"><text:s text:c="4"/>if (COMPUTE_NODE.left_child_main_socket || COMPUTE_NODE.right_child_main_socket) {</text:p>
      <text:p text:style-name="P25"><text:s text:c="8"/>mqn_push_all(&amp;COMPUTE_NODE, message);</text:p>
      <text:p text:style-name="P25"><text:s text:c="4"/>}</text:p>
      <text:p text:style-name="P25"><text:s text:c="4"/>else</text:p>
      <text:p text:style-name="P25"><text:s text:c="8"/>reply_not_found(message[0], message[1], message[2]);</text:p>
      <text:p text:style-name="P25">}</text:p>
      <text:p text:style-name="P25"/>
      <text:p text:style-name="P25">void cmd_connect(char* message[], int size_message) {</text:p>
      <text:p text:style-name="P25"><text:s text:c="4"/>char *uuid = message[0];</text:p>
      <text:p text:style-name="P25"><text:s text:c="4"/>char *command = message[1];</text:p>
      <text:p text:style-name="P25"><text:s text:c="4"/>char *node_id = message[2];</text:p>
      <text:p text:style-name="P25"><text:s text:c="4"/>char *parent_id = message[3];</text:p>
      <text:p text:style-name="P25"><text:s text:c="4"/>char *node_main_address = message[4];</text:p>
      <text:p text:style-name="P25"><text:s text:c="4"/>char *node_ping_address = message[5];</text:p>
      <text:p text:style-name="P25"><text:s text:c="4"/>if (strcmp(NODE_ID, parent_id) != 0 &amp;&amp; strcmp(NODE_ID, node_id) != 0) // отправляем дальше по узлам</text:p>
      <text:p text:style-name="P25"><text:s text:c="8"/>push_next(message);</text:p>
      <text:p text:style-name="P25"><text:s text:c="4"/>else if (!strcmp(NODE_ID, parent_id)) { // это родитель узла</text:p>
      <text:p text:style-name="P25"><text:s text:c="8"/>int int_id = strtol(node_id, NULL, 10);</text:p>
      <text:p text:style-name="P25"><text:s text:c="8"/>mqn_connect(&amp;COMPUTE_NODE, int_id, node_main_address, node_ping_address);</text:p>
      <text:p text:style-name="P25"><text:soft-page-break/><text:s text:c="8"/>reply_ok(uuid, command, node_id);</text:p>
      <text:p text:style-name="P25"><text:s text:c="4"/>}</text:p>
      <text:p text:style-name="P25">}</text:p>
      <text:p text:style-name="P25">void cmd_remove(char* message[], int size_message) {</text:p>
      <text:p text:style-name="P25"><text:s text:c="4"/>char *uuid = message[0];</text:p>
      <text:p text:style-name="P25"><text:s text:c="4"/>char *command = message[1];</text:p>
      <text:p text:style-name="P25"><text:s text:c="4"/>char *node_id = message[2];</text:p>
      <text:p text:style-name="P25"><text:s text:c="4"/>if (!strcmp(node_id, NODE_ID)) { // это удаляемый узел</text:p>
      <text:p text:style-name="P25"><text:s text:c="8"/>reply_ok(uuid, command, node_id);</text:p>
      <text:p text:style-name="P25"><text:s text:c="8"/>mqn_destroy(&amp;COMPUTE_NODE);</text:p>
      <text:p text:style-name="P25"><text:s text:c="8"/>exit(0);</text:p>
      <text:p text:style-name="P25"><text:s text:c="4"/>} else <text:s/>// отправляем команду дальше по дереву</text:p>
      <text:p text:style-name="P25"><text:s text:c="8"/>push_next(message);</text:p>
      <text:p text:style-name="P25">}</text:p>
      <text:p text:style-name="P25">void cmd_exec(char* message[], int size_message) {</text:p>
      <text:p text:style-name="P25"><text:s text:c="4"/>char *uuid = message[0];</text:p>
      <text:p text:style-name="P25"><text:s text:c="4"/>char *command = message[1];</text:p>
      <text:p text:style-name="P25"><text:s text:c="4"/>char *node_id = message[2];</text:p>
      <text:p text:style-name="P25"><text:s text:c="4"/>char *name = message[3];</text:p>
      <text:p text:style-name="P25"><text:s text:c="4"/>if (!strcmp(node_id, NODE_ID)) {</text:p>
      <text:p text:style-name="P25"><text:s text:c="8"/>char *code;</text:p>
      <text:p text:style-name="P25"><text:s text:c="8"/>if (size_message == 4) { // get</text:p>
      <text:p text:style-name="P25"><text:s text:c="12"/>int *res = hashmap_get(&amp;CHI_MAP, name); //hashmap_get для извлечения значения по ключу name из хэш-карты</text:p>
      <text:p text:style-name="P25"><text:s text:c="12"/>if (!res) {</text:p>
      <text:p text:style-name="P25"><text:s text:c="16"/>char answer[strlen(name)+strlen("not found")+2];</text:p>
      <text:p text:style-name="P25"><text:s text:c="16"/>answer[0] = '\0';</text:p>
      <text:p text:style-name="P25"><text:s text:c="16"/>code = int_to_str(CODE_ERROR_CUSTOM);</text:p>
      <text:p text:style-name="P25"><text:s text:c="16"/>strcat(answer, name);</text:p>
      <text:p text:style-name="P25"><text:s text:c="16"/>strcat(answer, " not found");</text:p>
      <text:p text:style-name="P25"><text:s text:c="16"/>char* mes[6] = {uuid, command, node_id, code, answer, NULL};</text:p>
      <text:p text:style-name="P25"><text:s text:c="16"/>mqn_reply(&amp;COMPUTE_NODE, mes);</text:p>
      <text:p text:style-name="P25"><text:s text:c="12"/>} else {</text:p>
      <text:p text:style-name="P25"><text:soft-page-break/><text:s text:c="16"/>char *answer = int_to_str(*res);</text:p>
      <text:p text:style-name="P25"><text:s text:c="16"/>code = int_to_str(CODE_OK);</text:p>
      <text:p text:style-name="P25"><text:s text:c="16"/>char* mes[6] = {uuid, command, node_id, code, answer, NULL};</text:p>
      <text:p text:style-name="P25"><text:s text:c="16"/>mqn_reply(&amp;COMPUTE_NODE, mes);</text:p>
      <text:p text:style-name="P25"><text:s text:c="16"/>free(answer);</text:p>
      <text:p text:style-name="P25"><text:s text:c="12"/>}</text:p>
      <text:p text:style-name="P25"><text:s text:c="8"/>}</text:p>
      <text:p text:style-name="P25"><text:s text:c="8"/>else { // set</text:p>
      <text:p text:style-name="P25"><text:s text:c="12"/>char *value = message[4]; </text:p>
      <text:p text:style-name="P25"><text:s text:c="12"/>int *int_value = malloc(sizeof(int));</text:p>
      <text:p text:style-name="P25"><text:s text:c="12"/>*int_value = strtol(value, NULL, 10);</text:p>
      <text:p text:style-name="P25"><text:s text:c="12"/>char* k = malloc(strlen(name)+1);</text:p>
      <text:p text:style-name="P25"><text:s text:c="12"/>memcpy(k, name, strlen(name));</text:p>
      <text:p text:style-name="P25"><text:s text:c="12"/>k[strlen(name)] = '\0';</text:p>
      <text:p text:style-name="P25"><text:s text:c="12"/>int res = hashmap_put(&amp;CHI_MAP, k, int_value); //hashmap_put для добавления значения value с ключом name в хэш-карту</text:p>
      <text:p text:style-name="P25"><text:s text:c="12"/>if (res) {</text:p>
      <text:p text:style-name="P25"><text:s text:c="16"/>char* answer = (res == -EEXIST)? "Already exists" : "Unknown error";</text:p>
      <text:p text:style-name="P25"><text:s text:c="16"/>code = int_to_str(CODE_ERROR_CUSTOM);</text:p>
      <text:p text:style-name="P25"><text:s text:c="16"/>char* mes[6] = {uuid, command, node_id, code, answer, NULL};</text:p>
      <text:p text:style-name="P25"><text:s text:c="16"/>mqn_reply(&amp;COMPUTE_NODE, mes);</text:p>
      <text:p text:style-name="P25"><text:s text:c="12"/>} else {</text:p>
      <text:p text:style-name="P25"><text:s text:c="16"/>code = int_to_str(CODE_OK);</text:p>
      <text:p text:style-name="P25"><text:s text:c="16"/>char* mes[6] = {uuid, command, node_id, code, "", NULL};</text:p>
      <text:p text:style-name="P25"><text:s text:c="16"/>mqn_reply(&amp;COMPUTE_NODE, mes);</text:p>
      <text:p text:style-name="P25"><text:s text:c="12"/>}</text:p>
      <text:p text:style-name="P25"><text:s text:c="8"/>}</text:p>
      <text:p text:style-name="P25"><text:s text:c="8"/>free(code);</text:p>
      <text:p text:style-name="P25"><text:s text:c="4"/>} else</text:p>
      <text:p text:style-name="P25"><text:s text:c="8"/>push_next(message);</text:p>
      <text:p text:style-name="P25">}</text:p>
      <text:p text:style-name="P25">void cmd_ping(char* message[], int size_message) {</text:p>
      <text:p text:style-name="P25"><text:s text:c="4"/>char *uuid = message[0];</text:p>
      <text:p text:style-name="P25"><text:soft-page-break/><text:s text:c="4"/>char *command = message[1];</text:p>
      <text:p text:style-name="P25"><text:s text:c="4"/>char *node_id = message[2];</text:p>
      <text:p text:style-name="P25"><text:s text:c="4"/>if (!strcmp(node_id, NODE_ID)) {</text:p>
      <text:p text:style-name="P25"><text:s text:c="8"/>reply_ok(uuid, command, node_id);</text:p>
      <text:p text:style-name="P25"><text:s text:c="4"/>} else</text:p>
      <text:p text:style-name="P25"><text:s text:c="8"/>push_next(message);</text:p>
      <text:p text:style-name="P25">}</text:p>
      <text:p text:style-name="P25">void cmd_disconnect(char* message[], int size_message) {</text:p>
      <text:p text:style-name="P25"><text:s text:c="4"/>char *uuid = message[0];</text:p>
      <text:p text:style-name="P25"><text:s text:c="4"/>char *command = message[1];</text:p>
      <text:p text:style-name="P25"><text:s text:c="4"/>char *node_id = message[2];</text:p>
      <text:p text:style-name="P25"><text:s text:c="4"/>int int_node_id = strtol(node_id, NULL, 10);</text:p>
      <text:p text:style-name="P25"><text:s text:c="4"/>if (COMPUTE_NODE.left_child_id == int_node_id ||</text:p>
      <text:p text:style-name="P25"><text:s text:c="16"/>COMPUTE_NODE.right_child_id == int_node_id) { // это сын</text:p>
      <text:p text:style-name="P25"><text:s text:c="8"/>mqn_close(&amp;COMPUTE_NODE, int_node_id);</text:p>
      <text:p text:style-name="P25"><text:s text:c="8"/>reply_ok(uuid, command, node_id);</text:p>
      <text:p text:style-name="P25"><text:s text:c="4"/>} else</text:p>
      <text:p text:style-name="P25"><text:s text:c="8"/>push_next(message);</text:p>
      <text:p text:style-name="P25">}</text:p>
      <text:p text:style-name="P24">mq_node.c</text:p>
      <text:p text:style-name="P26">#include "mq_node.h"</text:p>
      <text:p text:style-name="P26">#include &lt;string.h&gt;</text:p>
      <text:p text:style-name="P26">#include &lt;assert.h&gt;</text:p>
      <text:p text:style-name="P26">#include &lt;stdlib.h&gt;</text:p>
      <text:p text:style-name="P26"/>
      <text:p text:style-name="P26">void mqn_init(mq_node *m) {</text:p>
      <text:p text:style-name="P26"><text:s text:c="4"/>m-&gt;context = zmq_ctx_new();</text:p>
      <text:p text:style-name="P26"><text:s text:c="4"/>m-&gt;main_socket = zmq_socket(m-&gt;context, ZMQ_PAIR);</text:p>
      <text:p text:style-name="P26"><text:s text:c="4"/>m-&gt;ping_socket = zmq_socket(m-&gt;context, ZMQ_PAIR);</text:p>
      <text:p text:style-name="P26"><text:s text:c="4"/>m-&gt;left_child_id = -1;</text:p>
      <text:p text:style-name="P26"><text:s text:c="4"/>m-&gt;right_child_id = -1;</text:p>
      <text:p text:style-name="P26"><text:s text:c="4"/>m-&gt;left_child_main_socket = NULL;</text:p>
      <text:p text:style-name="P26"><text:s text:c="4"/>m-&gt;right_child_main_socket = NULL;</text:p>
      <text:p text:style-name="P26"><text:soft-page-break/><text:s text:c="4"/>m-&gt;left_child_ping_socket = NULL;</text:p>
      <text:p text:style-name="P26"><text:s text:c="4"/>m-&gt;right_child_ping_socket = NULL;</text:p>
      <text:p text:style-name="P26">}</text:p>
      <text:p text:style-name="P26">void mqn_bind(mq_node *m, char* main_address, char* ping_address) { //привязка основного и пингующего сокетов к определенным адресам</text:p>
      <text:p text:style-name="P26"><text:s text:c="4"/>int rc = zmq_bind(m-&gt;main_socket, main_address);</text:p>
      <text:p text:style-name="P26"><text:s text:c="4"/>assert(rc == 0);</text:p>
      <text:p text:style-name="P26"><text:s text:c="4"/>rc = zmq_bind(m-&gt;ping_socket, ping_address);</text:p>
      <text:p text:style-name="P26"><text:s text:c="4"/>assert(rc == 0);</text:p>
      <text:p text:style-name="P26">}</text:p>
      <text:p text:style-name="P26">void mqn_connect(mq_node *m, int node_id, char* main_address, char* ping_address) { //соединения с другими узлами по определенным адресам</text:p>
      <text:p text:style-name="P26"><text:s text:c="4"/>if (m-&gt;left_child_id == -1) {</text:p>
      <text:p text:style-name="P26"><text:s text:c="8"/>m-&gt;left_child_main_socket = zmq_socket(m-&gt;context, ZMQ_PAIR); //ZMQ_PAIR обеспечивает парное соединение между точками конечного узла</text:p>
      <text:p text:style-name="P26"><text:s text:c="8"/>m-&gt;left_child_ping_socket = zmq_socket(m-&gt;context, ZMQ_PAIR);</text:p>
      <text:p text:style-name="P26"><text:s text:c="8"/>int rc = zmq_connect(m-&gt;left_child_main_socket, main_address);</text:p>
      <text:p text:style-name="P26"><text:s text:c="8"/>assert(rc == 0);</text:p>
      <text:p text:style-name="P26"><text:s text:c="8"/>rc = zmq_connect(m-&gt;left_child_ping_socket, ping_address);</text:p>
      <text:p text:style-name="P26"><text:s text:c="8"/>assert(rc == 0);</text:p>
      <text:p text:style-name="P26"><text:s text:c="8"/>m-&gt;left_child_id = node_id;</text:p>
      <text:p text:style-name="P26"><text:s text:c="4"/>} else if (m-&gt;right_child_id == -1) {</text:p>
      <text:p text:style-name="P26"><text:s text:c="8"/>m-&gt;right_child_main_socket = zmq_socket(m-&gt;context, ZMQ_PAIR);</text:p>
      <text:p text:style-name="P26"><text:s text:c="8"/>m-&gt;right_child_ping_socket = zmq_socket(m-&gt;context, ZMQ_PAIR);</text:p>
      <text:p text:style-name="P26"><text:s text:c="8"/>int rc = zmq_connect(m-&gt;right_child_main_socket, main_address);</text:p>
      <text:p text:style-name="P26"><text:s text:c="8"/>assert(rc == 0);</text:p>
      <text:p text:style-name="P26"><text:s text:c="8"/>rc = zmq_connect(m-&gt;right_child_ping_socket, ping_address);</text:p>
      <text:p text:style-name="P26"><text:s text:c="8"/>assert(rc == 0);</text:p>
      <text:p text:style-name="P26"><text:s text:c="8"/>m-&gt;right_child_id = node_id;</text:p>
      <text:p text:style-name="P26"><text:s text:c="4"/>}</text:p>
      <text:p text:style-name="P26">}</text:p>
      <text:p text:style-name="P26"/>
      <text:p text:style-name="P26">int mqn_receive(void* socket, char* message[]) { //прием сообщений от родительского узла</text:p>
      <text:p text:style-name="P26"><text:s text:c="4"/>int i = 0; //отслеживание кол-ва полученных сообщений</text:p>
      <text:p text:style-name="P26"><text:soft-page-break/><text:s text:c="4"/>int64_t more; //наличие дополнительных сообщений</text:p>
      <text:p text:style-name="P26"><text:s text:c="4"/>size_t more_size = sizeof more;</text:p>
      <text:p text:style-name="P26"><text:s text:c="4"/>do {</text:p>
      <text:p text:style-name="P26"><text:s text:c="8"/>zmq_msg_t part; //хранение и обработки полученного сообщения</text:p>
      <text:p text:style-name="P26"><text:s text:c="8"/>int rc = zmq_msg_init (&amp;part);</text:p>
      <text:p text:style-name="P26"><text:s text:c="8"/>assert (rc == 0);</text:p>
      <text:p text:style-name="P26"><text:s text:c="8"/>rc = zmq_msg_recv (&amp;part, socket, ZMQ_DONTWAIT); //ZMQ_DONTWAIT указывает, что операция должна быть выполнена немедленно, и если ее нельзя выполнить немедленно, она должна завершиться с ошибкой.</text:p>
      <text:p text:style-name="P26"><text:s text:c="8"/>if (rc == -1)</text:p>
      <text:p text:style-name="P26"><text:s text:c="12"/>return i;</text:p>
      <text:p text:style-name="P26"><text:s text:c="8"/>message[i] = realloc(message[i], sizeof(char)*(zmq_msg_size(&amp;part)+1)); //перераспределение памяти для полученного сообщения</text:p>
      <text:p text:style-name="P26"><text:s text:c="8"/>memcpy(message[i], zmq_msg_data(&amp;part), zmq_msg_size(&amp;part));</text:p>
      <text:p text:style-name="P26"><text:s text:c="8"/>message[i][zmq_msg_size(&amp;part)] = '\0';</text:p>
      <text:p text:style-name="P26"><text:s text:c="8"/>rc = zmq_getsockopt (socket, ZMQ_RCVMORE, &amp;more, &amp;more_size); //ZMQ_RCVMORE позволяет проверить, были ли получены еще какие-либо сообщения после текущего сообщения во входящих очередях</text:p>
      <text:p text:style-name="P26"><text:s text:c="8"/>assert (rc == 0);</text:p>
      <text:p text:style-name="P26"><text:s text:c="8"/>zmq_msg_close (&amp;part);</text:p>
      <text:p text:style-name="P26"><text:s text:c="8"/>i++;</text:p>
      <text:p text:style-name="P26"><text:s text:c="4"/>} while (more);</text:p>
      <text:p text:style-name="P26"><text:s text:c="4"/>return i;</text:p>
      <text:p text:style-name="P26">}</text:p>
      <text:p text:style-name="P26"/>
      <text:p text:style-name="P26">void mqn_push(void* socket, char* message[]) { //отправки сообщений</text:p>
      <text:p text:style-name="P26"><text:s text:c="4"/>int i=0;</text:p>
      <text:p text:style-name="P26"><text:s text:c="4"/>for (; message[i+1]; ++i) {</text:p>
      <text:p text:style-name="P26"><text:s text:c="8"/>zmq_msg_t part;</text:p>
      <text:p text:style-name="P26"><text:s text:c="8"/>zmq_msg_init_size(&amp;part, strlen(message[i]));</text:p>
      <text:p text:style-name="P26"><text:s text:c="8"/>memcpy(zmq_msg_data(&amp;part), message[i], strlen(message[i])); //копируется в сообщение</text:p>
      <text:p text:style-name="P26"><text:s text:c="8"/>int rc = zmq_msg_send(&amp;part, socket, ZMQ_SNDMORE); //ZMQ_SNDMORE указывает, что отправляемое сообщение является частью многочастного сообщения и что больше сообщений следует после текущего</text:p>
      <text:p text:style-name="P26"><text:s text:c="8"/>assert(rc != -1);</text:p>
      <text:p text:style-name="P26"><text:soft-page-break/><text:s text:c="8"/>zmq_msg_close(&amp;part);</text:p>
      <text:p text:style-name="P26"><text:s text:c="4"/>}</text:p>
      <text:p text:style-name="P26"><text:s text:c="4"/>zmq_msg_t part;</text:p>
      <text:p text:style-name="P26"><text:s text:c="4"/>zmq_msg_init_size(&amp;part, strlen(message[i]));</text:p>
      <text:p text:style-name="P26"><text:s text:c="4"/>memcpy(zmq_msg_data(&amp;part), message[i], strlen(message[i]));</text:p>
      <text:p text:style-name="P26"><text:s text:c="4"/>int rc = zmq_msg_send(&amp;part, socket, 0); //последнее сообщение в многочастном сообщении</text:p>
      <text:p text:style-name="P26"><text:s text:c="4"/>assert(rc != -1);</text:p>
      <text:p text:style-name="P26"><text:s text:c="4"/>zmq_msg_close(&amp;part);</text:p>
      <text:p text:style-name="P26">}</text:p>
      <text:p text:style-name="P26"/>
      <text:p text:style-name="P26">void mqn_push_all(mq_node *m, char* message[]) { //отправка сообщений всем дочерним узлам</text:p>
      <text:p text:style-name="P26"><text:s text:c="4"/>if (m-&gt;left_child_main_socket != NULL)</text:p>
      <text:p text:style-name="P26"><text:s text:c="8"/>mqn_push(m-&gt;left_child_main_socket, message);</text:p>
      <text:p text:style-name="P26"><text:s text:c="4"/>if (m-&gt;right_child_main_socket != NULL)</text:p>
      <text:p text:style-name="P26"><text:s text:c="8"/>mqn_push(m-&gt;right_child_main_socket, message);</text:p>
      <text:p text:style-name="P26">}</text:p>
      <text:p text:style-name="P26">void mqn_reply(mq_node *m, char* message[]) { //отправка (повторная отправка) "ответа на сообщение"</text:p>
      <text:p text:style-name="P26"><text:s text:c="4"/>mqn_push(m-&gt;main_socket, message);</text:p>
      <text:p text:style-name="P26">}</text:p>
      <text:p text:style-name="P26"/>
      <text:p text:style-name="P26">void mqn_close(mq_node *m, int node_id) { //закрытие сокетов</text:p>
      <text:p text:style-name="P26"><text:s text:c="4"/>if (m-&gt;left_child_id == node_id) {</text:p>
      <text:p text:style-name="P26"><text:s text:c="8"/>int rc = zmq_close(m-&gt;left_child_main_socket);</text:p>
      <text:p text:style-name="P26"><text:s text:c="8"/>assert(rc == 0);</text:p>
      <text:p text:style-name="P26"><text:s text:c="8"/>rc = zmq_close(m-&gt;left_child_ping_socket);</text:p>
      <text:p text:style-name="P26"><text:s text:c="8"/>assert(rc == 0);</text:p>
      <text:p text:style-name="P26"><text:s text:c="8"/>m-&gt;left_child_main_socket = NULL;</text:p>
      <text:p text:style-name="P26"><text:s text:c="8"/>m-&gt;left_child_ping_socket = NULL;</text:p>
      <text:p text:style-name="P26"><text:s text:c="8"/>m-&gt;left_child_id = -1;</text:p>
      <text:p text:style-name="P26"><text:s text:c="4"/>}</text:p>
      <text:p text:style-name="P26"><text:s text:c="4"/>else if (m-&gt;right_child_id == node_id) {</text:p>
      <text:p text:style-name="P26"><text:soft-page-break/><text:s text:c="8"/>int rc = zmq_close(m-&gt;right_child_main_socket);</text:p>
      <text:p text:style-name="P26"><text:s text:c="8"/>assert(rc == 0);</text:p>
      <text:p text:style-name="P26"><text:s text:c="8"/>rc = zmq_close(m-&gt;right_child_ping_socket);</text:p>
      <text:p text:style-name="P26"><text:s text:c="8"/>assert(rc == 0);</text:p>
      <text:p text:style-name="P26"><text:s text:c="8"/>m-&gt;right_child_main_socket = NULL;</text:p>
      <text:p text:style-name="P26"><text:s text:c="8"/>m-&gt;right_child_ping_socket = NULL;</text:p>
      <text:p text:style-name="P26"><text:s text:c="8"/>m-&gt;right_child_id = -1;</text:p>
      <text:p text:style-name="P26"><text:s text:c="4"/>}</text:p>
      <text:p text:style-name="P26">}</text:p>
      <text:p text:style-name="P26">void mqn_destroy(mq_node *m) { //удаление сокетов</text:p>
      <text:p text:style-name="P26"><text:s text:c="4"/>if (m-&gt;left_child_id != -1)</text:p>
      <text:p text:style-name="P26"><text:s text:c="8"/>mqn_close(m, m-&gt;left_child_id);</text:p>
      <text:p text:style-name="P26"><text:s text:c="4"/>if (m-&gt;right_child_id != -1)</text:p>
      <text:p text:style-name="P26"><text:s text:c="8"/>mqn_close(m, m-&gt;right_child_id);</text:p>
      <text:p text:style-name="P26"><text:s text:c="4"/>int rc = zmq_close(m-&gt;main_socket);</text:p>
      <text:p text:style-name="P26"><text:s text:c="4"/>assert(rc == 0);</text:p>
      <text:p text:style-name="P26"><text:s text:c="4"/>rc = zmq_close(m-&gt;ping_socket);</text:p>
      <text:p text:style-name="P26"><text:s text:c="4"/>assert(rc == 0);</text:p>
      <text:p text:style-name="P26"><text:s text:c="4"/>zmq_ctx_destroy (m-&gt;context);</text:p>
      <text:p text:style-name="P26"><text:s text:c="4"/>m-&gt;main_socket = NULL;</text:p>
      <text:p text:style-name="P26"><text:s text:c="4"/>m-&gt;ping_socket = NULL;</text:p>
      <text:p text:style-name="P26"><text:s text:c="4"/>m-&gt;context = NULL;</text:p>
      <text:p text:style-name="P26">}</text:p>
      <text:p text:style-name="P24">balanced_tree.c</text:p>
      <text:p text:style-name="P26">#include "balanced_tree.h"</text:p>
      <text:p text:style-name="P26"/>
      <text:p text:style-name="P26">#define K_SIZE 2</text:p>
      <text:p text:style-name="P26"/>
      <text:p text:style-name="P26">typedef struct {</text:p>
      <text:p text:style-name="P26"><text:s text:c="4"/>int id;</text:p>
      <text:p text:style-name="P26"><text:s text:c="4"/>int pid;</text:p>
      <text:p text:style-name="P26"><text:s text:c="4"/>char* main_address;</text:p>
      <text:p text:style-name="P26"><text:s text:c="4"/>char* ping_address;</text:p>
      <text:p text:style-name="P26"><text:soft-page-break/>} b_tree_node;</text:p>
      <text:p text:style-name="P26"/>
      <text:p text:style-name="P26">typedef struct {</text:p>
      <text:p text:style-name="P26"><text:s text:c="4"/>b_tree_node *buf;</text:p>
      <text:p text:style-name="P26"><text:s text:c="4"/>size_t pool_size;</text:p>
      <text:p text:style-name="P26"><text:s text:c="4"/>size_t size;</text:p>
      <text:p text:style-name="P26">} b_tree;</text:p>
      <text:p text:style-name="P26"/>
      <text:p text:style-name="P26">void btree_init(b_tree *t) {</text:p>
      <text:p text:style-name="P26"><text:s text:c="4"/>t-&gt;size = 0;</text:p>
      <text:p text:style-name="P26"><text:s text:c="4"/>t-&gt;pool_size = 0;</text:p>
      <text:p text:style-name="P26"><text:s text:c="4"/>t-&gt;buf = NULL;</text:p>
      <text:p text:style-name="P26">}</text:p>
      <text:p text:style-name="P26"/>
      <text:p text:style-name="P26">void btree_destroy(b_tree *t) {</text:p>
      <text:p text:style-name="P26"><text:s text:c="4"/>t-&gt;size = 0;</text:p>
      <text:p text:style-name="P26"><text:s text:c="4"/>t-&gt;pool_size = 0;</text:p>
      <text:p text:style-name="P26"><text:s text:c="4"/>free(t-&gt;buf);</text:p>
      <text:p text:style-name="P26"><text:s text:c="4"/>t-&gt;buf = NULL;</text:p>
      <text:p text:style-name="P26">}</text:p>
      <text:p text:style-name="P26"/>
      <text:p text:style-name="P26">static bool set_size(b_tree *t, size_t new_size) { //обновление размера дерева</text:p>
      <text:p text:style-name="P26"><text:s text:c="4"/>if (new_size &lt; t-&gt;size) {</text:p>
      <text:p text:style-name="P26"><text:s text:c="8"/>t-&gt;size = new_size;</text:p>
      <text:p text:style-name="P26"><text:s text:c="8"/>if (t-&gt;size * 2*K_SIZE &lt;= t-&gt;pool_size) {</text:p>
      <text:p text:style-name="P26"><text:s text:c="12"/>t-&gt;pool_size = t-&gt;pool_size / K_SIZE;</text:p>
      <text:p text:style-name="P26"><text:s text:c="12"/>t-&gt;buf = realloc(t-&gt;buf, t-&gt;pool_size * sizeof(b_tree_node));</text:p>
      <text:p text:style-name="P26"><text:s text:c="8"/>}</text:p>
      <text:p text:style-name="P26"><text:s text:c="4"/>}</text:p>
      <text:p text:style-name="P26"><text:s text:c="4"/>else if (new_size &gt; t-&gt;size) {</text:p>
      <text:p text:style-name="P26"><text:s text:c="8"/>t-&gt;size = new_size;</text:p>
      <text:p text:style-name="P26"><text:s text:c="8"/>if (new_size &gt; t-&gt;pool_size) {</text:p>
      <text:p text:style-name="P26"><text:s text:c="12"/>size_t new_pool_size = t-&gt;pool_size * K_SIZE;</text:p>
      <text:p text:style-name="P26"><text:soft-page-break/><text:s text:c="12"/>if (t-&gt;pool_size == 0) new_pool_size = K_SIZE * 2;</text:p>
      <text:p text:style-name="P26"><text:s text:c="12"/>b_tree_node *new_buf = realloc(t-&gt;buf, new_pool_size * sizeof(b_tree_node));</text:p>
      <text:p text:style-name="P26"><text:s text:c="12"/>if (new_buf == NULL) return false;</text:p>
      <text:p text:style-name="P26"><text:s text:c="12"/>t-&gt;pool_size = new_pool_size;</text:p>
      <text:p text:style-name="P26"><text:s text:c="12"/>t-&gt;buf = new_buf;</text:p>
      <text:p text:style-name="P26"><text:s text:c="8"/>}</text:p>
      <text:p text:style-name="P26"><text:s text:c="4"/>}</text:p>
      <text:p text:style-name="P26"><text:s text:c="4"/>return true;</text:p>
      <text:p text:style-name="P26">}</text:p>
      <text:p text:style-name="P26"/>
      <text:p text:style-name="P26">bool btree_add(b_tree *t, b_tree_node elem) {</text:p>
      <text:p text:style-name="P26"><text:s text:c="4"/>if (!set_size(t, t-&gt;size+1)) return false;</text:p>
      <text:p text:style-name="P26"><text:s text:c="4"/>t-&gt;buf[t-&gt;size-1] = elem;</text:p>
      <text:p text:style-name="P26"><text:s text:c="4"/>return true;</text:p>
      <text:p text:style-name="P26">}</text:p>
      <text:p text:style-name="P26"/>
      <text:p text:style-name="P26">b_tree_node btree_last_elem_parent(b_tree *t) {</text:p>
      <text:p text:style-name="P26"><text:s text:c="4"/>return t-&gt;buf[(t-&gt;size-2)/2];</text:p>
      <text:p text:style-name="P26">}</text:p>
      <text:p text:style-name="P26"/>
      <text:p text:style-name="P26">b_tree_node btree_last_elem(b_tree *t) {</text:p>
      <text:p text:style-name="P26"><text:s text:c="4"/>return t-&gt;buf[t-&gt;size-1];</text:p>
      <text:p text:style-name="P26">}</text:p>
      <text:p text:style-name="P26"/>
      <text:p text:style-name="P26">b_tree_node btree_remove(b_tree *t, int elem_id) {</text:p>
      <text:p text:style-name="P26"><text:s text:c="4"/>b_tree_node r_elem = t-&gt;buf[t-&gt;size-1];</text:p>
      <text:p text:style-name="P26"/>
      <text:p text:style-name="P26"><text:s text:c="4"/>for (int i = 0; i &lt; t-&gt;size; ++i) {</text:p>
      <text:p text:style-name="P26"><text:s text:c="8"/>if (t-&gt;buf[i].id == elem_id) {</text:p>
      <text:p text:style-name="P26"><text:s text:c="12"/>free(t-&gt;buf[i].main_address);</text:p>
      <text:p text:style-name="P26"><text:s text:c="12"/>free(t-&gt;buf[i].ping_address);</text:p>
      <text:p text:style-name="P26"><text:s text:c="12"/>t-&gt;buf[i].main_address = NULL;</text:p>
      <text:p text:style-name="P26"><text:s text:c="12"/>t-&gt;buf[i].ping_address = NULL;</text:p>
      <text:p text:style-name="P26"><text:soft-page-break/><text:s text:c="12"/>t-&gt;buf[i] = r_elem;</text:p>
      <text:p text:style-name="P26"><text:s text:c="12"/>break;</text:p>
      <text:p text:style-name="P26"><text:s text:c="8"/>}</text:p>
      <text:p text:style-name="P26"><text:s text:c="4"/>}</text:p>
      <text:p text:style-name="P26"><text:s text:c="4"/>t-&gt;size--;</text:p>
      <text:p text:style-name="P26"><text:s text:c="4"/>return r_elem;</text:p>
      <text:p text:style-name="P26">}</text:p>
      <text:p text:style-name="P26"/>
      <text:p text:style-name="P26">b_tree_node btree_find(b_tree *t, int elem_id) {</text:p>
      <text:p text:style-name="P26"><text:s text:c="4"/>b_tree_node res = {-1, -1, false};</text:p>
      <text:p text:style-name="P26"><text:s text:c="4"/>for (int i = 0; i &lt; t-&gt;size; ++i) {</text:p>
      <text:p text:style-name="P26"><text:s text:c="8"/>if (t-&gt;buf[i].id == elem_id) {</text:p>
      <text:p text:style-name="P26"><text:s text:c="12"/>res = t-&gt;buf[i];</text:p>
      <text:p text:style-name="P26"><text:s text:c="12"/>break;</text:p>
      <text:p text:style-name="P26"><text:s text:c="8"/>}</text:p>
      <text:p text:style-name="P26"><text:s text:c="4"/>}</text:p>
      <text:p text:style-name="P26"><text:s text:c="4"/>return res;</text:p>
      <text:p text:style-name="P26">}</text:p>
      <text:p text:style-name="P26"/>
      <text:p text:style-name="P26">b_tree_node btree_get_parent(b_tree *t, int elem_id) {</text:p>
      <text:p text:style-name="P26"><text:s text:c="4"/>b_tree_node res = {-1, -1, false};</text:p>
      <text:p text:style-name="P26"><text:s text:c="4"/>for (int i = 0; i &lt; t-&gt;size; ++i) {</text:p>
      <text:p text:style-name="P26"><text:s text:c="8"/>if (t-&gt;buf[i].id == elem_id) {</text:p>
      <text:p text:style-name="P26"><text:s text:c="12"/>if (i == 0)</text:p>
      <text:p text:style-name="P26"><text:s text:c="16"/>return res;</text:p>
      <text:p text:style-name="P26"><text:s text:c="12"/>res = t-&gt;buf[(i-1)/2];</text:p>
      <text:p text:style-name="P26"><text:s text:c="12"/>break;</text:p>
      <text:p text:style-name="P26"><text:s text:c="8"/>}</text:p>
      <text:p text:style-name="P26"><text:s text:c="4"/>}</text:p>
      <text:p text:style-name="P26"><text:s text:c="4"/>return res;</text:p>
      <text:p text:style-name="P26">}</text:p>
      <text:p text:style-name="P26"/>
      <text:p text:style-name="P26">b_tree_node btree_get_left(b_tree *t, int elem_id) {</text:p>
      <text:p text:style-name="P26"><text:soft-page-break/><text:s text:c="4"/>b_tree_node res = {-1, -1, false};</text:p>
      <text:p text:style-name="P26"><text:s text:c="4"/>for (int i = 0; i &lt; t-&gt;size; ++i) {</text:p>
      <text:p text:style-name="P26"><text:s text:c="8"/>if (t-&gt;buf[i].id == elem_id) {</text:p>
      <text:p text:style-name="P26"><text:s text:c="12"/>if (2*i+1 &gt;= t-&gt;size)</text:p>
      <text:p text:style-name="P26"><text:s text:c="16"/>return res;</text:p>
      <text:p text:style-name="P26"><text:s text:c="12"/>res = t-&gt;buf[2*i+1];</text:p>
      <text:p text:style-name="P26"><text:s text:c="12"/>break;</text:p>
      <text:p text:style-name="P26"><text:s text:c="8"/>}</text:p>
      <text:p text:style-name="P26"><text:s text:c="4"/>}</text:p>
      <text:p text:style-name="P26"><text:s text:c="4"/>return res;</text:p>
      <text:p text:style-name="P26">}</text:p>
      <text:p text:style-name="P26">b_tree_node btree_get_right(b_tree *t, int elem_id) {</text:p>
      <text:p text:style-name="P26"><text:s text:c="4"/>b_tree_node res = {-1, -1, false};</text:p>
      <text:p text:style-name="P26"><text:s text:c="4"/>for (int i = 0; i &lt; t-&gt;size; ++i) {</text:p>
      <text:p text:style-name="P26"><text:s text:c="8"/>if (t-&gt;buf[i].id == elem_id) {</text:p>
      <text:p text:style-name="P26"><text:s text:c="12"/>if (2*i+2 &gt;= t-&gt;size)</text:p>
      <text:p text:style-name="P26"><text:s text:c="16"/>return res;</text:p>
      <text:p text:style-name="P26"><text:s text:c="12"/>res = t-&gt;buf[2*i+2];</text:p>
      <text:p text:style-name="P26"><text:s text:c="12"/>break;</text:p>
      <text:p text:style-name="P26"><text:s text:c="8"/>}</text:p>
      <text:p text:style-name="P26"><text:s text:c="4"/>}</text:p>
      <text:p text:style-name="P26"><text:s text:c="4"/>return res;</text:p>
      <text:p text:style-name="P26">}</text:p>
      <text:p text:style-name="P21">error_handler.c</text:p>
      <text:p text:style-name="P26">#include "error_handler.h"</text:p>
      <text:p text:style-name="P26">#include &lt;stdlib.h&gt;</text:p>
      <text:p text:style-name="P26">#include &lt;zmq.h&gt;</text:p>
      <text:p text:style-name="P26"/>
      <text:p text:style-name="P26">void error_handler_zmq(bool res) {</text:p>
      <text:p text:style-name="P26"><text:s text:c="4"/>if (res) return;</text:p>
      <text:p text:style-name="P26"><text:s text:c="4"/>if (errno) {</text:p>
      <text:p text:style-name="P26"><text:s text:c="8"/>printf("zmq error: %s\n", zmq_strerror(errno));</text:p>
      <text:p text:style-name="P26"><text:s text:c="8"/>exit(errno);</text:p>
      <text:p text:style-name="P26"><text:soft-page-break/><text:s text:c="4"/>}</text:p>
      <text:p text:style-name="P26"><text:s text:c="4"/>printf("unknown error\n");</text:p>
      <text:p text:style-name="P26"><text:s text:c="4"/>exit(-1);</text:p>
      <text:p text:style-name="P26">}</text:p>
      <text:p text:style-name="P26"/>
      <text:p text:style-name="P26">void error_handler(bool res, char* err) {</text:p>
      <text:p text:style-name="P26"><text:s text:c="4"/>if (res) return;</text:p>
      <text:p text:style-name="P26"><text:s text:c="4"/>printf("%s", err);</text:p>
      <text:p text:style-name="P26"><text:s text:c="4"/>if (errno) {</text:p>
      <text:p text:style-name="P26"><text:s text:c="8"/>perror("");</text:p>
      <text:p text:style-name="P26"><text:s text:c="8"/>exit(errno);</text:p>
      <text:p text:style-name="P26"><text:s text:c="4"/>}</text:p>
      <text:p text:style-name="P26"><text:s text:c="4"/>printf(": unknown error\n");</text:p>
      <text:p text:style-name="P26"><text:s text:c="4"/>exit(-1);</text:p>
      <text:p text:style-name="P26">}</text:p>
      <text:p text:style-name="P24">CmakeLists.txt</text:p>
      <text:p text:style-name="P26">cmake_minimum_required(VERSION 3.22)</text:p>
      <text:p text:style-name="P26">project(lab6 C)</text:p>
      <text:p text:style-name="P26"/>
      <text:p text:style-name="P26">set(CMAKE_C_STANDARD 99)</text:p>
      <text:p text:style-name="P26"/>
      <text:p text:style-name="P26">add_subdirectory(hashmap)</text:p>
      <text:p text:style-name="P26">add_subdirectory(errors)</text:p>
      <text:p text:style-name="P26">add_subdirectory(structures)</text:p>
      <text:p text:style-name="P26"/>
      <text:p text:style-name="P26">add_executable(control_node control_node.c)</text:p>
      <text:p text:style-name="P26">add_executable(compute_node compute_node.c)</text:p>
      <text:p text:style-name="P26"/>
      <text:p text:style-name="P26">target_link_libraries(control_node balanced_tree mq_node rm_list error_handler hashmap zmq pthread uuid)</text:p>
      <text:p text:style-name="P26">target_link_libraries(compute_node mq_node error_handler hashmap zmq)</text:p>
      <text:p text:style-name="P18">Протокол работы программы</text:p>
      <text:p text:style-name="P3">Тестирование:</text:p>
      <text:p text:style-name="P1"><text:soft-page-break/>user@user-GF63-Thin-11UD:~/OSlab5-7$ ./control_node</text:p>
      <text:p text:style-name="P1">USAGE:</text:p>
      <text:p text:style-name="P1"><text:s text:c="8"/>create ID - create node with id=ID</text:p>
      <text:p text:style-name="P2"><text:s text:c="8"/>remove ID - remove node with i=ID</text:p>
      <text:p text:style-name="P2"><text:s text:c="8"/>exec ID NAME [VALUE] - get value or set VALUE by the key NAM </text:p>
      <text:p text:style-name="P2">heartbeat TIME - each node begins to report once every TIME milliseconds that</text:p>
      <text:p text:style-name="P2">it is operational. If there is no signal from the node for 4*TIME milliseconds,</text:p>
      <text:p text:style-name="P2">then a line about the node's unavailability is displayed. If TIME=0 then</text:p>
      <text:p text:style-name="P2">heartbeat is </text:p>
      <text:p text:style-name="P2">disabled</text:p>
      <text:p text:style-name="P1">create 1</text:p>
      <text:p text:style-name="P1">Ok: 26575</text:p>
      <text:p text:style-name="P1">exec 1 var 10</text:p>
      <text:p text:style-name="P1">Ok:1: </text:p>
      <text:p text:style-name="P1">heartbeat 26575</text:p>
      <text:p text:style-name="P1">OK</text:p>
      <text:p text:style-name="P1">remove 1</text:p>
      <text:p text:style-name="P1">Ok</text:p>
      <text:p text:style-name="P1"/>
      <text:p text:style-name="P4">Strace:</text:p>
      <text:p text:style-name="P31">user@user-GF63-Thin-11UD:~/OSlab5-7$ strace ./control_node</text:p>
      <text:p text:style-name="P31">execve("./control_node", ["./control_node"], 0x7ffd022e51f0 /* 57 vars */) = 0</text:p>
      <text:p text:style-name="P31">brk(NULL) <text:s text:c="30"/>= 0x5602f6ed7000</text:p>
      <text:p text:style-name="P31">arch_prctl(0x3001 /* ARCH_??? */, 0x7ffeda47b2f0) = -1 EINVAL (Недопустимый аргумент)</text:p>
      <text:p text:style-name="P31">access("/etc/ld.so.preload", R_OK) <text:s text:c="5"/>= -1 ENOENT (Нет такого файла или каталога)</text:p>
      <text:p text:style-name="P31">openat(AT_FDCWD, "/etc/ld.so.cache", O_RDONLY|O_CLOEXEC) = 3</text:p>
      <text:p text:style-name="P31">fstat(3, {st_mode=S_IFREG|0644, st_size=69382, ...}) = 0</text:p>
      <text:p text:style-name="P31">mmap(NULL, 69382, PROT_READ, MAP_PRIVATE, 3, 0) = 0x7f21b5c80000</text:p>
      <text:p text:style-name="P31">close(3) <text:s text:c="31"/>= 0</text:p>
      <text:p text:style-name="P31">openat(AT_FDCWD, "/lib/x86_64-linux-gnu/libzmq.so.5", O_RDONLY|O_CLOEXEC) = 3</text:p>
      <text:p text:style-name="P31">read(3, "\177ELF\2\1\1\0\0\0\0\0\0\0\0\0\3\0&gt;\0\1\0\0\0`z\1\0\0\0\0\0"..., 832) = 832</text:p>
      <text:p text:style-name="P31">fstat(3, {st_mode=S_IFREG|0644, st_size=675776, ...}) = 0</text:p>
      <text:p text:style-name="P31">mmap(NULL, 8192, PROT_READ|PROT_WRITE, MAP_PRIVATE|MAP_ANONYMOUS, -1, 0) = 0x7f21b5c7e000</text:p>
      <text:p text:style-name="P31">mmap(NULL, 678128, PROT_READ, MAP_PRIVATE|MAP_DENYWRITE, 3, 0) = 0x7f21b5bd8000</text:p>
      <text:p text:style-name="P31"><text:soft-page-break/>mmap(0x7f21b5bee000, 430080, PROT_READ|PROT_EXEC, MAP_PRIVATE|MAP_FIXED|MAP_DENYWRITE, 3, 0x16000) = 0x7f21b5bee000</text:p>
      <text:p text:style-name="P31">mmap(0x7f21b5c57000, 126976, PROT_READ, MAP_PRIVATE|MAP_FIXED|MAP_DENYWRITE, 3, 0x7f000) = 0x7f21b5c57000</text:p>
      <text:p text:style-name="P31">mmap(0x7f21b5c76000, 32768, PROT_READ|PROT_WRITE, MAP_PRIVATE|MAP_FIXED|MAP_DENYWRITE, 3, 0x9d000) = 0x7f21b5c76000</text:p>
      <text:p text:style-name="P31">close(3) <text:s text:c="31"/>= 0</text:p>
      <text:p text:style-name="P31">openat(AT_FDCWD, "/lib/x86_64-linux-gnu/libpthread.so.0", O_RDONLY|O_CLOEXEC) = 3</text:p>
      <text:p text:style-name="P31">read(3, "\177ELF\2\1\1\0\0\0\0\0\0\0\0\0\3\0&gt;\0\1\0\0\0\220q\0\0\0\0\0\0"..., 832) = 832</text:p>
      <text:p text:style-name="P31">pread64(3, "\4\0\0\0\24\0\0\0\3\0\0\0GNU\0\f\4K\246\21\256\356\256\273\203t\346`\6\0374"..., 68, 824) = 68</text:p>
      <text:p text:style-name="P31">fstat(3, {st_mode=S_IFREG|0755, st_size=157224, ...}) = 0</text:p>
      <text:p text:style-name="P31">pread64(3, "\4\0\0\0\24\0\0\0\3\0\0\0GNU\0\f\4K\246\21\256\356\256\273\203t\346`\6\0374"..., 68, 824) = 68</text:p>
      <text:p text:style-name="P31">mmap(NULL, 140408, PROT_READ, MAP_PRIVATE|MAP_DENYWRITE, 3, 0) = 0x7f21b5bb5000</text:p>
      <text:p text:style-name="P31">mmap(0x7f21b5bbb000, 69632, PROT_READ|PROT_EXEC, MAP_PRIVATE|MAP_FIXED|MAP_DENYWRITE, 3, 0x6000) = 0x7f21b5bbb000</text:p>
      <text:p text:style-name="P31">mmap(0x7f21b5bcc000, 24576, PROT_READ, MAP_PRIVATE|MAP_FIXED|MAP_DENYWRITE, 3, 0x17000) = 0x7f21b5bcc000</text:p>
      <text:p text:style-name="P31">mmap(0x7f21b5bd2000, 8192, PROT_READ|PROT_WRITE, MAP_PRIVATE|MAP_FIXED|MAP_DENYWRITE, 3, 0x1c000) = 0x7f21b5bd2000</text:p>
      <text:p text:style-name="P31">mmap(0x7f21b5bd4000, 13432, PROT_READ|PROT_WRITE, MAP_PRIVATE|MAP_FIXED|MAP_ANONYMOUS, -1, 0) = 0x7f21b5bd4000</text:p>
      <text:p text:style-name="P31">close(3) <text:s text:c="31"/>= 0</text:p>
      <text:p text:style-name="P31">openat(AT_FDCWD, "/lib/x86_64-linux-gnu/libuuid.so.1", O_RDONLY|O_CLOEXEC) = 3</text:p>
      <text:p text:style-name="P31">read(3, "\177ELF\2\1\1\0\0\0\0\0\0\0\0\0\3\0&gt;\0\1\0\0\0\200%\0\0\0\0\0\0"..., 832) = 832</text:p>
      <text:p text:style-name="P31">fstat(3, {st_mode=S_IFREG|0644, st_size=30936, ...}) = 0</text:p>
      <text:p text:style-name="P31">mmap(NULL, 32792, PROT_READ, MAP_PRIVATE|MAP_DENYWRITE, 3, 0) = 0x7f21b5bac000</text:p>
      <text:p text:style-name="P31">mmap(0x7f21b5bae000, 16384, PROT_READ|PROT_EXEC, MAP_PRIVATE|MAP_FIXED|MAP_DENYWRITE, 3, 0x2000) = 0x7f21b5bae000</text:p>
      <text:p text:style-name="P31"><text:soft-page-break/>mmap(0x7f21b5bb2000, 4096, PROT_READ, MAP_PRIVATE|MAP_FIXED|MAP_DENYWRITE, 3, 0x6000) = 0x7f21b5bb2000</text:p>
      <text:p text:style-name="P31">mmap(0x7f21b5bb3000, 8192, PROT_READ|PROT_WRITE, MAP_PRIVATE|MAP_FIXED|MAP_DENYWRITE, 3, 0x6000) = 0x7f21b5bb3000</text:p>
      <text:p text:style-name="P31">close(3) <text:s text:c="31"/>= 0</text:p>
      <text:p text:style-name="P31">openat(AT_FDCWD, "/lib/x86_64-linux-gnu/libc.so.6", O_RDONLY|O_CLOEXEC) = 3</text:p>
      <text:p text:style-name="P31">read(3, "\177ELF\2\1\1\3\0\0\0\0\0\0\0\0\3\0&gt;\0\1\0\0\0\300A\2\0\0\0\0\0"..., 832) = 832</text:p>
      <text:p text:style-name="P31">pread64(3, "\6\0\0\0\4\0\0\0@\0\0\0\0\0\0\0@\0\0\0\0\0\0\0@\0\0\0\0\0\0\0"..., 784, 64) = 784</text:p>
      <text:p text:style-name="P31">pread64(3, "\4\0\0\0\20\0\0\0\5\0\0\0GNU\0\2\0\0\300\4\0\0\0\3\0\0\0\0\0\0\0", 32, 848) = 32</text:p>
      <text:p text:style-name="P31">pread64(3, "\4\0\0\0\24\0\0\0\3\0\0\0GNU\0\356\276]_K`\213\212S\354Dkc\230\33\272"..., 68, 880) = 68</text:p>
      <text:p text:style-name="P31">fstat(3, {st_mode=S_IFREG|0755, st_size=2029592, ...}) = 0</text:p>
      <text:p text:style-name="P31">pread64(3, "\6\0\0\0\4\0\0\0@\0\0\0\0\0\0\0@\0\0\0\0\0\0\0@\0\0\0\0\0\0\0"..., 784, 64) = 784</text:p>
      <text:p text:style-name="P31">pread64(3, "\4\0\0\0\20\0\0\0\5\0\0\0GNU\0\2\0\0\300\4\0\0\0\3\0\0\0\0\0\0\0", 32, 848) = 32</text:p>
      <text:p text:style-name="P31">pread64(3, "\4\0\0\0\24\0\0\0\3\0\0\0GNU\0\356\276]_K`\213\212S\354Dkc\230\33\272"..., 68, 880) = 68</text:p>
      <text:p text:style-name="P31">mmap(NULL, 2037344, PROT_READ, MAP_PRIVATE|MAP_DENYWRITE, 3, 0) = 0x7f21b59ba000</text:p>
      <text:p text:style-name="P31">mmap(0x7f21b59dc000, 1540096, PROT_READ|PROT_EXEC, MAP_PRIVATE|MAP_FIXED|MAP_DENYWRITE, 3, 0x22000) = 0x7f21b59dc000</text:p>
      <text:p text:style-name="P31">mmap(0x7f21b5b54000, 319488, PROT_READ, MAP_PRIVATE|MAP_FIXED|MAP_DENYWRITE, 3, 0x19a000) = 0x7f21b5b54000</text:p>
      <text:p text:style-name="P31">mmap(0x7f21b5ba2000, 24576, PROT_READ|PROT_WRITE, MAP_PRIVATE|MAP_FIXED|MAP_DENYWRITE, 3, 0x1e7000) = 0x7f21b5ba2000</text:p>
      <text:p text:style-name="P31">mmap(0x7f21b5ba8000, 13920, PROT_READ|PROT_WRITE, MAP_PRIVATE|MAP_FIXED|MAP_ANONYMOUS, -1, 0) = 0x7f21b5ba8000</text:p>
      <text:p text:style-name="P31">close(3) <text:s text:c="31"/>= 0</text:p>
      <text:p text:style-name="P31">openat(AT_FDCWD, "/lib/x86_64-linux-gnu/libsodium.so.23", O_RDONLY|O_CLOEXEC) = 3</text:p>
      <text:p text:style-name="P31"><text:soft-page-break/>read(3, "\177ELF\2\1\1\0\0\0\0\0\0\0\0\0\3\0&gt;\0\1\0\0\0\200\302\0\0\0\0\0\0"..., 832) = 832</text:p>
      <text:p text:style-name="P31">fstat(3, {st_mode=S_IFREG|0644, st_size=355016, ...}) = 0</text:p>
      <text:p text:style-name="P31">mmap(NULL, 357384, PROT_READ, MAP_PRIVATE|MAP_DENYWRITE, 3, 0) = 0x7f21b5962000</text:p>
      <text:p text:style-name="P31">mmap(0x7f21b596e000, 229376, PROT_READ|PROT_EXEC, MAP_PRIVATE|MAP_FIXED|MAP_DENYWRITE, 3, 0xc000) = 0x7f21b596e000</text:p>
      <text:p text:style-name="P31">mmap(0x7f21b59a6000, 73728, PROT_READ, MAP_PRIVATE|MAP_FIXED|MAP_DENYWRITE, 3, 0x44000) = 0x7f21b59a6000</text:p>
      <text:p text:style-name="P31">mmap(0x7f21b59b8000, 8192, PROT_READ|PROT_WRITE, MAP_PRIVATE|MAP_FIXED|MAP_DENYWRITE, 3, 0x55000) = 0x7f21b59b8000</text:p>
      <text:p text:style-name="P31">close(3) <text:s text:c="31"/>= 0</text:p>
      <text:p text:style-name="P31">openat(AT_FDCWD, "/lib/x86_64-linux-gnu/libpgm-5.2.so.0", O_RDONLY|O_CLOEXEC) = 3</text:p>
      <text:p text:style-name="P31">read(3, "\177ELF\2\1\1\0\0\0\0\0\0\0\0\0\3\0&gt;\0\1\0\0\0\240L\0\0\0\0\0\0"..., 832) = 832</text:p>
      <text:p text:style-name="P31">fstat(3, {st_mode=S_IFREG|0644, st_size=302056, ...}) = 0</text:p>
      <text:p text:style-name="P31">mmap(NULL, 321584, PROT_READ, MAP_PRIVATE|MAP_DENYWRITE, 3, 0) = 0x7f21b5913000</text:p>
      <text:p text:style-name="P31">mmap(0x7f21b5917000, 163840, PROT_READ|PROT_EXEC, MAP_PRIVATE|MAP_FIXED|MAP_DENYWRITE, 3, 0x4000) = 0x7f21b5917000</text:p>
      <text:p text:style-name="P31">mmap(0x7f21b593f000, 118784, PROT_READ, MAP_PRIVATE|MAP_FIXED|MAP_DENYWRITE, 3, 0x2c000) = 0x7f21b593f000</text:p>
      <text:p text:style-name="P31">mmap(0x7f21b595c000, 8192, PROT_READ|PROT_WRITE, MAP_PRIVATE|MAP_FIXED|MAP_DENYWRITE, 3, 0x48000) = 0x7f21b595c000</text:p>
      <text:p text:style-name="P31">mmap(0x7f21b595e000, 14384, PROT_READ|PROT_WRITE, MAP_PRIVATE|MAP_FIXED|MAP_ANONYMOUS, -1, 0) = 0x7f21b595e000</text:p>
      <text:p text:style-name="P31">close(3) <text:s text:c="31"/>= 0</text:p>
      <text:p text:style-name="P31">openat(AT_FDCWD, "/lib/x86_64-linux-gnu/libnorm.so.1", O_RDONLY|O_CLOEXEC) = 3</text:p>
      <text:p text:style-name="P31">read(3, "\177ELF\2\1\1\0\0\0\0\0\0\0\0\0\3\0&gt;\0\1\0\0\0\0\257\0\0\0\0\0\0"..., 832) = 832</text:p>
      <text:p text:style-name="P31">fstat(3, {st_mode=S_IFREG|0644, st_size=690344, ...}) = 0</text:p>
      <text:p text:style-name="P31">mmap(NULL, 8192, PROT_READ|PROT_WRITE, MAP_PRIVATE|MAP_ANONYMOUS, -1, 0) = 0x7f21b5911000</text:p>
      <text:p text:style-name="P31"><text:soft-page-break/>mmap(NULL, 1420000, PROT_READ, MAP_PRIVATE|MAP_DENYWRITE, 3, 0) = 0x7f21b57b6000</text:p>
      <text:p text:style-name="P31">mmap(0x7f21b57c0000, 421888, PROT_READ|PROT_EXEC, MAP_PRIVATE|MAP_FIXED|MAP_DENYWRITE, 3, 0xa000) = 0x7f21b57c0000</text:p>
      <text:p text:style-name="P31">mmap(0x7f21b5827000, 217088, PROT_READ, MAP_PRIVATE|MAP_FIXED|MAP_DENYWRITE, 3, 0x71000) = 0x7f21b5827000</text:p>
      <text:p text:style-name="P31">mmap(0x7f21b585c000, 16384, PROT_READ|PROT_WRITE, MAP_PRIVATE|MAP_FIXED|MAP_DENYWRITE, 3, 0xa5000) = 0x7f21b585c000</text:p>
      <text:p text:style-name="P31">mmap(0x7f21b5860000, 723680, PROT_READ|PROT_WRITE, MAP_PRIVATE|MAP_FIXED|MAP_ANONYMOUS, -1, 0) = 0x7f21b5860000</text:p>
      <text:p text:style-name="P31">close(3) <text:s text:c="31"/>= 0</text:p>
      <text:p text:style-name="P31">openat(AT_FDCWD, "/lib/x86_64-linux-gnu/libgssapi_krb5.so.2", O_RDONLY|O_CLOEXEC) = 3</text:p>
      <text:p text:style-name="P31">read(3, "\177ELF\2\1\1\0\0\0\0\0\0\0\0\0\3\0&gt;\0\1\0\0\0P\321\0\0\0\0\0\0"..., 832) = 832</text:p>
      <text:p text:style-name="P31">fstat(3, {st_mode=S_IFREG|0644, st_size=309712, ...}) = 0</text:p>
      <text:p text:style-name="P31">mmap(NULL, 312128, PROT_READ, MAP_PRIVATE|MAP_DENYWRITE, 3, 0) = 0x7f21b5769000</text:p>
      <text:p text:style-name="P31">mmap(0x7f21b5774000, 204800, PROT_READ|PROT_EXEC, MAP_PRIVATE|MAP_FIXED|MAP_DENYWRITE, 3, 0xb000) = 0x7f21b5774000</text:p>
      <text:p text:style-name="P31">mmap(0x7f21b57a6000, 49152, PROT_READ, MAP_PRIVATE|MAP_FIXED|MAP_DENYWRITE, 3, 0x3d000) = 0x7f21b57a6000</text:p>
      <text:p text:style-name="P31">mmap(0x7f21b57b2000, 16384, PROT_READ|PROT_WRITE, MAP_PRIVATE|MAP_FIXED|MAP_DENYWRITE, 3, 0x48000) = 0x7f21b57b2000</text:p>
      <text:p text:style-name="P31">close(3) <text:s text:c="31"/>= 0</text:p>
      <text:p text:style-name="P31">openat(AT_FDCWD, "/lib/x86_64-linux-gnu/libstdc++.so.6", O_RDONLY|O_CLOEXEC) = 3</text:p>
      <text:p text:style-name="P31">read(3, "\177ELF\2\1\1\3\0\0\0\0\0\0\0\0\3\0&gt;\0\1\0\0\0 \341\t\0\0\0\0\0"..., 832) = 832</text:p>
      <text:p text:style-name="P31">fstat(3, {st_mode=S_IFREG|0644, st_size=1956992, ...}) = 0</text:p>
      <text:p text:style-name="P31">mmap(NULL, 1972224, PROT_READ, MAP_PRIVATE|MAP_DENYWRITE, 3, 0) = 0x7f21b5587000</text:p>
      <text:p text:style-name="P31">mprotect(0x7f21b561d000, 1290240, PROT_NONE) = 0</text:p>
      <text:p text:style-name="P31">mmap(0x7f21b561d000, 987136, PROT_READ|PROT_EXEC, MAP_PRIVATE|MAP_FIXED|<text:soft-page-break/>MAP_DENYWRITE, 3, 0x96000) = 0x7f21b561d000</text:p>
      <text:p text:style-name="P31">mmap(0x7f21b570e000, 299008, PROT_READ, MAP_PRIVATE|MAP_FIXED|MAP_DENYWRITE, 3, 0x187000) = 0x7f21b570e000</text:p>
      <text:p text:style-name="P31">mmap(0x7f21b5758000, 57344, PROT_READ|PROT_WRITE, MAP_PRIVATE|MAP_FIXED|MAP_DENYWRITE, 3, 0x1d0000) = 0x7f21b5758000</text:p>
      <text:p text:style-name="P31">mmap(0x7f21b5766000, 10240, PROT_READ|PROT_WRITE, MAP_PRIVATE|MAP_FIXED|MAP_ANONYMOUS, -1, 0) = 0x7f21b5766000</text:p>
      <text:p text:style-name="P31">close(3) <text:s text:c="31"/>= 0</text:p>
      <text:p text:style-name="P31">openat(AT_FDCWD, "/lib/x86_64-linux-gnu/libgcc_s.so.1", O_RDONLY|O_CLOEXEC) = 3</text:p>
      <text:p text:style-name="P31">read(3, "\177ELF\2\1\1\0\0\0\0\0\0\0\0\0\3\0&gt;\0\1\0\0\0\3405\0\0\0\0\0\0"..., 832) = 832</text:p>
      <text:p text:style-name="P31">fstat(3, {st_mode=S_IFREG|0644, st_size=104984, ...}) = 0</text:p>
      <text:p text:style-name="P31">mmap(NULL, 107592, PROT_READ, MAP_PRIVATE|MAP_DENYWRITE, 3, 0) = 0x7f21b556c000</text:p>
      <text:p text:style-name="P31">mmap(0x7f21b556f000, 73728, PROT_READ|PROT_EXEC, MAP_PRIVATE|MAP_FIXED|MAP_DENYWRITE, 3, 0x3000) = 0x7f21b556f000</text:p>
      <text:p text:style-name="P31">mmap(0x7f21b5581000, 16384, PROT_READ, MAP_PRIVATE|MAP_FIXED|MAP_DENYWRITE, 3, 0x15000) = 0x7f21b5581000</text:p>
      <text:p text:style-name="P31">mmap(0x7f21b5585000, 8192, PROT_READ|PROT_WRITE, MAP_PRIVATE|MAP_FIXED|MAP_DENYWRITE, 3, 0x18000) = 0x7f21b5585000</text:p>
      <text:p text:style-name="P31">close(3) <text:s text:c="31"/>= 0</text:p>
      <text:p text:style-name="P31">openat(AT_FDCWD, "/lib/x86_64-linux-gnu/libm.so.6", O_RDONLY|O_CLOEXEC) = 3</text:p>
      <text:p text:style-name="P31">read(3, "\177ELF\2\1\1\3\0\0\0\0\0\0\0\0\3\0&gt;\0\1\0\0\0\300\323\0\0\0\0\0\0"..., 832) = 832</text:p>
      <text:p text:style-name="P31">fstat(3, {st_mode=S_IFREG|0644, st_size=1369384, ...}) = 0</text:p>
      <text:p text:style-name="P31">mmap(NULL, 1368336, PROT_READ, MAP_PRIVATE|MAP_DENYWRITE, 3, 0) = 0x7f21b541d000</text:p>
      <text:p text:style-name="P31">mmap(0x7f21b542a000, 684032, PROT_READ|PROT_EXEC, MAP_PRIVATE|MAP_FIXED|MAP_DENYWRITE, 3, 0xd000) = 0x7f21b542a000</text:p>
      <text:p text:style-name="P31">mmap(0x7f21b54d1000, 626688, PROT_READ, MAP_PRIVATE|MAP_FIXED|MAP_DENYWRITE, 3, 0xb4000) = 0x7f21b54d1000</text:p>
      <text:p text:style-name="P31">mmap(0x7f21b556a000, 8192, PROT_READ|PROT_WRITE, MAP_PRIVATE|MAP_FIXED|MAP_DENYWRITE, 3, 0x14c000) = 0x7f21b556a000</text:p>
      <text:p text:style-name="P31"><text:soft-page-break/>close(3) <text:s text:c="31"/>= 0</text:p>
      <text:p text:style-name="P31">openat(AT_FDCWD, "/lib/x86_64-linux-gnu/libkrb5.so.3", O_RDONLY|O_CLOEXEC) = 3</text:p>
      <text:p text:style-name="P31">read(3, "\177ELF\2\1\1\0\0\0\0\0\0\0\0\0\3\0&gt;\0\1\0\0\0 ?\2\0\0\0\0\0"..., 832) = 832</text:p>
      <text:p text:style-name="P31">fstat(3, {st_mode=S_IFREG|0644, st_size=902016, ...}) = 0</text:p>
      <text:p text:style-name="P31">mmap(NULL, 8192, PROT_READ|PROT_WRITE, MAP_PRIVATE|MAP_ANONYMOUS, -1, 0) = 0x7f21b541b000</text:p>
      <text:p text:style-name="P31">mmap(NULL, 904640, PROT_READ, MAP_PRIVATE|MAP_DENYWRITE, 3, 0) = 0x7f21b533e000</text:p>
      <text:p text:style-name="P31">mprotect(0x7f21b5360000, 700416, PROT_NONE) = 0</text:p>
      <text:p text:style-name="P31">mmap(0x7f21b5360000, 397312, PROT_READ|PROT_EXEC, MAP_PRIVATE|MAP_FIXED|MAP_DENYWRITE, 3, 0x22000) = 0x7f21b5360000</text:p>
      <text:p text:style-name="P31">mmap(0x7f21b53c1000, 299008, PROT_READ, MAP_PRIVATE|MAP_FIXED|MAP_DENYWRITE, 3, 0x83000) = 0x7f21b53c1000</text:p>
      <text:p text:style-name="P31">mmap(0x7f21b540b000, 65536, PROT_READ|PROT_WRITE, MAP_PRIVATE|MAP_FIXED|MAP_DENYWRITE, 3, 0xcc000) = 0x7f21b540b000</text:p>
      <text:p text:style-name="P31">close(3) <text:s text:c="31"/>= 0</text:p>
      <text:p text:style-name="P31">openat(AT_FDCWD, "/lib/x86_64-linux-gnu/libk5crypto.so.3", O_RDONLY|O_CLOEXEC) = 3</text:p>
      <text:p text:style-name="P31">read(3, "\177ELF\2\1\1\0\0\0\0\0\0\0\0\0\3\0&gt;\0\1\0\0\0\240D\0\0\0\0\0\0"..., 832) = 832</text:p>
      <text:p text:style-name="P31">fstat(3, {st_mode=S_IFREG|0644, st_size=191040, ...}) = 0</text:p>
      <text:p text:style-name="P31">mmap(NULL, 196696, PROT_READ, MAP_PRIVATE|MAP_DENYWRITE, 3, 0) = 0x7f21b530d000</text:p>
      <text:p text:style-name="P31">mprotect(0x7f21b5311000, 172032, PROT_NONE) = 0</text:p>
      <text:p text:style-name="P31">mmap(0x7f21b5311000, 114688, PROT_READ|PROT_EXEC, MAP_PRIVATE|MAP_FIXED|MAP_DENYWRITE, 3, 0x4000) = 0x7f21b5311000</text:p>
      <text:p text:style-name="P31">mmap(0x7f21b532d000, 53248, PROT_READ, MAP_PRIVATE|MAP_FIXED|MAP_DENYWRITE, 3, 0x20000) = 0x7f21b532d000</text:p>
      <text:p text:style-name="P31">mmap(0x7f21b533b000, 8192, PROT_READ|PROT_WRITE, MAP_PRIVATE|MAP_FIXED|MAP_DENYWRITE, 3, 0x2d000) = 0x7f21b533b000</text:p>
      <text:p text:style-name="P31">mmap(0x7f21b533d000, 88, PROT_READ|PROT_WRITE, MAP_PRIVATE|MAP_FIXED|MAP_ANONYMOUS, -1, 0) = 0x7f21b533d000</text:p>
      <text:p text:style-name="P31">close(3) <text:s text:c="31"/>= 0</text:p>
      <text:p text:style-name="P31"><text:soft-page-break/>openat(AT_FDCWD, "/lib/x86_64-linux-gnu/libcom_err.so.2", O_RDONLY|O_CLOEXEC) = 3</text:p>
      <text:p text:style-name="P31">read(3, "\177ELF\2\1\1\0\0\0\0\0\0\0\0\0\3\0&gt;\0\1\0\0\0\200$\0\0\0\0\0\0"..., 832) = 832</text:p>
      <text:p text:style-name="P31">fstat(3, {st_mode=S_IFREG|0644, st_size=22600, ...}) = 0</text:p>
      <text:p text:style-name="P31">mmap(NULL, 24744, PROT_READ, MAP_PRIVATE|MAP_DENYWRITE, 3, 0) = 0x7f21b5306000</text:p>
      <text:p text:style-name="P31">mmap(0x7f21b5308000, 8192, PROT_READ|PROT_EXEC, MAP_PRIVATE|MAP_FIXED|MAP_DENYWRITE, 3, 0x2000) = 0x7f21b5308000</text:p>
      <text:p text:style-name="P31">mmap(0x7f21b530a000, 4096, PROT_READ, MAP_PRIVATE|MAP_FIXED|MAP_DENYWRITE, 3, 0x4000) = 0x7f21b530a000</text:p>
      <text:p text:style-name="P31">mmap(0x7f21b530b000, 8192, PROT_READ|PROT_WRITE, MAP_PRIVATE|MAP_FIXED|MAP_DENYWRITE, 3, 0x4000) = 0x7f21b530b000</text:p>
      <text:p text:style-name="P31">close(3) <text:s text:c="31"/>= 0</text:p>
      <text:p text:style-name="P31">openat(AT_FDCWD, "/lib/x86_64-linux-gnu/libkrb5support.so.0", O_RDONLY|O_CLOEXEC) = 3</text:p>
      <text:p text:style-name="P31">read(3, "\177ELF\2\1\1\0\0\0\0\0\0\0\0\0\3\0&gt;\0\1\0\0\0\3605\0\0\0\0\0\0"..., 832) = 832</text:p>
      <text:p text:style-name="P31">fstat(3, {st_mode=S_IFREG|0644, st_size=56096, ...}) = 0</text:p>
      <text:p text:style-name="P31">mmap(NULL, 58344, PROT_READ, MAP_PRIVATE|MAP_DENYWRITE, 3, 0) = 0x7f21b52f7000</text:p>
      <text:p text:style-name="P31">mmap(0x7f21b52fa000, 28672, PROT_READ|PROT_EXEC, MAP_PRIVATE|MAP_FIXED|MAP_DENYWRITE, 3, 0x3000) = 0x7f21b52fa000</text:p>
      <text:p text:style-name="P31">mmap(0x7f21b5301000, 12288, PROT_READ, MAP_PRIVATE|MAP_FIXED|MAP_DENYWRITE, 3, 0xa000) = 0x7f21b5301000</text:p>
      <text:p text:style-name="P31">mmap(0x7f21b5304000, 8192, PROT_READ|PROT_WRITE, MAP_PRIVATE|MAP_FIXED|MAP_DENYWRITE, 3, 0xc000) = 0x7f21b5304000</text:p>
      <text:p text:style-name="P31">close(3) <text:s text:c="31"/>= 0</text:p>
      <text:p text:style-name="P31">openat(AT_FDCWD, "/lib/x86_64-linux-gnu/libkeyutils.so.1", O_RDONLY|O_CLOEXEC) = 3</text:p>
      <text:p text:style-name="P31">read(3, "\177ELF\2\1\1\0\0\0\0\0\0\0\0\0\3\0&gt;\0\1\0\0\0@\"\0\0\0\0\0\0"..., 832) = 832</text:p>
      <text:p text:style-name="P31">fstat(3, {st_mode=S_IFREG|0644, st_size=22600, ...}) = 0</text:p>
      <text:p text:style-name="P31">mmap(NULL, 24592, PROT_READ, MAP_PRIVATE|MAP_DENYWRITE, 3, 0) = 0x7f21b52f0000</text:p>
      <text:p text:style-name="P31"><text:soft-page-break/>mmap(0x7f21b52f2000, 8192, PROT_READ|PROT_EXEC, MAP_PRIVATE|MAP_FIXED|MAP_DENYWRITE, 3, 0x2000) = 0x7f21b52f2000</text:p>
      <text:p text:style-name="P31">mmap(0x7f21b52f4000, 4096, PROT_READ, MAP_PRIVATE|MAP_FIXED|MAP_DENYWRITE, 3, 0x4000) = 0x7f21b52f4000</text:p>
      <text:p text:style-name="P31">mmap(0x7f21b52f5000, 8192, PROT_READ|PROT_WRITE, MAP_PRIVATE|MAP_FIXED|MAP_DENYWRITE, 3, 0x4000) = 0x7f21b52f5000</text:p>
      <text:p text:style-name="P31">close(3) <text:s text:c="31"/>= 0</text:p>
      <text:p text:style-name="P31">openat(AT_FDCWD, "/lib/x86_64-linux-gnu/libresolv.so.2", O_RDONLY|O_CLOEXEC) = 3</text:p>
      <text:p text:style-name="P31">read(3, "\177ELF\2\1\1\0\0\0\0\0\0\0\0\0\3\0&gt;\0\1\0\0\0 G\0\0\0\0\0\0"..., 832) = 832</text:p>
      <text:p text:style-name="P31">fstat(3, {st_mode=S_IFREG|0644, st_size=101352, ...}) = 0</text:p>
      <text:p text:style-name="P31">mmap(NULL, 113280, PROT_READ, MAP_PRIVATE|MAP_DENYWRITE, 3, 0) = 0x7f21b52d4000</text:p>
      <text:p text:style-name="P31">mmap(0x7f21b52d8000, 65536, PROT_READ|PROT_EXEC, MAP_PRIVATE|MAP_FIXED|MAP_DENYWRITE, 3, 0x4000) = 0x7f21b52d8000</text:p>
      <text:p text:style-name="P31">mmap(0x7f21b52e8000, 16384, PROT_READ, MAP_PRIVATE|MAP_FIXED|MAP_DENYWRITE, 3, 0x14000) = 0x7f21b52e8000</text:p>
      <text:p text:style-name="P31">mmap(0x7f21b52ec000, 8192, PROT_READ|PROT_WRITE, MAP_PRIVATE|MAP_FIXED|MAP_DENYWRITE, 3, 0x17000) = 0x7f21b52ec000</text:p>
      <text:p text:style-name="P31">mmap(0x7f21b52ee000, 6784, PROT_READ|PROT_WRITE, MAP_PRIVATE|MAP_FIXED|MAP_ANONYMOUS, -1, 0) = 0x7f21b52ee000</text:p>
      <text:p text:style-name="P31">close(3) <text:s text:c="31"/>= 0</text:p>
      <text:p text:style-name="P31">mmap(NULL, 8192, PROT_READ|PROT_WRITE, MAP_PRIVATE|MAP_ANONYMOUS, -1, 0) = 0x7f21b52d2000</text:p>
      <text:p text:style-name="P31">openat(AT_FDCWD, "/lib/x86_64-linux-gnu/libdl.so.2", O_RDONLY|O_CLOEXEC) = 3</text:p>
      <text:p text:style-name="P31">read(3, "\177ELF\2\1\1\0\0\0\0\0\0\0\0\0\3\0&gt;\0\1\0\0\0 \22\0\0\0\0\0\0"..., 832) = 832</text:p>
      <text:p text:style-name="P31">fstat(3, {st_mode=S_IFREG|0644, st_size=18848, ...}) = 0</text:p>
      <text:p text:style-name="P31">mmap(NULL, 20752, PROT_READ, MAP_PRIVATE|MAP_DENYWRITE, 3, 0) = 0x7f21b52cc000</text:p>
      <text:p text:style-name="P31">mmap(0x7f21b52cd000, 8192, PROT_READ|PROT_EXEC, MAP_PRIVATE|MAP_FIXED|MAP_DENYWRITE, 3, 0x1000) = 0x7f21b52cd000</text:p>
      <text:p text:style-name="P31">mmap(0x7f21b52cf000, 4096, PROT_READ, MAP_PRIVATE|MAP_FIXED|MAP_DENYWRITE, 3, 0x3000) = 0x7f21b52cf000</text:p>
      <text:p text:style-name="P31"><text:soft-page-break/>mmap(0x7f21b52d0000, 8192, PROT_READ|PROT_WRITE, MAP_PRIVATE|MAP_FIXED|MAP_DENYWRITE, 3, 0x3000) = 0x7f21b52d0000</text:p>
      <text:p text:style-name="P31">close(3) <text:s text:c="31"/>= 0</text:p>
      <text:p text:style-name="P31">mmap(NULL, 8192, PROT_READ|PROT_WRITE, MAP_PRIVATE|MAP_ANONYMOUS, -1, 0) = 0x7f21b52ca000</text:p>
      <text:p text:style-name="P31">mmap(NULL, 12288, PROT_READ|PROT_WRITE, MAP_PRIVATE|MAP_ANONYMOUS, -1, 0) = 0x7f21b52c7000</text:p>
      <text:p text:style-name="P31">arch_prctl(ARCH_SET_FS, 0x7f21b52c7a00) = 0</text:p>
      <text:p text:style-name="P31">mprotect(0x7f21b5ba2000, 16384, PROT_READ) = 0</text:p>
      <text:p text:style-name="P31">mprotect(0x7f21b52d0000, 4096, PROT_READ) = 0</text:p>
      <text:p text:style-name="P31">mprotect(0x7f21b52ec000, 4096, PROT_READ) = 0</text:p>
      <text:p text:style-name="P31">mprotect(0x7f21b52f5000, 4096, PROT_READ) = 0</text:p>
      <text:p text:style-name="P31">mprotect(0x7f21b5304000, 4096, PROT_READ) = 0</text:p>
      <text:p text:style-name="P31">mprotect(0x7f21b5bd2000, 4096, PROT_READ) = 0</text:p>
      <text:p text:style-name="P31">mprotect(0x7f21b530b000, 4096, PROT_READ) = 0</text:p>
      <text:p text:style-name="P31">mprotect(0x7f21b533b000, 4096, PROT_READ) = 0</text:p>
      <text:p text:style-name="P31">mprotect(0x7f21b540b000, 57344, PROT_READ) = 0</text:p>
      <text:p text:style-name="P31">mprotect(0x7f21b556a000, 4096, PROT_READ) = 0</text:p>
      <text:p text:style-name="P31">mprotect(0x7f21b5585000, 4096, PROT_READ) = 0</text:p>
      <text:p text:style-name="P31">mmap(NULL, 8192, PROT_READ|PROT_WRITE, MAP_PRIVATE|MAP_ANONYMOUS, -1, 0) = 0x7f21b52c5000</text:p>
      <text:p text:style-name="P31">mprotect(0x7f21b5758000, 45056, PROT_READ) = 0</text:p>
      <text:p text:style-name="P31">mprotect(0x7f21b57b2000, 8192, PROT_READ) = 0</text:p>
      <text:p text:style-name="P31">mprotect(0x7f21b585c000, 12288, PROT_READ) = 0</text:p>
      <text:p text:style-name="P31">mprotect(0x7f21b595c000, 4096, PROT_READ) = 0</text:p>
      <text:p text:style-name="P31">mprotect(0x7f21b59b8000, 4096, PROT_READ) = 0</text:p>
      <text:p text:style-name="P31">mprotect(0x7f21b5bb3000, 4096, PROT_READ) = 0</text:p>
      <text:p text:style-name="P31">mprotect(0x7f21b5c76000, 28672, PROT_READ) = 0</text:p>
      <text:p text:style-name="P31">mprotect(0x5602f64af000, 4096, PROT_READ) = 0</text:p>
      <text:p text:style-name="P31">mprotect(0x7f21b5cbe000, 4096, PROT_READ) = 0</text:p>
      <text:p text:style-name="P31"><text:soft-page-break/>munmap(0x7f21b5c80000, 69382) <text:s text:c="10"/>= 0</text:p>
      <text:p text:style-name="P31">set_tid_address(0x7f21b52c7cd0) <text:s text:c="8"/>= 27512</text:p>
      <text:p text:style-name="P31">set_robust_list(0x7f21b52c7ce0, 24) <text:s text:c="4"/>= 0</text:p>
      <text:p text:style-name="P31">rt_sigaction(SIGRTMIN, {sa_handler=0x7f21b5bbbbf0, sa_mask=[], sa_flags=SA_RESTORER|SA_SIGINFO, sa_restorer=0x7f21b5bc9420}, NULL, 8) = 0</text:p>
      <text:p text:style-name="P31">rt_sigaction(SIGRT_1, {sa_handler=0x7f21b5bbbc90, sa_mask=[], sa_flags=SA_RESTORER|SA_RESTART|SA_SIGINFO, sa_restorer=0x7f21b5bc9420}, NULL, 8) = 0</text:p>
      <text:p text:style-name="P31">rt_sigprocmask(SIG_UNBLOCK, [RTMIN RT_1], NULL, 8) = 0</text:p>
      <text:p text:style-name="P31">prlimit64(0, RLIMIT_STACK, NULL, {rlim_cur=8192*1024, rlim_max=RLIM64_INFINITY}) = 0</text:p>
      <text:p text:style-name="P31">brk(NULL) <text:s text:c="30"/>= 0x5602f6ed7000</text:p>
      <text:p text:style-name="P31">brk(0x5602f6ef8000) <text:s text:c="20"/>= 0x5602f6ef8000</text:p>
      <text:p text:style-name="P31">getpid() <text:s text:c="31"/>= 27512</text:p>
      <text:p text:style-name="P31">openat(AT_FDCWD, "/sys/devices/system/cpu/online", O_RDONLY|O_CLOEXEC) = 3</text:p>
      <text:p text:style-name="P31">read(3, "0-11\n", 8192) <text:s text:c="16"/>= 5</text:p>
      <text:p text:style-name="P31">close(3) <text:s text:c="31"/>= 0</text:p>
      <text:p text:style-name="P31">openat(AT_FDCWD, "/sys/devices/system/cpu", O_RDONLY|O_NONBLOCK|O_CLOEXEC|O_DIRECTORY) = 3</text:p>
      <text:p text:style-name="P31">fstat(3, {st_mode=S_IFDIR|0755, st_size=0, ...}) = 0</text:p>
      <text:p text:style-name="P31">getdents64(3, /* 30 entries */, 32768) <text:s/>= 864</text:p>
      <text:p text:style-name="P31">getdents64(3, /* 0 entries */, 32768) <text:s text:c="2"/>= 0</text:p>
      <text:p text:style-name="P31">close(3) <text:s text:c="31"/>= 0</text:p>
      <text:p text:style-name="P31">getpid() <text:s text:c="31"/>= 27512</text:p>
      <text:p text:style-name="P31">sched_getaffinity(27512, 128, [0, 1, 2, 3, 4, 5, 6, 7, 8, 9, 10, 11]) = 8</text:p>
      <text:p text:style-name="P31">openat(AT_FDCWD, "/etc/nsswitch.conf", O_RDONLY|O_CLOEXEC) = 3</text:p>
      <text:p text:style-name="P31">fstat(3, {st_mode=S_IFREG|0644, st_size=542, ...}) = 0</text:p>
      <text:p text:style-name="P31">read(3, "# /etc/nsswitch.conf\n#\n# Example"..., 4096) = 542</text:p>
      <text:p text:style-name="P31">read(3, "", 4096) <text:s text:c="22"/>= 0</text:p>
      <text:p text:style-name="P31">close(3) <text:s text:c="31"/>= 0</text:p>
      <text:p text:style-name="P31"><text:soft-page-break/>openat(AT_FDCWD, "/etc/ld.so.cache", O_RDONLY|O_CLOEXEC) = 3</text:p>
      <text:p text:style-name="P31">fstat(3, {st_mode=S_IFREG|0644, st_size=69382, ...}) = 0</text:p>
      <text:p text:style-name="P31">mmap(NULL, 69382, PROT_READ, MAP_PRIVATE, 3, 0) = 0x7f21b5c80000</text:p>
      <text:p text:style-name="P31">close(3) <text:s text:c="31"/>= 0</text:p>
      <text:p text:style-name="P31">openat(AT_FDCWD, "/lib/x86_64-linux-gnu/tls/haswell/avx512_1/x86_64/libnss_db.so.2", O_RDONLY|O_CLOEXEC) = -1 ENOENT (Нет такого файла или каталога)</text:p>
      <text:p text:style-name="P31">stat("/lib/x86_64-linux-gnu/tls/haswell/avx512_1/x86_64", 0x7ffeda478650) = -1 ENOENT (Нет такого файла или каталога)</text:p>
      <text:p text:style-name="P31">openat(AT_FDCWD, "/lib/x86_64-linux-gnu/tls/haswell/avx512_1/libnss_db.so.2", O_RDONLY|O_CLOEXEC) = -1 ENOENT (Нет такого файла или каталога)</text:p>
      <text:p text:style-name="P31">stat("/lib/x86_64-linux-gnu/tls/haswell/avx512_1", 0x7ffeda478650) = -1 ENOENT (Нет такого файла или каталога)</text:p>
      <text:p text:style-name="P31">openat(AT_FDCWD, "/lib/x86_64-linux-gnu/tls/haswell/x86_64/libnss_db.so.2", O_RDONLY|O_CLOEXEC) = -1 ENOENT (Нет такого файла или каталога)</text:p>
      <text:p text:style-name="P31">stat("/lib/x86_64-linux-gnu/tls/haswell/x86_64", 0x7ffeda478650) = -1 ENOENT (Нет такого файла или каталога)</text:p>
      <text:p text:style-name="P31">openat(AT_FDCWD, "/lib/x86_64-linux-gnu/tls/haswell/libnss_db.so.2", O_RDONLY|O_CLOEXEC) = -1 ENOENT (Нет такого файла или каталога)</text:p>
      <text:p text:style-name="P31">stat("/lib/x86_64-linux-gnu/tls/haswell", 0x7ffeda478650) = -1 ENOENT (Нет такого файла или каталога)</text:p>
      <text:p text:style-name="P31">openat(AT_FDCWD, "/lib/x86_64-linux-gnu/tls/avx512_1/x86_64/libnss_db.so.2", O_RDONLY|O_CLOEXEC) = -1 ENOENT (Нет такого файла или каталога)</text:p>
      <text:p text:style-name="P31">stat("/lib/x86_64-linux-gnu/tls/avx512_1/x86_64", 0x7ffeda478650) = -1 ENOENT (Нет такого файла или каталога)</text:p>
      <text:p text:style-name="P31">openat(AT_FDCWD, "/lib/x86_64-linux-gnu/tls/avx512_1/libnss_db.so.2", O_RDONLY|O_CLOEXEC) = -1 ENOENT (Нет такого файла или каталога)</text:p>
      <text:p text:style-name="P31">stat("/lib/x86_64-linux-gnu/tls/avx512_1", 0x7ffeda478650) = -1 ENOENT (Нет такого файла или каталога)</text:p>
      <text:p text:style-name="P31">openat(AT_FDCWD, "/lib/x86_64-linux-gnu/tls/x86_64/libnss_db.so.2", O_RDONLY|O_CLOEXEC) = -1 ENOENT (Нет такого файла или каталога)</text:p>
      <text:p text:style-name="P31">stat("/lib/x86_64-linux-gnu/tls/x86_64", 0x7ffeda478650) = -1 ENOENT (Нет такого файла или каталога)</text:p>
      <text:p text:style-name="P31">openat(AT_FDCWD, "/lib/x86_64-linux-gnu/tls/libnss_db.so.2", O_RDONLY|<text:soft-page-break/>O_CLOEXEC) = -1 ENOENT (Нет такого файла или каталога)</text:p>
      <text:p text:style-name="P31">stat("/lib/x86_64-linux-gnu/tls", 0x7ffeda478650) = -1 ENOENT (Нет такого файла или каталога)</text:p>
      <text:p text:style-name="P31">openat(AT_FDCWD, "/lib/x86_64-linux-gnu/haswell/avx512_1/x86_64/libnss_db.so.2", O_RDONLY|O_CLOEXEC) = -1 ENOENT (Нет такого файла или каталога)</text:p>
      <text:p text:style-name="P31">stat("/lib/x86_64-linux-gnu/haswell/avx512_1/x86_64", 0x7ffeda478650) = -1 ENOENT (Нет такого файла или каталога)</text:p>
      <text:p text:style-name="P31">openat(AT_FDCWD, "/lib/x86_64-linux-gnu/haswell/avx512_1/libnss_db.so.2", O_RDONLY|O_CLOEXEC) = -1 ENOENT (Нет такого файла или каталога)</text:p>
      <text:p text:style-name="P31">stat("/lib/x86_64-linux-gnu/haswell/avx512_1", 0x7ffeda478650) = -1 ENOENT (Нет такого файла или каталога)</text:p>
      <text:p text:style-name="P31">openat(AT_FDCWD, "/lib/x86_64-linux-gnu/haswell/x86_64/libnss_db.so.2", O_RDONLY|O_CLOEXEC) = -1 ENOENT (Нет такого файла или каталога)</text:p>
      <text:p text:style-name="P31">stat("/lib/x86_64-linux-gnu/haswell/x86_64", 0x7ffeda478650) = -1 ENOENT (Нет такого файла или каталога)</text:p>
      <text:p text:style-name="P31">openat(AT_FDCWD, "/lib/x86_64-linux-gnu/haswell/libnss_db.so.2", O_RDONLY|O_CLOEXEC) = -1 ENOENT (Нет такого файла или каталога)</text:p>
      <text:p text:style-name="P31">stat("/lib/x86_64-linux-gnu/haswell", 0x7ffeda478650) = -1 ENOENT (Нет такого файла или каталога)</text:p>
      <text:p text:style-name="P31">openat(AT_FDCWD, "/lib/x86_64-linux-gnu/avx512_1/x86_64/libnss_db.so.2", O_RDONLY|O_CLOEXEC) = -1 ENOENT (Нет такого файла или каталога)</text:p>
      <text:p text:style-name="P31">stat("/lib/x86_64-linux-gnu/avx512_1/x86_64", 0x7ffeda478650) = -1 ENOENT (Нет такого файла или каталога)</text:p>
      <text:p text:style-name="P31">openat(AT_FDCWD, "/lib/x86_64-linux-gnu/avx512_1/libnss_db.so.2", O_RDONLY|O_CLOEXEC) = -1 ENOENT (Нет такого файла или каталога)</text:p>
      <text:p text:style-name="P31">stat("/lib/x86_64-linux-gnu/avx512_1", 0x7ffeda478650) = -1 ENOENT (Нет такого файла или каталога)</text:p>
      <text:p text:style-name="P31">openat(AT_FDCWD, "/lib/x86_64-linux-gnu/x86_64/libnss_db.so.2", O_RDONLY|O_CLOEXEC) = -1 ENOENT (Нет такого файла или каталога)</text:p>
      <text:p text:style-name="P31">stat("/lib/x86_64-linux-gnu/x86_64", 0x7ffeda478650) = -1 ENOENT (Нет такого файла или каталога)</text:p>
      <text:p text:style-name="P31">openat(AT_FDCWD, "/lib/x86_64-linux-gnu/libnss_db.so.2", O_RDONLY|O_CLOEXEC) = -1 ENOENT (Нет такого файла или каталога)</text:p>
      <text:p text:style-name="P31"><text:soft-page-break/>stat("/lib/x86_64-linux-gnu", {st_mode=S_IFDIR|0755, st_size=73728, ...}) = 0</text:p>
      <text:p text:style-name="P31">openat(AT_FDCWD, "/usr/lib/x86_64-linux-gnu/tls/haswell/avx512_1/x86_64/libnss_db.so.2", O_RDONLY|O_CLOEXEC) = -1 ENOENT (Нет такого файла или каталога)</text:p>
      <text:p text:style-name="P31">stat("/usr/lib/x86_64-linux-gnu/tls/haswell/avx512_1/x86_64", 0x7ffeda478650) = -1 ENOENT (Нет такого файла или каталога)</text:p>
      <text:p text:style-name="P31">openat(AT_FDCWD, "/usr/lib/x86_64-linux-gnu/tls/haswell/avx512_1/libnss_db.so.2", O_RDONLY|O_CLOEXEC) = -1 ENOENT (Нет такого файла или каталога)</text:p>
      <text:p text:style-name="P31">stat("/usr/lib/x86_64-linux-gnu/tls/haswell/avx512_1", 0x7ffeda478650) = -1 ENOENT (Нет такого файла или каталога)</text:p>
      <text:p text:style-name="P31">openat(AT_FDCWD, "/usr/lib/x86_64-linux-gnu/tls/haswell/x86_64/libnss_db.so.2", O_RDONLY|O_CLOEXEC) = -1 ENOENT (Нет такого файла или каталога)</text:p>
      <text:p text:style-name="P31">stat("/usr/lib/x86_64-linux-gnu/tls/haswell/x86_64", 0x7ffeda478650) = -1 ENOENT (Нет такого файла или каталога)</text:p>
      <text:p text:style-name="P31">openat(AT_FDCWD, "/usr/lib/x86_64-linux-gnu/tls/haswell/libnss_db.so.2", O_RDONLY|O_CLOEXEC) = -1 ENOENT (Нет такого файла или каталога)</text:p>
      <text:p text:style-name="P31">stat("/usr/lib/x86_64-linux-gnu/tls/haswell", 0x7ffeda478650) = -1 ENOENT (Нет такого файла или каталога)</text:p>
      <text:p text:style-name="P31">openat(AT_FDCWD, "/usr/lib/x86_64-linux-gnu/tls/avx512_1/x86_64/libnss_db.so.2", O_RDONLY|O_CLOEXEC) = -1 ENOENT (Нет такого файла или каталога)</text:p>
      <text:p text:style-name="P31">stat("/usr/lib/x86_64-linux-gnu/tls/avx512_1/x86_64", 0x7ffeda478650) = -1 ENOENT (Нет такого файла или каталога)</text:p>
      <text:p text:style-name="P31">openat(AT_FDCWD, "/usr/lib/x86_64-linux-gnu/tls/avx512_1/libnss_db.so.2", O_RDONLY|O_CLOEXEC) = -1 ENOENT (Нет такого файла или каталога)</text:p>
      <text:p text:style-name="P31">stat("/usr/lib/x86_64-linux-gnu/tls/avx512_1", 0x7ffeda478650) = -1 ENOENT (Нет такого файла или каталога)</text:p>
      <text:p text:style-name="P31">openat(AT_FDCWD, "/usr/lib/x86_64-linux-gnu/tls/x86_64/libnss_db.so.2", O_RDONLY|O_CLOEXEC) = -1 ENOENT (Нет такого файла или каталога)</text:p>
      <text:p text:style-name="P31">stat("/usr/lib/x86_64-linux-gnu/tls/x86_64", 0x7ffeda478650) = -1 ENOENT (Нет такого файла или каталога)</text:p>
      <text:p text:style-name="P31">openat(AT_FDCWD, "/usr/lib/x86_64-linux-gnu/tls/libnss_db.so.2", O_RDONLY|O_CLOEXEC) = -1 ENOENT (Нет такого файла или каталога)</text:p>
      <text:p text:style-name="P31">stat("/usr/lib/x86_64-linux-gnu/tls", 0x7ffeda478650) = -1 ENOENT (Нет такого <text:soft-page-break/>файла или каталога)</text:p>
      <text:p text:style-name="P31">openat(AT_FDCWD, "/usr/lib/x86_64-linux-gnu/haswell/avx512_1/x86_64/libnss_db.so.2", O_RDONLY|O_CLOEXEC) = -1 ENOENT (Нет такого файла или каталога)</text:p>
      <text:p text:style-name="P31">stat("/usr/lib/x86_64-linux-gnu/haswell/avx512_1/x86_64", 0x7ffeda478650) = -1 ENOENT (Нет такого файла или каталога)</text:p>
      <text:p text:style-name="P31">openat(AT_FDCWD, "/usr/lib/x86_64-linux-gnu/haswell/avx512_1/libnss_db.so.2", O_RDONLY|O_CLOEXEC) = -1 ENOENT (Нет такого файла или каталога)</text:p>
      <text:p text:style-name="P31">stat("/usr/lib/x86_64-linux-gnu/haswell/avx512_1", 0x7ffeda478650) = -1 ENOENT (Нет такого файла или каталога)</text:p>
      <text:p text:style-name="P31">openat(AT_FDCWD, "/usr/lib/x86_64-linux-gnu/haswell/x86_64/libnss_db.so.2", O_RDONLY|O_CLOEXEC) = -1 ENOENT (Нет такого файла или каталога)</text:p>
      <text:p text:style-name="P31">stat("/usr/lib/x86_64-linux-gnu/haswell/x86_64", 0x7ffeda478650) = -1 ENOENT (Нет такого файла или каталога)</text:p>
      <text:p text:style-name="P31">openat(AT_FDCWD, "/usr/lib/x86_64-linux-gnu/haswell/libnss_db.so.2", O_RDONLY|O_CLOEXEC) = -1 ENOENT (Нет такого файла или каталога)</text:p>
      <text:p text:style-name="P31">stat("/usr/lib/x86_64-linux-gnu/haswell", 0x7ffeda478650) = -1 ENOENT (Нет такого файла или каталога)</text:p>
      <text:p text:style-name="P31">openat(AT_FDCWD, "/usr/lib/x86_64-linux-gnu/avx512_1/x86_64/libnss_db.so.2", O_RDONLY|O_CLOEXEC) = -1 ENOENT (Нет такого файла или каталога)</text:p>
      <text:p text:style-name="P31">stat("/usr/lib/x86_64-linux-gnu/avx512_1/x86_64", 0x7ffeda478650) = -1 ENOENT (Нет такого файла или каталога)</text:p>
      <text:p text:style-name="P31">openat(AT_FDCWD, "/usr/lib/x86_64-linux-gnu/avx512_1/libnss_db.so.2", O_RDONLY|O_CLOEXEC) = -1 ENOENT (Нет такого файла или каталога)</text:p>
      <text:p text:style-name="P31">stat("/usr/lib/x86_64-linux-gnu/avx512_1", 0x7ffeda478650) = -1 ENOENT (Нет такого файла или каталога)</text:p>
      <text:p text:style-name="P31">openat(AT_FDCWD, "/usr/lib/x86_64-linux-gnu/x86_64/libnss_db.so.2", O_RDONLY|O_CLOEXEC) = -1 ENOENT (Нет такого файла или каталога)</text:p>
      <text:p text:style-name="P31">stat("/usr/lib/x86_64-linux-gnu/x86_64", 0x7ffeda478650) = -1 ENOENT (Нет такого файла или каталога)</text:p>
      <text:p text:style-name="P31">openat(AT_FDCWD, "/usr/lib/x86_64-linux-gnu/libnss_db.so.2", O_RDONLY|O_CLOEXEC) = -1 ENOENT (Нет такого файла или каталога)</text:p>
      <text:p text:style-name="P31">stat("/usr/lib/x86_64-linux-gnu", {st_mode=S_IFDIR|0755, st_size=73728, ...}) = 0</text:p>
      <text:p text:style-name="P31"><text:soft-page-break/>openat(AT_FDCWD, "/lib/tls/haswell/avx512_1/x86_64/libnss_db.so.2", O_RDONLY|O_CLOEXEC) = -1 ENOENT (Нет такого файла или каталога)</text:p>
      <text:p text:style-name="P31">stat("/lib/tls/haswell/avx512_1/x86_64", 0x7ffeda478650) = -1 ENOENT (Нет такого файла или каталога)</text:p>
      <text:p text:style-name="P31">openat(AT_FDCWD, "/lib/tls/haswell/avx512_1/libnss_db.so.2", O_RDONLY|O_CLOEXEC) = -1 ENOENT (Нет такого файла или каталога)</text:p>
      <text:p text:style-name="P31">stat("/lib/tls/haswell/avx512_1", 0x7ffeda478650) = -1 ENOENT (Нет такого файла или каталога)</text:p>
      <text:p text:style-name="P31">openat(AT_FDCWD, "/lib/tls/haswell/x86_64/libnss_db.so.2", O_RDONLY|O_CLOEXEC) = -1 ENOENT (Нет такого файла или каталога)</text:p>
      <text:p text:style-name="P31">stat("/lib/tls/haswell/x86_64", 0x7ffeda478650) = -1 ENOENT (Нет такого файла или каталога)</text:p>
      <text:p text:style-name="P31">openat(AT_FDCWD, "/lib/tls/haswell/libnss_db.so.2", O_RDONLY|O_CLOEXEC) = -1 ENOENT (Нет такого файла или каталога)</text:p>
      <text:p text:style-name="P31">stat("/lib/tls/haswell", 0x7ffeda478650) = -1 ENOENT (Нет такого файла или каталога)</text:p>
      <text:p text:style-name="P31">openat(AT_FDCWD, "/lib/tls/avx512_1/x86_64/libnss_db.so.2", O_RDONLY|O_CLOEXEC) = -1 ENOENT (Нет такого файла или каталога)</text:p>
      <text:p text:style-name="P31">stat("/lib/tls/avx512_1/x86_64", 0x7ffeda478650) = -1 ENOENT (Нет такого файла или каталога)</text:p>
      <text:p text:style-name="P31">openat(AT_FDCWD, "/lib/tls/avx512_1/libnss_db.so.2", O_RDONLY|O_CLOEXEC) = -1 ENOENT (Нет такого файла или каталога)</text:p>
      <text:p text:style-name="P31">stat("/lib/tls/avx512_1", 0x7ffeda478650) = -1 ENOENT (Нет такого файла или каталога)</text:p>
      <text:p text:style-name="P31">openat(AT_FDCWD, "/lib/tls/x86_64/libnss_db.so.2", O_RDONLY|O_CLOEXEC) = -1 ENOENT (Нет такого файла или каталога)</text:p>
      <text:p text:style-name="P31">stat("/lib/tls/x86_64", 0x7ffeda478650) = -1 ENOENT (Нет такого файла или каталога)</text:p>
      <text:p text:style-name="P31">openat(AT_FDCWD, "/lib/tls/libnss_db.so.2", O_RDONLY|O_CLOEXEC) = -1 ENOENT (Нет такого файла или каталога)</text:p>
      <text:p text:style-name="P31">stat("/lib/tls", 0x7ffeda478650) <text:s text:c="7"/>= -1 ENOENT (Нет такого файла или каталога)</text:p>
      <text:p text:style-name="P31">openat(AT_FDCWD, "/lib/haswell/avx512_1/x86_64/libnss_db.so.2", O_RDONLY|O_CLOEXEC) = -1 ENOENT (Нет такого файла или каталога)</text:p>
      <text:p text:style-name="P31"><text:soft-page-break/>stat("/lib/haswell/avx512_1/x86_64", 0x7ffeda478650) = -1 ENOENT (Нет такого файла или каталога)</text:p>
      <text:p text:style-name="P31">openat(AT_FDCWD, "/lib/haswell/avx512_1/libnss_db.so.2", O_RDONLY|O_CLOEXEC) = -1 ENOENT (Нет такого файла или каталога)</text:p>
      <text:p text:style-name="P31">stat("/lib/haswell/avx512_1", 0x7ffeda478650) = -1 ENOENT (Нет такого файла или каталога)</text:p>
      <text:p text:style-name="P31">openat(AT_FDCWD, "/lib/haswell/x86_64/libnss_db.so.2", O_RDONLY|O_CLOEXEC) = -1 ENOENT (Нет такого файла или каталога)</text:p>
      <text:p text:style-name="P31">stat("/lib/haswell/x86_64", 0x7ffeda478650) = -1 ENOENT (Нет такого файла или каталога)</text:p>
      <text:p text:style-name="P31">openat(AT_FDCWD, "/lib/haswell/libnss_db.so.2", O_RDONLY|O_CLOEXEC) = -1 ENOENT (Нет такого файла или каталога)</text:p>
      <text:p text:style-name="P31">stat("/lib/haswell", 0x7ffeda478650) <text:s text:c="3"/>= -1 ENOENT (Нет такого файла или каталога)</text:p>
      <text:p text:style-name="P31">openat(AT_FDCWD, "/lib/avx512_1/x86_64/libnss_db.so.2", O_RDONLY|O_CLOEXEC) = -1 ENOENT (Нет такого файла или каталога)</text:p>
      <text:p text:style-name="P31">stat("/lib/avx512_1/x86_64", 0x7ffeda478650) = -1 ENOENT (Нет такого файла или каталога)</text:p>
      <text:p text:style-name="P31">openat(AT_FDCWD, "/lib/avx512_1/libnss_db.so.2", O_RDONLY|O_CLOEXEC) = -1 ENOENT (Нет такого файла или каталога)</text:p>
      <text:p text:style-name="P31">stat("/lib/avx512_1", 0x7ffeda478650) <text:s text:c="2"/>= -1 ENOENT (Нет такого файла или каталога)</text:p>
      <text:p text:style-name="P31">openat(AT_FDCWD, "/lib/x86_64/libnss_db.so.2", O_RDONLY|O_CLOEXEC) = -1 ENOENT (Нет такого файла или каталога)</text:p>
      <text:p text:style-name="P31">stat("/lib/x86_64", 0x7ffeda478650) <text:s text:c="4"/>= -1 ENOENT (Нет такого файла или каталога)</text:p>
      <text:p text:style-name="P31">openat(AT_FDCWD, "/lib/libnss_db.so.2", O_RDONLY|O_CLOEXEC) = -1 ENOENT (Нет такого файла или каталога)</text:p>
      <text:p text:style-name="P31">stat("/lib", {st_mode=S_IFDIR|0755, st_size=4096, ...}) = 0</text:p>
      <text:p text:style-name="P31">openat(AT_FDCWD, "/usr/lib/tls/haswell/avx512_1/x86_64/libnss_db.so.2", O_RDONLY|O_CLOEXEC) = -1 ENOENT (Нет такого файла или каталога)</text:p>
      <text:p text:style-name="P31">stat("/usr/lib/tls/haswell/avx512_1/x86_64", 0x7ffeda478650) = -1 ENOENT (Нет такого файла или каталога)</text:p>
      <text:p text:style-name="P31">openat(AT_FDCWD, "/usr/lib/tls/haswell/avx512_1/libnss_db.so.2", O_RDONLY|<text:soft-page-break/>O_CLOEXEC) = -1 ENOENT (Нет такого файла или каталога)</text:p>
      <text:p text:style-name="P31">stat("/usr/lib/tls/haswell/avx512_1", 0x7ffeda478650) = -1 ENOENT (Нет такого файла или каталога)</text:p>
      <text:p text:style-name="P31">openat(AT_FDCWD, "/usr/lib/tls/haswell/x86_64/libnss_db.so.2", O_RDONLY|O_CLOEXEC) = -1 ENOENT (Нет такого файла или каталога)</text:p>
      <text:p text:style-name="P31">stat("/usr/lib/tls/haswell/x86_64", 0x7ffeda478650) = -1 ENOENT (Нет такого файла или каталога)</text:p>
      <text:p text:style-name="P31">openat(AT_FDCWD, "/usr/lib/tls/haswell/libnss_db.so.2", O_RDONLY|O_CLOEXEC) = -1 ENOENT (Нет такого файла или каталога)</text:p>
      <text:p text:style-name="P31">stat("/usr/lib/tls/haswell", 0x7ffeda478650) = -1 ENOENT (Нет такого файла или каталога)</text:p>
      <text:p text:style-name="P31">openat(AT_FDCWD, "/usr/lib/tls/avx512_1/x86_64/libnss_db.so.2", O_RDONLY|O_CLOEXEC) = -1 ENOENT (Нет такого файла или каталога)</text:p>
      <text:p text:style-name="P31">stat("/usr/lib/tls/avx512_1/x86_64", 0x7ffeda478650) = -1 ENOENT (Нет такого файла или каталога)</text:p>
      <text:p text:style-name="P31">openat(AT_FDCWD, "/usr/lib/tls/avx512_1/libnss_db.so.2", O_RDONLY|O_CLOEXEC) = -1 ENOENT (Нет такого файла или каталога)</text:p>
      <text:p text:style-name="P31">stat("/usr/lib/tls/avx512_1", 0x7ffeda478650) = -1 ENOENT (Нет такого файла или каталога)</text:p>
      <text:p text:style-name="P31">openat(AT_FDCWD, "/usr/lib/tls/x86_64/libnss_db.so.2", O_RDONLY|O_CLOEXEC) = -1 ENOENT (Нет такого файла или каталога)</text:p>
      <text:p text:style-name="P31">stat("/usr/lib/tls/x86_64", 0x7ffeda478650) = -1 ENOENT (Нет такого файла или каталога)</text:p>
      <text:p text:style-name="P31">openat(AT_FDCWD, "/usr/lib/tls/libnss_db.so.2", O_RDONLY|O_CLOEXEC) = -1 ENOENT (Нет такого файла или каталога)</text:p>
      <text:p text:style-name="P31">stat("/usr/lib/tls", 0x7ffeda478650) <text:s text:c="3"/>= -1 ENOENT (Нет такого файла или каталога)</text:p>
      <text:p text:style-name="P31">openat(AT_FDCWD, "/usr/lib/haswell/avx512_1/x86_64/libnss_db.so.2", O_RDONLY|O_CLOEXEC) = -1 ENOENT (Нет такого файла или каталога)</text:p>
      <text:p text:style-name="P31">stat("/usr/lib/haswell/avx512_1/x86_64", 0x7ffeda478650) = -1 ENOENT (Нет такого файла или каталога)</text:p>
      <text:p text:style-name="P31">openat(AT_FDCWD, "/usr/lib/haswell/avx512_1/libnss_db.so.2", O_RDONLY|O_CLOEXEC) = -1 ENOENT (Нет такого файла или каталога)</text:p>
      <text:p text:style-name="P31">stat("/usr/lib/haswell/avx512_1", 0x7ffeda478650) = -1 ENOENT (Нет такого файла <text:soft-page-break/>или каталога)</text:p>
      <text:p text:style-name="P31">openat(AT_FDCWD, "/usr/lib/haswell/x86_64/libnss_db.so.2", O_RDONLY|O_CLOEXEC) = -1 ENOENT (Нет такого файла или каталога)</text:p>
      <text:p text:style-name="P31">stat("/usr/lib/haswell/x86_64", 0x7ffeda478650) = -1 ENOENT (Нет такого файла или каталога)</text:p>
      <text:p text:style-name="P31">openat(AT_FDCWD, "/usr/lib/haswell/libnss_db.so.2", O_RDONLY|O_CLOEXEC) = -1 ENOENT (Нет такого файла или каталога)</text:p>
      <text:p text:style-name="P31">stat("/usr/lib/haswell", 0x7ffeda478650) = -1 ENOENT (Нет такого файла или каталога)</text:p>
      <text:p text:style-name="P31">openat(AT_FDCWD, "/usr/lib/avx512_1/x86_64/libnss_db.so.2", O_RDONLY|O_CLOEXEC) = -1 ENOENT (Нет такого файла или каталога)</text:p>
      <text:p text:style-name="P31">stat("/usr/lib/avx512_1/x86_64", 0x7ffeda478650) = -1 ENOENT (Нет такого файла или каталога)</text:p>
      <text:p text:style-name="P31">openat(AT_FDCWD, "/usr/lib/avx512_1/libnss_db.so.2", O_RDONLY|O_CLOEXEC) = -1 ENOENT (Нет такого файла или каталога)</text:p>
      <text:p text:style-name="P31">stat("/usr/lib/avx512_1", 0x7ffeda478650) = -1 ENOENT (Нет такого файла или каталога)</text:p>
      <text:p text:style-name="P31">openat(AT_FDCWD, "/usr/lib/x86_64/libnss_db.so.2", O_RDONLY|O_CLOEXEC) = -1 ENOENT (Нет такого файла или каталога)</text:p>
      <text:p text:style-name="P31">stat("/usr/lib/x86_64", 0x7ffeda478650) = -1 ENOENT (Нет такого файла или каталога)</text:p>
      <text:p text:style-name="P31">openat(AT_FDCWD, "/usr/lib/libnss_db.so.2", O_RDONLY|O_CLOEXEC) = -1 ENOENT (Нет такого файла или каталога)</text:p>
      <text:p text:style-name="P31">stat("/usr/lib", {st_mode=S_IFDIR|0755, st_size=4096, ...}) = 0</text:p>
      <text:p text:style-name="P31">munmap(0x7f21b5c80000, 69382) <text:s text:c="10"/>= 0</text:p>
      <text:p text:style-name="P31">openat(AT_FDCWD, "/etc/ld.so.cache", O_RDONLY|O_CLOEXEC) = 3</text:p>
      <text:p text:style-name="P31">fstat(3, {st_mode=S_IFREG|0644, st_size=69382, ...}) = 0</text:p>
      <text:p text:style-name="P31">mmap(NULL, 69382, PROT_READ, MAP_PRIVATE, 3, 0) = 0x7f21b5c80000</text:p>
      <text:p text:style-name="P31">close(3) <text:s text:c="31"/>= 0</text:p>
      <text:p text:style-name="P31">openat(AT_FDCWD, "/lib/x86_64-linux-gnu/libnss_files.so.2", O_RDONLY|O_CLOEXEC) = 3</text:p>
      <text:p text:style-name="P31">read(3, "\177ELF\2\1\1\0\0\0\0\0\0\0\0\0\3\0&gt;\0\1\0\0\0\3005\0\0\0\0\0\0"..., 832) = 832</text:p>
      <text:p text:style-name="P31"><text:soft-page-break/>fstat(3, {st_mode=S_IFREG|0644, st_size=51856, ...}) = 0</text:p>
      <text:p text:style-name="P31">mmap(NULL, 79672, PROT_READ, MAP_PRIVATE|MAP_DENYWRITE, 3, 0) = 0x7f21b52b1000</text:p>
      <text:p text:style-name="P31">mmap(0x7f21b52b4000, 28672, PROT_READ|PROT_EXEC, MAP_PRIVATE|MAP_FIXED|MAP_DENYWRITE, 3, 0x3000) = 0x7f21b52b4000</text:p>
      <text:p text:style-name="P31">mmap(0x7f21b52bb000, 8192, PROT_READ, MAP_PRIVATE|MAP_FIXED|MAP_DENYWRITE, 3, 0xa000) = 0x7f21b52bb000</text:p>
      <text:p text:style-name="P31">mmap(0x7f21b52bd000, 8192, PROT_READ|PROT_WRITE, MAP_PRIVATE|MAP_FIXED|MAP_DENYWRITE, 3, 0xb000) = 0x7f21b52bd000</text:p>
      <text:p text:style-name="P31">mmap(0x7f21b52bf000, 22328, PROT_READ|PROT_WRITE, MAP_PRIVATE|MAP_FIXED|MAP_ANONYMOUS, -1, 0) = 0x7f21b52bf000</text:p>
      <text:p text:style-name="P31">close(3) <text:s text:c="31"/>= 0</text:p>
      <text:p text:style-name="P31">mprotect(0x7f21b52bd000, 4096, PROT_READ) = 0</text:p>
      <text:p text:style-name="P31">munmap(0x7f21b5c80000, 69382) <text:s text:c="10"/>= 0</text:p>
      <text:p text:style-name="P31">openat(AT_FDCWD, "/etc/protocols", O_RDONLY|O_CLOEXEC) = 3</text:p>
      <text:p text:style-name="P31">lseek(3, 0, SEEK_CUR) <text:s text:c="18"/>= 0</text:p>
      <text:p text:style-name="P31">fstat(3, {st_mode=S_IFREG|0644, st_size=2932, ...}) = 0</text:p>
      <text:p text:style-name="P31">read(3, "# Internet (IP) protocols\n#\n# Up"..., 4096) = 2932</text:p>
      <text:p text:style-name="P31">lseek(3, 0, SEEK_CUR) <text:s text:c="18"/>= 2932</text:p>
      <text:p text:style-name="P31">read(3, "", 4096) <text:s text:c="22"/>= 0</text:p>
      <text:p text:style-name="P31">close(3) <text:s text:c="31"/>= 0</text:p>
      <text:p text:style-name="P31">eventfd2(0, EFD_CLOEXEC) <text:s text:c="15"/>= 3</text:p>
      <text:p text:style-name="P31">fcntl(3, F_GETFL) <text:s text:c="22"/>= 0x2 (flags O_RDWR)</text:p>
      <text:p text:style-name="P31">fcntl(3, F_SETFL, O_RDWR|O_NONBLOCK) <text:s text:c="3"/>= 0</text:p>
      <text:p text:style-name="P31">fcntl(3, F_GETFL) <text:s text:c="22"/>= 0x802 (flags O_RDWR|O_NONBLOCK)</text:p>
      <text:p text:style-name="P31">fcntl(3, F_SETFL, O_RDWR|O_NONBLOCK) <text:s text:c="3"/>= 0</text:p>
      <text:p text:style-name="P31">getrandom("\x2d\x62\xe0\x61\xbe\x08\xd8\x68\x93\xae\xea\xbf\xde\x12\x7b\x6c", 16, 0) = 16</text:p>
      <text:p text:style-name="P31">getrandom("\xc0\xa4\xfe\x64\x88\x65\x90\x8d\xbc\x6a\x54\xb2\x2c\x9f\xd1\x60", 16, 0) = 16</text:p>
      <text:p text:style-name="P31">eventfd2(0, EFD_CLOEXEC) <text:s text:c="15"/>= 4</text:p>
      <text:p text:style-name="P31"><text:soft-page-break/>fcntl(4, F_GETFL) <text:s text:c="22"/>= 0x2 (flags O_RDWR)</text:p>
      <text:p text:style-name="P31">fcntl(4, F_SETFL, O_RDWR|O_NONBLOCK) <text:s text:c="3"/>= 0</text:p>
      <text:p text:style-name="P31">fcntl(4, F_GETFL) <text:s text:c="22"/>= 0x802 (flags O_RDWR|O_NONBLOCK)</text:p>
      <text:p text:style-name="P31">fcntl(4, F_SETFL, O_RDWR|O_NONBLOCK) <text:s text:c="3"/>= 0</text:p>
      <text:p text:style-name="P31">epoll_create1(EPOLL_CLOEXEC) <text:s text:c="11"/>= 5</text:p>
      <text:p text:style-name="P31">epoll_ctl(5, EPOLL_CTL_ADD, 4, {0, {u32=4142832528, u64=94570732755856}}) = 0</text:p>
      <text:p text:style-name="P31">epoll_ctl(5, EPOLL_CTL_MOD, 4, {EPOLLIN, {u32=4142832528, u64=94570732755856}}) = 0</text:p>
      <text:p text:style-name="P31">mmap(NULL, 8392704, PROT_NONE, MAP_PRIVATE|MAP_ANONYMOUS|MAP_STACK, -1, 0) = 0x7f21b4ab0000</text:p>
      <text:p text:style-name="P31">mprotect(0x7f21b4ab1000, 8388608, PROT_READ|PROT_WRITE) = 0</text:p>
      <text:p text:style-name="P31">clone(child_stack=0x7f21b52afcf0, flags=CLONE_VM|CLONE_FS|CLONE_FILES|CLONE_SIGHAND|CLONE_THREAD|CLONE_SYSVSEM|CLONE_SETTLS|CLONE_PARENT_SETTID|CLONE_CHILD_CLEARTID, parent_tid=[27513], tls=0x7f21b52b0700, child_tidptr=0x7f21b52b09d0) = 27513</text:p>
      <text:p text:style-name="P31">eventfd2(0, EFD_CLOEXEC) <text:s text:c="15"/>= 6</text:p>
      <text:p text:style-name="P31">fcntl(6, F_GETFL) <text:s text:c="22"/>= 0x2 (flags O_RDWR)</text:p>
      <text:p text:style-name="P31">fcntl(6, F_SETFL, O_RDWR|O_NONBLOCK) <text:s text:c="3"/>= 0</text:p>
      <text:p text:style-name="P31">fcntl(6, F_GETFL) <text:s text:c="22"/>= 0x802 (flags O_RDWR|O_NONBLOCK)</text:p>
      <text:p text:style-name="P31">fcntl(6, F_SETFL, O_RDWR|O_NONBLOCK) <text:s text:c="3"/>= 0</text:p>
      <text:p text:style-name="P31">epoll_create1(EPOLL_CLOEXEC) <text:s text:c="11"/>= 7</text:p>
      <text:p text:style-name="P31">epoll_ctl(7, EPOLL_CTL_ADD, 6, {0, {u32=4142834656, u64=94570732757984}}) = 0</text:p>
      <text:p text:style-name="P31">epoll_ctl(7, EPOLL_CTL_MOD, 6, {EPOLLIN, {u32=4142834656, u64=94570732757984}}) = 0</text:p>
      <text:p text:style-name="P31">mmap(NULL, 8392704, PROT_NONE, MAP_PRIVATE|MAP_ANONYMOUS|MAP_STACK, -1, 0) = 0x7f21b42af000</text:p>
      <text:p text:style-name="P31">mprotect(0x7f21b42b0000, 8388608, PROT_READ|PROT_WRITE) = 0</text:p>
      <text:p text:style-name="P31">clone(child_stack=0x7f21b4aaecf0, flags=CLONE_VM|CLONE_FS|CLONE_FILES|CLONE_SIGHAND|CLONE_THREAD|CLONE_SYSVSEM|CLONE_SETTLS|CLONE_PARENT_SETTID|CLONE_CHILD_CLEARTID, parent_tid=[27514], tls=0x7f21b4aaf700, child_tidptr=0x7f21b4aaf9d0) = 27514</text:p>
      <text:p text:style-name="P31">eventfd2(0, EFD_CLOEXEC) <text:s text:c="15"/>= 8</text:p>
      <text:p text:style-name="P31"><text:soft-page-break/>fcntl(8, F_GETFL) <text:s text:c="22"/>= 0x2 (flags O_RDWR)</text:p>
      <text:p text:style-name="P31">fcntl(8, F_SETFL, O_RDWR|O_NONBLOCK) <text:s text:c="3"/>= 0</text:p>
      <text:p text:style-name="P31">fcntl(8, F_GETFL) <text:s text:c="22"/>= 0x802 (flags O_RDWR|O_NONBLOCK)</text:p>
      <text:p text:style-name="P31">fcntl(8, F_SETFL, O_RDWR|O_NONBLOCK) <text:s text:c="3"/>= 0</text:p>
      <text:p text:style-name="P31">eventfd2(0, EFD_CLOEXEC) <text:s text:c="15"/>= 9</text:p>
      <text:p text:style-name="P31">fcntl(9, F_GETFL) <text:s text:c="22"/>= 0x2 (flags O_RDWR)</text:p>
      <text:p text:style-name="P31">fcntl(9, F_SETFL, O_RDWR|O_NONBLOCK) <text:s text:c="3"/>= 0</text:p>
      <text:p text:style-name="P31">fcntl(9, F_GETFL) <text:s text:c="22"/>= 0x802 (flags O_RDWR|O_NONBLOCK)</text:p>
      <text:p text:style-name="P31">fcntl(9, F_SETFL, O_RDWR|O_NONBLOCK) <text:s text:c="3"/>= 0</text:p>
      <text:p text:style-name="P31">poll([{fd=8, events=POLLIN}], 1, 0) <text:s text:c="4"/>= 0 (Timeout)</text:p>
      <text:p text:style-name="P31">socket(AF_INET, SOCK_STREAM|SOCK_CLOEXEC, IPPROTO_TCP) = 10</text:p>
      <text:p text:style-name="P31">setsockopt(10, SOL_SOCKET, SO_REUSEADDR, [1], 4) = 0</text:p>
      <text:p text:style-name="P31">bind(10, {sa_family=AF_INET, sin_port=htons(5000), sin_addr=inet_addr("0.0.0.0")}, 16) = 0</text:p>
      <text:p text:style-name="P31">listen(10, 100) <text:s text:c="24"/>= 0</text:p>
      <text:p text:style-name="P31">getsockname(10, {sa_family=AF_INET, sin_port=htons(5000), sin_addr=inet_addr("0.0.0.0")}, [128-&gt;16]) = 0</text:p>
      <text:p text:style-name="P31">getsockname(10, {sa_family=AF_INET, sin_port=htons(5000), sin_addr=inet_addr("0.0.0.0")}, [128-&gt;16]) = 0</text:p>
      <text:p text:style-name="P31">write(6, "\1\0\0\0\0\0\0\0", 8) <text:s text:c="8"/>= 8</text:p>
      <text:p text:style-name="P31">write(8, "\1\0\0\0\0\0\0\0", 8) <text:s text:c="8"/>= 8</text:p>
      <text:p text:style-name="P31">poll([{fd=9, events=POLLIN}], 1, 0) <text:s text:c="4"/>= 0 (Timeout)</text:p>
      <text:p text:style-name="P31">socket(AF_INET, SOCK_STREAM|SOCK_CLOEXEC, IPPROTO_TCP) = 11</text:p>
      <text:p text:style-name="P31">setsockopt(11, SOL_SOCKET, SO_REUSEADDR, [1], 4) = 0</text:p>
      <text:p text:style-name="P31">bind(11, {sa_family=AF_INET, sin_port=htons(5001), sin_addr=inet_addr("0.0.0.0")}, 16) = 0</text:p>
      <text:p text:style-name="P31">listen(11, 100) <text:s text:c="24"/>= 0</text:p>
      <text:p text:style-name="P31">getsockname(11, {sa_family=AF_INET, sin_port=htons(5001), sin_addr=inet_addr("0.0.0.0")}, [128-&gt;16]) = 0</text:p>
      <text:p text:style-name="P31">getsockname(11, {sa_family=AF_INET, sin_port=htons(5001), <text:soft-page-break/>sin_addr=inet_addr("0.0.0.0")}, [128-&gt;16]) = 0</text:p>
      <text:p text:style-name="P31">write(6, "\1\0\0\0\0\0\0\0", 8) <text:s text:c="8"/>= 8</text:p>
      <text:p text:style-name="P31">write(9, "\1\0\0\0\0\0\0\0", 8) <text:s text:c="8"/>= 8</text:p>
      <text:p text:style-name="P31">mmap(NULL, 8392704, PROT_NONE, MAP_PRIVATE|MAP_ANONYMOUS|MAP_STACK, -1, 0) = 0x7f21af7ff000</text:p>
      <text:p text:style-name="P31">mprotect(0x7f21af800000, 8388608, PROT_READ|PROT_WRITE) = 0</text:p>
      <text:p text:style-name="P31">clone(child_stack=0x7f21afffecf0, flags=CLONE_VM|CLONE_FS|CLONE_FILES|CLONE_SIGHAND|CLONE_THREAD|CLONE_SYSVSEM|CLONE_SETTLS|CLONE_PARENT_SETTID|CLONE_CHILD_CLEARTID, parent_tid=[27515], tls=0x7f21affff700, child_tidptr=0x7f21affff9d0) = 27515</text:p>
      <text:p text:style-name="P31">fstat(1, {st_mode=S_IFCHR|0620, st_rdev=makedev(0x88, 0), ...}) = 0</text:p>
      <text:p text:style-name="P31">write(1, "USAGE:\n", 7USAGE:</text:p>
      <text:p text:style-name="P31">) <text:s text:c="16"/>= 7</text:p>
      <text:p text:style-name="P31">write(1, "\tcreate ID - create node with id"..., 36 <text:s text:c="4"/>create ID - create node with id=ID</text:p>
      <text:p text:style-name="P31">) = 36</text:p>
      <text:p text:style-name="P31">write(1, "\tremove ID - remove node with id"..., 36 <text:s text:c="4"/>remove ID - remove node with id=ID</text:p>
      <text:p text:style-name="P31">) = 36</text:p>
      <text:p text:style-name="P31">write(1, "\texec ID NAME [VALUE] - get valu"..., 63 <text:s text:c="4"/>exec ID NAME [VALUE] - get value or set VALUE by the key NAME</text:p>
      <text:p text:style-name="P31">) = 63</text:p>
      <text:p text:style-name="P31">write(1, "\theartbeat TIME - each node begi"..., 254 <text:s text:c="3"/>heartbeat TIME - each node begins to report once every TIME milliseconds that it is operational. If there is no signal from the node for 4*TIME milliseconds, then a line about the node's unavailability is displayed. If TIME=0 then heartbeat is disabled</text:p>
      <text:p text:style-name="P31">) = 254</text:p>
      <text:p text:style-name="P31">fstat(0, {st_mode=S_IFCHR|0620, st_rdev=makedev(0x88, 0), ...}) = 0</text:p>
      <text:p text:style-name="P31">read(0, </text:p>
      <text:p text:style-name="P17">Вывод</text:p>
      <text:p text:style-name="P30">В результате выполнения этого практического задания я освоил использование взаимодействия клиент-серверного типа с помощью очереди сообщений. Я узнал, как оперировать с таким посредником, как zero message <text:soft-page-break/>queue, а также получил опыт в построении подобной структуры "сервера" в виде дерев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loext:contextual-spacing="false" fo:line-height="115%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cm" fo:margin-right="0.3cm" fo:margin-top="0.212cm" fo:margin-bottom="0.423cm" loext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3cm" fo:margin-right="0.3cm" fo:margin-top="0.353cm" fo:margin-bottom="0.212cm" loext:contextual-spacing="false" fo:line-height="100%" fo:text-align="center" style:justify-single-word="false" fo:keep-together="always" fo:text-indent="0cm" style:auto-text-indent="false" fo:keep-with-next="always"/>
      <style:text-properties fo:color="#4f81bd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5.08cm" fo:margin-right="0cm" fo:margin-top="0.247cm" fo:margin-bottom="0.212cm" loext:contextual-spacing="false" fo:line-height="100%" fo:text-indent="-0.635cm" style:auto-text-indent="false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29T12:18:35.429574320</dc:date>
    <meta:editing-duration>PT3M48S</meta:editing-duration>
    <meta:editing-cycles>3</meta:editing-cycles>
    <meta:document-statistic meta:table-count="0" meta:image-count="0" meta:object-count="0" meta:page-count="59" meta:paragraph-count="1482" meta:word-count="7465" meta:character-count="78728" meta:non-whitespace-character-count="65319"/>
  </office:meta>
</office:document-meta>
</file>